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7826in" table:align="right" style:writing-mode="lr-tb"/>
    </style:style>
    <style:style style:name="Table1.A" style:family="table-column">
      <style:table-column-properties style:column-width="1.875in"/>
    </style:style>
    <style:style style:name="Table1.B" style:family="table-column">
      <style:table-column-properties style:column-width="3.9076in"/>
    </style:style>
    <style:style style:name="Table1.1" style:family="table-row">
      <style:table-row-properties style:keep-together="false"/>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07in solid #000000" style:writing-mode="lr-tb"/>
    </style:style>
    <style:style style:name="Table1.B1" style:family="table-cell">
      <style:table-cell-properties style:vertical-align="top" style:border-line-width-top="0.0007in 0.0139in 0.0007in" fo:padding-left="0.075in" fo:padding-right="0.075in" fo:padding-top="0in" fo:padding-bottom="0in" fo:border-left="0.0007in solid #000000" fo:border-right="0.0007in solid #000000" fo:border-top="0.0153in double #000000" fo:border-bottom="0.0007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5.7826in" table:align="right" style:writing-mode="lr-tb"/>
    </style:style>
    <style:style style:name="Table2.A" style:family="table-column">
      <style:table-column-properties style:column-width="1.875in"/>
    </style:style>
    <style:style style:name="Table2.B" style:family="table-column">
      <style:table-column-properties style:column-width="3.9076in"/>
    </style:style>
    <style:style style:name="Table2.1" style:family="table-row">
      <style:table-row-properties style:keep-together="false"/>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07in solid #000000" style:writing-mode="lr-tb"/>
    </style:style>
    <style:style style:name="Table2.B1" style:family="table-cell">
      <style:table-cell-properties style:vertical-align="top" style:border-line-width-top="0.0007in 0.0139in 0.0007in" fo:padding-left="0.075in" fo:padding-right="0.075in" fo:padding-top="0in" fo:padding-bottom="0in" fo:border-left="0.0007in solid #000000" fo:border-right="0.0007in solid #000000" fo:border-top="0.0153in double #000000" fo:border-bottom="0.0007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none" fo:border-bottom="0.0007in solid #000000" style:writing-mode="lr-tb"/>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5.7826in" table:align="right" style:writing-mode="lr-tb"/>
    </style:style>
    <style:style style:name="Table3.A" style:family="table-column">
      <style:table-column-properties style:column-width="1.875in"/>
    </style:style>
    <style:style style:name="Table3.B" style:family="table-column">
      <style:table-column-properties style:column-width="0.834in"/>
    </style:style>
    <style:style style:name="Table3.C" style:family="table-column">
      <style:table-column-properties style:column-width="0.8438in"/>
    </style:style>
    <style:style style:name="Table3.D" style:family="table-column">
      <style:table-column-properties style:column-width="2.2299in"/>
    </style:style>
    <style:style style:name="Table3.1" style:family="table-row">
      <style:table-row-properties style:keep-together="false"/>
    </style:style>
    <style:style style:name="Table3.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07in solid #000000" style:writing-mode="lr-tb"/>
    </style:style>
    <style:style style:name="Table3.B1" style:family="table-cell">
      <style:table-cell-properties style:vertical-align="top" style:border-line-width-top="0.0007in 0.0139in 0.0007in" fo:padding-left="0.075in" fo:padding-right="0.075in" fo:padding-top="0in" fo:padding-bottom="0in" fo:border-left="0.0007in solid #000000" fo:border-right="none" fo:border-top="0.0153in double #000000" fo:border-bottom="0.0007in solid #000000" style:writing-mode="lr-tb"/>
    </style:style>
    <style:style style:name="Table3.D1" style:family="table-cell">
      <style:table-cell-properties style:vertical-align="top" style:border-line-width-top="0.0007in 0.0139in 0.0007in" fo:padding-left="0.075in" fo:padding-right="0.075in" fo:padding-top="0in" fo:padding-bottom="0in" fo:border-left="0.0007in solid #000000" fo:border-right="0.0007in solid #000000" fo:border-top="0.0153in double #000000" fo:border-bottom="0.0007in solid #000000" style:writing-mode="lr-tb"/>
    </style:style>
    <style:style style:name="Table3.A2" style:family="table-cell">
      <style:table-cell-properties style:vertical-align="top" style:border-line-width-left="0.0007in 0.0139in 0.0007in" fo:padding-left="0.075in" fo:padding-right="0.075in" fo:padding-top="0in" fo:padding-bottom="0in" fo:border-left="0.0153in double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HA" style:master-page-name="Standard"/>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NoteH">
      <style:paragraph-properties fo:line-height="200%"/>
    </style:style>
    <style:style style:name="P5" style:family="paragraph" style:parent-style-name="NOX">
      <style:paragraph-properties fo:line-height="200%"/>
    </style:style>
    <style:style style:name="P6" style:family="paragraph" style:parent-style-name="HC">
      <style:paragraph-properties fo:line-height="200%"/>
    </style:style>
    <style:style style:name="P7" style:family="paragraph" style:parent-style-name="PD">
      <style:paragraph-properties fo:line-height="200%"/>
    </style:style>
    <style:style style:name="P8" style:family="paragraph" style:parent-style-name="FN">
      <style:paragraph-properties fo:line-height="200%"/>
    </style:style>
    <style:style style:name="P9" style:family="paragraph" style:parent-style-name="FC">
      <style:paragraph-properties fo:line-height="200%"/>
    </style:style>
    <style:style style:name="P10" style:family="paragraph" style:parent-style-name="BL1">
      <style:paragraph-properties fo:line-height="200%"/>
    </style:style>
    <style:style style:name="P11" style:family="paragraph" style:parent-style-name="BL">
      <style:paragraph-properties fo:line-height="200%"/>
    </style:style>
    <style:style style:name="P12" style:family="paragraph" style:parent-style-name="BX">
      <style:paragraph-properties fo:line-height="200%"/>
    </style:style>
    <style:style style:name="P13" style:family="paragraph" style:parent-style-name="HD">
      <style:paragraph-properties fo:line-height="200%"/>
    </style:style>
    <style:style style:name="P14" style:family="paragraph" style:parent-style-name="HE">
      <style:paragraph-properties fo:line-height="200%"/>
    </style:style>
    <style:style style:name="P15" style:family="paragraph" style:parent-style-name="NO">
      <style:paragraph-properties fo:line-height="200%"/>
    </style:style>
    <style:style style:name="P16" style:family="paragraph" style:parent-style-name="BB">
      <style:paragraph-properties fo:line-height="200%"/>
    </style:style>
    <style:style style:name="P17" style:family="paragraph" style:parent-style-name="BB">
      <style:paragraph-properties fo:line-height="200%"/>
      <style:text-properties fo:language="fr" fo:country="CH"/>
    </style:style>
    <style:style style:name="P18" style:family="paragraph" style:parent-style-name="TN">
      <style:paragraph-properties fo:line-height="200%"/>
    </style:style>
    <style:style style:name="P19" style:family="paragraph" style:parent-style-name="TH">
      <style:paragraph-properties fo:line-height="200%"/>
    </style:style>
    <style:style style:name="P20" style:family="paragraph" style:parent-style-name="TCH">
      <style:paragraph-properties fo:line-height="200%" style:snap-to-layout-grid="false"/>
    </style:style>
    <style:style style:name="P21" style:family="paragraph" style:parent-style-name="TB1">
      <style:paragraph-properties fo:line-height="200%" style:snap-to-layout-grid="false"/>
    </style:style>
    <style:style style:name="P22" style:family="paragraph" style:parent-style-name="TB">
      <style:paragraph-properties fo:line-height="200%" style:snap-to-layout-grid="false"/>
    </style:style>
    <style:style style:name="P23" style:family="paragraph" style:parent-style-name="TBX">
      <style:paragraph-properties fo:line-height="200%" style:snap-to-layout-grid="false"/>
    </style:style>
    <style:style style:name="P24" style:family="paragraph" style:parent-style-name="Body">
      <style:paragraph-properties fo:margin-left="0in" fo:margin-right="0in" fo:line-height="200%" fo:text-indent="0in" style:auto-text-indent="false"/>
    </style:style>
    <style:style style:name="P25" style:family="paragraph" style:parent-style-name="TCH">
      <style:paragraph-properties fo:line-height="200%" style:snap-to-layout-grid="false"/>
      <style:text-properties fo:language="fr" fo:country="CH"/>
    </style:style>
    <style:style style:name="P26" style:family="paragraph" style:parent-style-name="TB">
      <style:paragraph-properties fo:line-height="200%" style:snap-to-layout-grid="false"/>
      <style:text-properties fo:language="pt" fo:country="PT"/>
    </style:style>
    <style:style style:name="P27" style:family="paragraph" style:parent-style-name="TB">
      <style:paragraph-properties fo:line-height="200%" style:snap-to-layout-grid="false"/>
      <style:text-properties fo:language="es" fo:country="ES"/>
    </style:style>
    <style:style style:name="P28" style:family="paragraph" style:parent-style-name="TBFN">
      <style:paragraph-properties fo:line-height="200%"/>
    </style:style>
    <style:style style:name="P29" style:family="paragraph" style:parent-style-name="TIH">
      <style:paragraph-properties fo:line-height="200%"/>
    </style:style>
    <style:style style:name="P30" style:family="paragraph" style:parent-style-name="TIX">
      <style:paragraph-properties fo:line-height="200%"/>
    </style:style>
    <style:style style:name="P31" style:family="paragraph" style:parent-style-name="BL">
      <style:paragraph-properties fo:line-height="200%">
        <style:tab-stops/>
      </style:paragraph-properties>
    </style:style>
    <style:style style:name="P32" style:family="paragraph" style:parent-style-name="Body">
      <style:paragraph-properties fo:line-height="200%">
        <style:tab-stops>
          <style:tab-stop style:position="3.4791in"/>
        </style:tab-stops>
      </style:paragraph-properties>
    </style:style>
    <style:style style:name="P33" style:family="paragraph" style:parent-style-name="C1">
      <style:paragraph-properties fo:line-height="200%">
        <style:tab-stops>
          <style:tab-stop style:position="3.4791in"/>
        </style:tab-stops>
      </style:paragraph-properties>
    </style:style>
    <style:style style:name="P34" style:family="paragraph" style:parent-style-name="C1">
      <style:paragraph-properties fo:line-height="200%"/>
    </style:style>
    <style:style style:name="T1" style:family="text" style:parent-style-name="Comment_20_Reference">
      <style:text-properties fo:color="#000000" fo:font-style="italic" style:font-style-asian="italic"/>
    </style:style>
    <style:style style:name="T2" style:family="text" style:parent-style-name="Comment_20_Reference">
      <style:text-properties fo:color="#000000" fo:font-weight="bold" style:font-weight-asian="bold"/>
    </style:style>
    <style:style style:name="T3" style:family="text">
      <style:text-properties fo:font-style="italic" style:font-style-asian="italic" style:font-style-complex="italic"/>
    </style:style>
    <style:style style:name="T4" style:family="text" style:parent-style-name="Comment_20_Reference">
      <style:text-properties fo:color="#000000"/>
    </style:style>
    <style:style style:name="T5" style:family="text" style:parent-style-name="Comment_20_Reference">
      <style:text-properties fo:color="#000000" style:font-name="Arial"/>
    </style:style>
    <style:style style:name="T6" style:family="text">
      <style:text-properties fo:language="fr" fo:country="CH"/>
    </style:style>
    <style:style style:name="T7" style:family="text" style:parent-style-name="Comment_20_Reference">
      <style:text-properties fo:color="#000000" style:font-name="Arial" fo:font-weight="bold" style:font-weight-asian="bold"/>
    </style:style>
    <style:style style:name="T8" style:family="text" style:parent-style-name="Comment_20_Reference">
      <style:text-properties fo:color="#000000" style:font-name="Arial" fo:font-style="italic" style:font-style-asian="italic"/>
    </style:style>
    <style:style style:name="T9" style:family="text">
      <style:text-properties fo:font-weight="bold" style:font-weight-asian="bold"/>
    </style:style>
    <style:style style:name="T10" style:family="text">
      <style:text-properties style:font-style-complex="italic"/>
    </style:style>
    <style:style style:name="T11" style:family="text">
      <style:text-properties fo:font-weight="bold" style:font-weight-asian="bold" style:font-style-complex="italic"/>
    </style:style>
    <style:style style:name="T12" style:family="text">
      <style:text-properties fo:color="#000000" fo:font-size="12pt" style:font-size-asian="12pt" style:font-size-complex="12pt" style:font-style-complex="italic"/>
    </style:style>
    <style:style style:name="T13" style:family="text">
      <style:text-properties fo:color="#000000" fo:font-size="12pt" fo:font-weight="bold" style:font-size-asian="12pt" style:font-weight-asian="bold" style:font-size-complex="12pt" style:font-style-complex="italic"/>
    </style:style>
    <style:style style:name="T14" style:family="text" style:parent-style-name="CD1">
      <style:text-properties style:font-name="Times New Roman" fo:font-size="11pt" style:font-size-asian="11pt"/>
    </style:style>
    <style:style style:name="T15" style:family="text">
      <style:text-properties fo:font-weight="bold" style:font-weight-asian="bold" style:font-size-complex="12pt"/>
    </style:style>
    <style:style style:name="T16" style:family="text">
      <style:text-properties fo:color="#000000" fo:font-size="12pt" style:font-size-asian="12pt" style:font-size-complex="12pt"/>
    </style:style>
    <style:style style:name="T17" style:family="text">
      <style:text-properties fo:color="#000000" style:font-size-complex="11pt" style:font-style-complex="italic"/>
    </style:style>
    <style:style style:name="T18" style:family="text">
      <style:text-properties fo:color="#000000" fo:font-weight="bold" style:font-weight-asian="bold" style:font-size-complex="11pt" style:font-style-complex="italic"/>
    </style:style>
    <style:style style:name="T19" style:family="text">
      <style:text-properties style:font-size-complex="11pt"/>
    </style:style>
    <style:style style:name="T20" style:family="text" style:parent-style-name="Comment_20_Reference">
      <style:text-properties fo:color="#000000" fo:font-size="11pt" style:font-size-asian="11pt" style:font-size-complex="11pt"/>
    </style:style>
    <style:style style:name="T21" style:family="text">
      <style:text-properties fo:language="fi" fo:country="FI"/>
    </style:style>
    <style:style style:name="T22" style:family="text">
      <style:text-properties fo:language="fr" fo:country="CH" fo:font-weight="bold" style:font-weight-asian="bold"/>
    </style:style>
    <style:style style:name="T23" style:family="text">
      <style:text-properties fo:language="nl" fo:country="NL"/>
    </style:style>
    <style:style style:name="T24" style:family="text">
      <style:text-properties fo:font-style="italic" style:font-style-asian="italic"/>
    </style:style>
    <style:style style:name="T25" style:family="text">
      <style:text-properties fo:language="de" fo:country="DE"/>
    </style:style>
    <style:style style:name="T26" style:family="text" style:parent-style-name="Internet_20_link">
      <style:text-properties fo:language="es" fo:country="ES"/>
    </style:style>
    <style:style style:name="T27" style:family="text">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office:annotation><dc:creator>Nancy</dc:creator><dc:date>2006-11-02T00:00:00</dc:date><text:p>CN</text:p></office:annotation></text:span></text:p>
      <text:p text:style-name="HB">Using Ubuntu on the Desktop<text:span text:style-name="T1"><office:annotation><dc:creator>Nancy</dc:creator><dc:date>2006-11-02T00:00:00</dc:date><text:p>CT</text:p></office:annotation></text:span></text:p>
      <text:p text:style-name="P2">With Ubuntu installed and ready to rock, its time to get started using your new desktop. The stock install of Ubuntu provides a very complete and flexible system. Unlike other operating systems (OS), Microsoft Windows for example, Ubuntu includes everything you need to get started, such as an office suite, media tools, a Web browser, a graphics package, an e-mail client, and more. With the installation complete, you are up and running straight away. </text:p>
      <text:p text:style-name="P3">Using a computer is a rather individual process, and different people use their computers in different ways. To help promote this choice, Linux has the capability to use any one of a number of different graphical interfaces. This flexibility combined with the ballooning popularity of Linux and Open Source has resulted in literally hundreds of different graphical environments spring up, each covering these different types of users and ways of working.</text:p>
      <text:p text:style-name="P3">Despite this huge range of different environments available, there are two clear leaders in KDE and GNOME. Both environments provide a comprehensive and easy to use desktop, but they differ in how that desktop is used. The KDE system is more akin to Windows and aims for complete configurability of your desktop. The competing GNOME desktop shows inspiration from both Windows and Mac OS X and sets as a priority on simplicity and ease of use. Luckily, Ubuntu users are blessed with the choice of either desktop—the default desktop in stock Ubuntu is GNOME, and the Kubuntu distribution uses the KDE desktop. Kubuntu is covered in Chapter 7.</text:p>
      <text:p text:style-name="P3">In this chapter, you get started with GNOME and use it to do the normal and not-so-normal things you face every day with your computer. This includes opening and running applications, managing your files, adjusting the look and feel, using applications, managing your media, and more. Buckle up and get ready to take your shiny new desktop for a drive!</text:p>
      <text:p text:style-name="P4">The Ubuntu Desktop is GNOME<text:span text:style-name="T2"><office:annotation><dc:creator>Nancy</dc:creator><dc:date>2006-11-02T00:00:00</dc:date><text:p>TIH</text:p></office:annotation></text:span></text:p>
      <text:p text:style-name="P5">When reading about Ubuntu you often see the terms <text:span text:style-name="T3">Ubuntu desktop</text:span> and <text:span text:style-name="T3">GNOME</text:span> used interchangeably. Both of these terms refer to the same thing—the Ubuntu desktop uses GNOME itself. There is, however, the Xubuntu distribution, which takes the Ubuntu OS and replaces it for the lightweight Xfce environment. This is particularly useful for those of you who want to run Ubuntu on a lower performance computer.<text:span text:style-name="T4"><office:annotation><dc:creator>Nancy</dc:creator><dc:date>2006-11-02T00:00:00</dc:date><text:p>TI</text:p></office:annotation></text:span></text:p>
      <text:p text:style-name="P6">Taking Your Desktop for a Ride<text:span text:style-name="T1"><office:annotation><dc:creator>Nancy</dc:creator><dc:date>2006-11-02T00:00:00</dc:date><text:p>HA</text:p></office:annotation></text:span></text:p>
      <text:p text:style-name="P2">When you start your Ubuntu system, you are asked for a username and password to log in with. In the last chapter you specified a user account when installing the system, so use that to log in. First type in your username and press enter, then your password and press enter.</text:p>
      <text:p text:style-name="P4">Language? Sprache? Langue? Lingua?<text:span text:style-name="T2"><office:annotation><dc:creator>Nancy</dc:creator><dc:date>2006-11-02T00:00:00</dc:date><text:p>TIH</text:p></office:annotation></text:span></text:p>
      <text:p text:style-name="P5">Click the Options &gt; Select Language button to change the language of the desktop. If you click the button and the selection does not include your language, jump to the Ubuntu In Your Language section on page ### to add new language packs.<text:span text:style-name="T4"><office:annotation><dc:creator>Nancy</dc:creator><dc:date>2006-11-02T00:00:00</dc:date><text:p>TI</text:p></office:annotation></text:span></text:p>
      <text:p text:style-name="P2">After a few seconds you will see the Ubuntu desktop appear (See Figure 3-1<text:span text:style-name="T5"><office:annotation><dc:creator>Nancy</dc:creator><dc:date>2006-11-02T00:00:00</dc:date><text:p>Figure number verified.</text:p></office:annotation></text:span>).</text:p>
      <text:p text:style-name="P7"><text:span text:style-name="T6">***insert Figure 3-1 03fig01.tif</text:span><text:span text:style-name="T4"><office:annotation><dc:creator>Nancy</dc:creator><dc:date>2006-11-02T00:00:00</dc:date><text:p>AU/PE: Requires attention.</text:p></office:annotation></text:span></text:p>
      <text:p text:style-name="P8">Figure 3-1<text:span text:style-name="T7"><office:annotation><dc:creator>Nancy</dc:creator><dc:date>2006-11-02T00:00:00</dc:date><text:p>FN</text:p></office:annotation></text:span></text:p>
      <text:p text:style-name="P9">The Ubuntu desktop is simple, uncluttered and...brown.<text:span text:style-name="T8"><office:annotation><dc:creator>Nancy</dc:creator><dc:date>2006-11-02T00:00:00</dc:date><text:p>FC</text:p></office:annotation></text:span></text:p>
      <text:p text:style-name="P2">The desktop comprises three main areas:</text:p>
      <text:p text:style-name="P10"><text:s/><text:tab/>At <text:span text:style-name="T5"><office:annotation><dc:creator>Nancy</dc:creator><dc:date>2006-11-02T00:00:00</dc:date><text:p>BL</text:p></office:annotation></text:span>the top of the screen is the <text:span text:style-name="T3">panel</text:span>. This bar contains the desktop menu options and application shortcut icons on the left side as well as the notification area on the right side. You use this bar to load applications and to see the status of certain activities on your system. The panel is always visible when you use your desktop.</text:p>
      <text:p text:style-name="P11"><text:s/><text:tab/>The <text:span text:style-name="T5"><office:annotation><dc:creator>Nancy</dc:creator><dc:date>2006-11-02T00:00:00</dc:date><text:p>BL</text:p></office:annotation></text:span>large middle part of the screen is the <text:span text:style-name="T3">desktop</text:span>. This part of the screen is normally covered by the applications that you use, but you can also put icons and shortcuts on the desktop, too.</text:p>
      <text:p text:style-name="P12"><text:s/><text:tab/>The <text:span text:style-name="T5"><office:annotation><dc:creator>Nancy</dc:creator><dc:date>2006-11-02T00:00:00</dc:date><text:p>BL</text:p></office:annotation></text:span>bottom part of the screen is called the <text:span text:style-name="T3">taskbar</text:span>. This area displays a rectangle for each application open just like in Windows.</text:p>
      <text:p text:style-name="P3">You may have noticed that, unlike other OS, there are no icons on the desktop. The reason for this is that your icons typically get covered by applications, and, as such, you can’t get at them. If you need to start applications, you typically use the Applications menu or the shortcuts.</text:p>
      <text:p text:style-name="P4">Device icons<text:span text:style-name="T2"><office:annotation><dc:creator>Nancy</dc:creator><dc:date>2006-11-02T00:00:00</dc:date><text:p>TIH</text:p></office:annotation></text:span></text:p>
      <text:p text:style-name="P5">Although there are no applications on the desktop, when you plug in USB devices such as portable music players, key rings, or digital cameras a device icon will appear on the desktop.<text:span text:style-name="T4"><office:annotation><dc:creator>Nancy</dc:creator><dc:date>2006-11-02T00:00:00</dc:date><text:p>TI</text:p></office:annotation></text:span></text:p>
      <text:p text:style-name="P13">Starting Applications and Finding Things<text:span text:style-name="T2"><office:annotation><dc:creator>Nancy</dc:creator><dc:date>2006-11-02T00:00:00</dc:date><text:p>HB</text:p></office:annotation></text:span></text:p>
      <text:p text:style-name="P2">Starting applications is simple. Just click on the Applications menu on the left side of the panel. Inside this menu are a number of submenus for different types of applications. Hover your mouse over each category, and then click the application that you want to load. As an example, click on Applications &gt; Internet &gt; Firefox Web Browser. After a few seconds the browser will pop up.</text:p>
      <text:p text:style-name="P2">When applications are loaded, the brown window border has three buttons on the right-hand side:</text:p>
      <text:p text:style-name="P10"><text:s/><text:tab/><text:span text:style-name="T9">Left </text:span><text:span text:style-name="T7"><office:annotation><dc:creator>Nancy</dc:creator><dc:date>2006-11-02T00:00:00</dc:date><text:p>BL</text:p></office:annotation></text:span><text:span text:style-name="T9">button (thin white line):</text:span> This is used to minimize the application and put it in the taskbar.</text:p>
      <text:p text:style-name="P11"><text:s/><text:tab/><text:span text:style-name="T9">Middle </text:span><text:span text:style-name="T7"><office:annotation><dc:creator>Nancy</dc:creator><dc:date>2006-11-02T00:00:00</dc:date><text:p>BL</text:p></office:annotation></text:span><text:span text:style-name="T9">button (white square):</text:span> This maximizes the window to take up the full desktop area.</text:p>
      <text:p text:style-name="P12"><text:s/><text:tab/><text:span text:style-name="T9">Right </text:span><text:span text:style-name="T7"><office:annotation><dc:creator>Nancy</dc:creator><dc:date>2006-11-02T00:00:00</dc:date><text:p>BL</text:p></office:annotation></text:span><text:span text:style-name="T9">button (white cross):</text:span> This button closes the application.</text:p>
      <text:p text:style-name="P3">Every application has an entry in the taskbar at the bottom of the screen. You can click these entries to minimize or maximize the application and right-click it to see some other options.</text:p>
      <text:p text:style-name="P14">Changing Your Menu Layout<text:span text:style-name="T1"><office:annotation><dc:creator>Nancy</dc:creator><dc:date>2006-11-02T00:00:00</dc:date><text:p>HC</text:p></office:annotation></text:span></text:p>
      <text:p text:style-name="P2">Although the main Applications, Places, and System menus are logical by default, you may want to further customize them by moving entries into different submenus, not displaying certain items, and other tweaks. All of this is easily done with the built in menu editor.</text:p>
      <text:p text:style-name="P3">To edit the menus right-click on a menu, and select Edit Menus. The menu editor now appears, as seen in Figure 3-2<text:span text:style-name="T5"><office:annotation><dc:creator>Nancy</dc:creator><dc:date>2006-11-02T00:00:00</dc:date><text:p>Figure number verified.</text:p></office:annotation></text:span>.</text:p>
      <text:p text:style-name="P7"><text:span text:style-name="T6">***insert Figure 3-2 03fig02.tif</text:span><text:span text:style-name="T4"><office:annotation><dc:creator>Nancy</dc:creator><dc:date>2006-11-02T00:00:00</dc:date><text:p>AU/PE: Requires attention.</text:p></office:annotation></text:span></text:p>
      <text:p text:style-name="P8">Figure 3-2<text:span text:style-name="T7"><office:annotation><dc:creator>Nancy</dc:creator><dc:date>2006-11-02T00:00:00</dc:date><text:p>FN</text:p></office:annotation></text:span></text:p>
      <text:p text:style-name="P9">The menu editor lets you easily change the Ubuntu menus<text:span text:style-name="T8"><office:annotation><dc:creator>Nancy</dc:creator><dc:date>2006-11-02T00:00:00</dc:date><text:p>FC</text:p></office:annotation></text:span>.</text:p>
      <text:p text:style-name="P3">The menu editor is fairly intuitive. To adjust which items are shown, click on a submenu, and deselect<text:span text:style-name="T5"><office:annotation><dc:creator>Nancy</dc:creator><dc:date>2006-11-02T00:00:00</dc:date><text:p/></office:annotation></text:span> the items that you don’t want to display. To add a new item, select the submenu the item should appear in, and then select File &gt; New Entry. The box from Figure 3-3<text:span text:style-name="T5"><office:annotation><dc:creator>Nancy</dc:creator><dc:date>2006-11-02T00:00:00</dc:date><text:p>Figure number verified.</text:p></office:annotation></text:span> will appear.</text:p>
      <text:p text:style-name="P7"><text:span text:style-name="T6">***insert Figure 3-3 03fig03.tif</text:span><text:span text:style-name="T4"><office:annotation><dc:creator>Nancy</dc:creator><dc:date>2006-11-02T00:00:00</dc:date><text:p>AU/PE: Requires attention.</text:p></office:annotation></text:span></text:p>
      <text:p text:style-name="P8">Figure 3-3<text:span text:style-name="T7"><office:annotation><dc:creator>Nancy</dc:creator><dc:date>2006-11-02T00:00:00</dc:date><text:p>FN</text:p></office:annotation></text:span></text:p>
      <text:p text:style-name="P9">Feel free to add your own menu items<text:span text:style-name="T8"><office:annotation><dc:creator>Nancy</dc:creator><dc:date>2006-11-02T00:00:00</dc:date><text:p>FC</text:p></office:annotation></text:span>.</text:p>
      <text:p text:style-name="P3">In the Name box enter the name of the application you are adding. In the Comment box enter a brief description of the application, and then add the command to run the application in the Command box. You can also use the “Browse” button to select the application to run. Finally, click “No Icon,” and select an icon for the item. Click “OK” to finish adding it.</text:p>
      <text:p text:style-name="P13">Find Your Files and Folders<text:span text:style-name="T2"><office:annotation><dc:creator>Nancy</dc:creator><dc:date>2006-11-02T00:00:00</dc:date><text:p>HB</text:p></office:annotation></text:span></text:p>
      <text:p text:style-name="P2">When using your computer you often need to save and open files and folders, move them around, and perform other tasks. The Places menu contains a bunch of entries to access different parts of you computer and the network. These include:</text:p>
      <text:p text:style-name="P10"><text:span text:style-name="T10"><text:s/><text:tab/></text:span><text:span text:style-name="T11">Home </text:span><text:span text:style-name="T7"><office:annotation><dc:creator>Nancy</dc:creator><dc:date>2006-11-02T00:00:00</dc:date><text:p>BL</text:p></office:annotation></text:span><text:span text:style-name="T11">Folder</text:span><text:span text:style-name="T9">:</text:span> Your home folder is used to store the files and work for each user who is logged in. This is the most important folder on the system, and you can think of it as the equivalent of My Documents in Windows—virtually everything you save lives here. Each user has a separate home folder.</text:p>
      <text:p text:style-name="P11"><text:span text:style-name="T10"><text:s/><text:tab/></text:span><text:span text:style-name="T11">Desktop</text:span><text:span text:style-name="T7">:</text:span><text:span text:style-name="T5"> </text:span>The desktop folder is inside your home folder and contains files that visually appear on your desktop as icons. As such, if you drag a file onto your desktop, it will appear in the desktop folder and vice-versa.</text:p>
      <text:p text:style-name="P11"><text:span text:style-name="T12"><text:s/><text:tab/></text:span><text:span text:style-name="T13">Computer</text:span><text:span text:style-name="T7">:</text:span> Clicking this item displays the different drives attached to your computer as floppy drives, CD/DVD drives, and USB keys or sticks. This is the equivalent of the My Computer icon in Windows.</text:p>
      <text:p text:style-name="P11"><text:span text:style-name="T12"><text:s/><text:tab/></text:span><text:span text:style-name="T13">Network </text:span><text:span text:style-name="T7"><office:annotation><dc:creator>Nancy</dc:creator><dc:date>2006-11-02T00:00:00</dc:date><text:p>BL</text:p></office:annotation></text:span><text:span text:style-name="T13">Servers</text:span><text:span text:style-name="T9">:</text:span> This option accesses servers that are available on your local network. This is the equivalent of the Network Neighborhood in Windows.</text:p>
      <text:p text:style-name="P11"><text:span text:style-name="T14"><text:s/><text:tab/></text:span><text:span text:style-name="T15">Connect </text:span><text:span text:style-name="T7"><office:annotation><dc:creator>Nancy</dc:creator><dc:date>2006-11-02T00:00:00</dc:date><text:p>BL</text:p></office:annotation></text:span><text:span text:style-name="T15">to Server</text:span><text:span text:style-name="T9">:</text:span> Click this to run a wizard to create a connection to a network server. You can use this to add an icon to the desktop that, when clicked, provides a list of remote files in the desktop file manager. You can then treat this window like any other file manager window and drag files back and forth. This is really useful for copying files to other computers.</text:p>
      <text:p text:style-name="P11"><text:span text:style-name="T12"><text:s/><text:tab/></text:span><text:span text:style-name="T13">Search </text:span><text:span text:style-name="T7"><office:annotation><dc:creator>Nancy</dc:creator><dc:date>2006-11-02T00:00:00</dc:date><text:p>BL</text:p></office:annotation></text:span><text:span text:style-name="T13">for Files</text:span><text:span text:style-name="T9">:</text:span> Use this to search for files on your computer.</text:p>
      <text:p text:style-name="P12"><text:span text:style-name="T12"><text:s/><text:tab/></text:span><text:span text:style-name="T13">Recent </text:span><text:span text:style-name="T7"><office:annotation><dc:creator>Nancy</dc:creator><dc:date>2006-11-02T00:00:00</dc:date><text:p>BL</text:p></office:annotation></text:span><text:span text:style-name="T13">Documents</text:span><text:span text:style-name="T9">:</text:span> Click this submenu to display the most recently used documents.</text:p>
      <text:p text:style-name="P13"><text:span text:style-name="T16">Configure Your System</text:span><text:span text:style-name="T2"><office:annotation><dc:creator>Nancy</dc:creator><dc:date>2006-11-02T00:00:00</dc:date><text:p>HB</text:p></office:annotation></text:span></text:p>
      <text:p text:style-name="P2">The third and final menu, System, is used to configure the system and customize your desktop. Inside the menu are two submenus.</text:p>
      <text:p text:style-name="P10"><text:s/><text:tab/><text:span text:style-name="T11">Preferences</text:span><text:span text:style-name="T7"><office:annotation><dc:creator>Nancy</dc:creator><dc:date>2006-11-02T00:00:00</dc:date><text:p>BL</text:p></office:annotation></text:span><text:span text:style-name="T11">:</text:span><text:span text:style-name="T9"> </text:span>This<text:span text:style-name="T9"> </text:span>submenu contains items for customizing the look and feel of your desktop. Each of these settings only apply to the desktop of a user who is logged in. If you log in as another user, the settings change to that user’s preferences.</text:p>
      <text:p text:style-name="P12"><text:s/><text:tab/><text:span text:style-name="T11">Administration</text:span><text:span text:style-name="T7"><office:annotation><dc:creator>Nancy</dc:creator><dc:date>2006-11-02T00:00:00</dc:date><text:p>BL</text:p></office:annotation></text:span>: This submenu is used to configure systemwide settings such as networking, users, printing, and more. To use these menu items you need to know the system administrator password.</text:p>
      <text:p text:style-name="P4">Feel the Power<text:span text:style-name="T2"><office:annotation><dc:creator>Nancy</dc:creator><dc:date>2006-11-02T00:00:00</dc:date><text:p>TIH</text:p></office:annotation></text:span></text:p>
      <text:p text:style-name="P15">When you installed Ubuntu, you were asked for a username and password for the system. This password not only provides access to your normal user account but also accesses the all-powerful Administration features. As such, when you access the menu options and are asked for the password just enter your normal password, and you can use them.</text:p>
      <text:p text:style-name="P5">This feature only applies to the first user that you created on the system. If you add another account, the user cannot access the Administration options unless you explicitly give him or her access.</text:p>
      <text:p text:style-name="P13"><text:span text:style-name="T2"><office:annotation><dc:creator>Nancy</dc:creator><dc:date>2006-11-02T00:00:00</dc:date><text:p>TI</text:p></office:annotation></text:span>Shortcut Icons<text:span text:style-name="T2"><office:annotation><dc:creator>Nancy</dc:creator><dc:date>2006-11-02T00:00:00</dc:date><text:p>HB</text:p></office:annotation></text:span></text:p>
      <text:p text:style-name="P2">On the panel there are a number of shortcut icons next to the menus. These small icons are always visible and can be single-clicked to gain immediate access to your favorite applications. Ubuntu comes with some stock shortcuts on the panel, but you are welcome to add your own.</text:p>
      <text:p text:style-name="P3">Adding your own icon is as simple as finding the application you want to add in the menu and then dragging it to the panel. You can then right-click the new shortcut icon and select <text:span text:style-name="T10">Move</text:span> to move it to the right place.</text:p>
      <text:p text:style-name="P13">Applets<text:span text:style-name="T2"><office:annotation><dc:creator>Nancy</dc:creator><dc:date>2006-11-02T00:00:00</dc:date><text:p>HB</text:p></office:annotation></text:span></text:p>
      <text:p text:style-name="P2">One of the most useful features in Ubuntu is the ability to run small programs called applets on the panel. These small programs are useful for a variety of different tasks, and provide quick and easy access via the panel.</text:p>
      <text:p text:style-name="P2">To add an applet, right-click the panel and select Add to Panel. The window shown in Figure 3-4<text:span text:style-name="T5"><office:annotation><dc:creator>Nancy</dc:creator><dc:date>2006-11-02T00:00:00</dc:date><text:p>Figure number verified.</text:p></office:annotation></text:span> pops up.</text:p>
      <text:p text:style-name="P7"><text:span text:style-name="T6">***insert Figure 3-4 03fig04.tif</text:span><text:span text:style-name="T4"><office:annotation><dc:creator>Nancy</dc:creator><dc:date>2006-11-02T00:00:00</dc:date><text:p>AU/PE: Requires attention.</text:p></office:annotation></text:span></text:p>
      <text:p text:style-name="P8">Figure 3-4<text:span text:style-name="T7"><office:annotation><dc:creator>Nancy</dc:creator><dc:date>2006-11-02T00:00:00</dc:date><text:p>FN</text:p></office:annotation></text:span></text:p>
      <text:p text:style-name="P9">Ubuntu comes bundled with a selection of applets.<text:span text:style-name="T8"><office:annotation><dc:creator>Nancy</dc:creator><dc:date>2006-11-02T00:00:00</dc:date><text:p>FC</text:p></office:annotation></text:span></text:p>
      <text:p text:style-name="P2">Select one of the many applets, and click Add. When the applet appears on the panel, you can press the middle mouse button (or the left and right buttons together) to move it around.</text:p>
      <text:p text:style-name="P13">The Notification Area<text:span text:style-name="T2"><office:annotation><dc:creator>Nancy</dc:creator><dc:date>2006-11-02T00:00:00</dc:date><text:p>AU/PE: Requires attention.</text:p></office:annotation></text:span></text:p>
      <text:p text:style-name="P2">In the top right-hand part of the panel is the notification area and the clock. The notification area is similar to the Windows system tray in that it provides a series of small icons that indicate something specific. A good example of this is the battery monitor. This small icon displays how much power your laptop has left, and when you hover the mouse over it you can see how much time is left before your computer gives up the ghost.</text:p>
      <text:p text:style-name="P3">You can fiddle with the notification area items by right-clicking them to view a context menu. Some icons (such as the volume control) allow you to left-click on them to view them. Try clicking the little speaker icon and adjusting the slider.</text:p>
      <text:p text:style-name="P4">Quick Tip<text:span text:style-name="T2"><office:annotation><dc:creator>Nancy</dc:creator><dc:date>2006-11-02T00:00:00</dc:date><text:p>TIH</text:p></office:annotation></text:span></text:p>
      <text:p text:style-name="P15">Right-click the volume icon, and select Open Volume Control to access the mixer settings for your sound card. These settings configure the speakers, microphone, line-in, and any other sound card input or outputs.<text:span text:style-name="T4"><office:annotation><dc:creator>Nancy</dc:creator><dc:date>2006-11-02T00:00:00</dc:date><text:p>TI</text:p></office:annotation></text:span></text:p>
      <text:p text:style-name="P13">The Clock<text:span text:style-name="T2"><office:annotation><dc:creator>Nancy</dc:creator><dc:date>2006-11-02T00:00:00</dc:date><text:p>HB</text:p></office:annotation></text:span></text:p>
      <text:p text:style-name="P2">Next to the notification area is the clock. Click on the clock to view a calendar. Later, when you use Evolution, items that are added to your calendar appear in the clock applet too. Instead of opening up Evolution to find out when your dreaded dentist appointment is, just click on the clock to see it straight away.</text:p>
      <text:p text:style-name="P4">Quick Tip<text:span text:style-name="T2"><office:annotation><dc:creator>Nancy</dc:creator><dc:date>2006-11-02T00:00:00</dc:date><text:p>TIH</text:p></office:annotation></text:span></text:p>
      <text:p text:style-name="P5">Customize your click by right-clicking it and selecting Preferences.<text:span text:style-name="T4"><office:annotation><dc:creator>Nancy</dc:creator><dc:date>2006-11-02T00:00:00</dc:date><text:p>TI</text:p></office:annotation></text:span></text:p>
      <text:p text:style-name="P13">The Taskbar<text:span text:style-name="T2"><office:annotation><dc:creator>Nancy</dc:creator><dc:date>2006-11-02T00:00:00</dc:date><text:p>HB</text:p></office:annotation></text:span></text:p>
      <text:p text:style-name="P2">The taskbar sits at the bottom of the screen. This small bar is always visible and indicates which applications are currently open. In addition to this, the taskbar also sneaks in a few other handy little features.</text:p>
      <text:p text:style-name="P3">To the far left of the taskbar is the Hide/Show Desktop button. Clicking this button hides all of your open applications and shows the desktop. Clicking it again redisplays them. This button is useful when you need to quickly access something on your desktop.</text:p>
      <text:p text:style-name="P3">Next to this button is the applications area, which shows each of the currently open applications. For each application, an entry is added, and you can right-click it to view a context menu. This menu is used to minimize, maximize, resize, close, and do other things to the application.</text:p>
      <text:p text:style-name="P4">Quick Tip<text:span text:style-name="T2"><office:annotation><dc:creator>Nancy</dc:creator><dc:date>2006-11-02T00:00:00</dc:date><text:p>TIH</text:p></office:annotation></text:span></text:p>
      <text:p text:style-name="P15">You can switch between multiple applications in Ubuntu just like in Windows by pressing Alt-Tab. When you press this key combination, a small window appears that can be used to switch between active applications. </text:p>
      <text:p text:style-name="P3">To the right of the applications area are four small rectangles called the workspaces. Each of these rectangles represents another screen in which you can view an application. As an example, you may use your Web browser and e-mail client on the first desktop, talk to your friends on IRC and instant messenger on the second desktop, listen to your music in your audio player on the third desktop, and make notes in a text editor on the fourth one. You can then just click each virtual desktop to switch to it to access your different applications. Another useful tip is when moving applications between virtual desktops—if you have an application on the first desktop, just right-click the brown window or the taskbar entry, select <text:span text:style-name="T10">Move to Another Workspace,</text:span> and pick the relevant workspace number. The menu also has <text:span text:style-name="T10">Move to Workspace Left</text:span> and <text:span text:style-name="T10">Move to Workspace Right</text:span> options, too. This makes moving applications between your workspaces quite simple.</text:p>
      <text:p text:style-name="P3">To the right of the workspaces is the <text:span text:style-name="T10">wastebasket</text:span>. Files that are dragged onto this icon are destined to be deleted. To fully delete these files, right-click the wastebasket and select <text:span text:style-name="T10">Empty the Wastebasket</text:span>.</text:p>
      <text:p text:style-name="P4">Usability and the Ubuntu Desktop<text:span text:style-name="T2"><office:annotation><dc:creator>Nancy</dc:creator><dc:date>2006-11-02T00:00:00</dc:date><text:p>TI</text:p></office:annotation></text:span></text:p>
      <text:p text:style-name="P15">Throughout the development of the Ubuntu desktop, great care and attention has gone into usability. As an example, the four corners of the screen are established as areas that are simple to access—you don’t need to carefully mouse over the area and can instead just throw your mouse to the corner. This is why each corner has an important feature. It makes accessing each feature that little bit easier.</text:p>
      <text:p text:style-name="P5">Ubuntu is filled with tiny usability improvements such as this that help make it as intuitive as possible.</text:p>
      <text:p text:style-name="P13"><text:span text:style-name="T2"><office:annotation><dc:creator>Nancy</dc:creator><dc:date>2006-11-02T00:00:00</dc:date><text:p>MN</text:p></office:annotation></text:span>Shutting Your Computer Down and Logging Out<text:span text:style-name="T2"><office:annotation><dc:creator>Nancy</dc:creator><dc:date>2006-11-02T00:00:00</dc:date><text:p>HB</text:p></office:annotation></text:span></text:p>
      <text:p text:style-name="P3">To lock your screen shut your computer down, log out, hibernate or suspend, and then click System &gt; Log Out. You then will see the dialog box displayed Figure 3-5<text:span text:style-name="T5"><office:annotation><dc:creator>Nancy</dc:creator><dc:date>2006-11-02T00:00:00</dc:date><text:p>Figure number verified.</text:p></office:annotation></text:span>.</text:p>
      <text:p text:style-name="P7"><text:span text:style-name="T6">***insert Figure 3-5 03fig05.tif</text:span><text:span text:style-name="T4"><office:annotation><dc:creator>Nancy</dc:creator><dc:date>2006-11-02T00:00:00</dc:date><text:p>AU/PE: Requires attention.</text:p></office:annotation></text:span></text:p>
      <text:p text:style-name="P8">Figure 3-5<text:span text:style-name="T7"><office:annotation><dc:creator>Nancy</dc:creator><dc:date>2006-11-02T00:00:00</dc:date><text:p>FN</text:p></office:annotation></text:span></text:p>
      <text:p text:style-name="P9">Who knew that logging out had so many possibilities?<text:span text:style-name="T8"><office:annotation><dc:creator>Nancy</dc:creator><dc:date>2006-11-02T00:00:00</dc:date><text:p>FC</text:p></office:annotation></text:span></text:p>
      <text:p text:style-name="P3">There are a number of options here available upon log out.</text:p>
      <text:p text:style-name="P11"><text:span text:style-name="T12"><text:s/><text:tab/></text:span><text:span text:style-name="T13">Log </text:span><text:span text:style-name="T7"><office:annotation><dc:creator>Nancy</dc:creator><dc:date>2006-11-02T00:00:00</dc:date><text:p>BL</text:p></office:annotation></text:span><text:span text:style-name="T13">Out: </text:span><text:span text:style-name="T17">This</text:span><text:span text:style-name="T18"> </text:span><text:span text:style-name="T19">option lets you l</text:span>og out of the current session and go back to the main login screen.</text:p>
      <text:p text:style-name="P11"><text:span text:style-name="T12"><text:s/><text:tab/></text:span><text:span text:style-name="T13">Switch </text:span><text:span text:style-name="T7"><office:annotation><dc:creator>Nancy</dc:creator><dc:date>2006-11-02T00:00:00</dc:date><text:p>BL</text:p></office:annotation></text:span><text:span text:style-name="T13">User: </text:span>When you click this option, your user account remains logged in, but another user account can be used. When the second account logs out, Ubuntu reverts to the original one.</text:p>
      <text:p text:style-name="P11"><text:span text:style-name="T12"><text:s/><text:tab/></text:span><text:span text:style-name="T13">Lock </text:span><text:span text:style-name="T7"><office:annotation><dc:creator>Nancy</dc:creator><dc:date>2006-11-02T00:00:00</dc:date><text:p>BL</text:p></office:annotation></text:span><text:span text:style-name="T13">Screen: </text:span>This option locks the screen. This is useful when you need to use the bathroom or grab some lunch. It will lock the computer and ask for your password to reenable the desktop.</text:p>
      <text:p text:style-name="P11"><text:span text:style-name="T12"><text:s/><text:tab/></text:span><text:span text:style-name="T13">Sleep: </text:span><text:span text:style-name="T19">I</text:span><text:span text:style-name="T20">f your</text:span><text:span text:style-name="T7"> </text:span>computer supports suspend, click this icon to suspend the power. The next time your computer is turned on, the desktop will be resumed.</text:p>
      <text:p text:style-name="P11"><text:span text:style-name="T12"><text:s/><text:tab/></text:span><text:span text:style-name="T13">Hibernate:</text:span> When you click this option, the current state of the system is saved to the hard disk and can be switched off. This is like the <text:span text:style-name="T10">Sleep</text:span> option, but slow and works on all computers.</text:p>
      <text:p text:style-name="P11"><text:span text:style-name="T12"><text:s/><text:tab/></text:span><text:span text:style-name="T13">Restart: </text:span><text:span text:style-name="T7"><office:annotation><dc:creator>Nancy</dc:creator><dc:date>2006-11-02T00:00:00</dc:date><text:p>BL</text:p></office:annotation></text:span>Click this to restart the computer.</text:p>
      <text:p text:style-name="P11"><text:span text:style-name="T12"><text:s/><text:tab/></text:span><text:span text:style-name="T13">Shut </text:span><text:span text:style-name="T7"><office:annotation><dc:creator>Nancy</dc:creator><dc:date>2006-11-02T00:00:00</dc:date><text:p>BL</text:p></office:annotation></text:span><text:span text:style-name="T13">Down: </text:span>Click this to shut down your computer.</text:p>
      <text:p text:style-name="P11"/>
      <text:p text:style-name="P6">Using Your Applications<text:span text:style-name="T1"><office:annotation><dc:creator>Nancy</dc:creator><dc:date>2006-11-02T00:00:00</dc:date><text:p>HA</text:p></office:annotation></text:span></text:p>
      <text:p text:style-name="P2">Now that you have gotten used to the desktop, let’s explore some of the many applications included on your new system. By default, Ubuntu comes with a wide range of popular and established applications to listen to music, watch videos, create documents, browse the Web, manage your appointments, read your e-mail, create images and much more. These applications have been vetted by the developers to ensure they are the best of breed Linux applications available.</text:p>
      <text:p text:style-name="P3">Although Ubuntu includes a range of different software applications, it is likely you will want to install extra applications and explore other software that is available. Fortunately, the Ubuntu system is built on a powerful foundation which makes software installation as simple as pointing and clicking. Click Applications &gt; Add Applications and a dialog box appears that you can use to install new applications. Just browse through the different categories and tick the applications to install. Click the Apply button and the application is downloaded and installed for you.</text:p>
      <text:p text:style-name="P3">This tool provides a simple way of accessing a limited core set of popular applications, but there are actually more than 16000 packages available to your Ubuntu system. Software installation is discussed in detail in Chapter 4.</text:p>
      <text:p text:style-name="P4">Another way of Running Applications<text:span text:style-name="T2"><office:annotation><dc:creator>Nancy</dc:creator><dc:date>2006-11-02T00:00:00</dc:date><text:p>TIH</text:p></office:annotation></text:span></text:p>
      <text:p text:style-name="P5">Although you will most typically start your applications by selecting them from the Applications menu, you can also press Alt-F2 to bring up a box to type in the name of an application and run it.<text:span text:style-name="T4"><office:annotation><dc:creator>Nancy</dc:creator><dc:date>2006-11-02T00:00:00</dc:date><text:p>TI</text:p></office:annotation></text:span></text:p>
      <text:p text:style-name="P13">Browsing the Web with Firefox<text:span text:style-name="T2"><office:annotation><dc:creator>Nancy</dc:creator><dc:date>2006-11-02T00:00:00</dc:date><text:p>HB</text:p></office:annotation></text:span></text:p>
      <text:p text:style-name="P2">Firefox is the default Ubuntu Web browser and provides you will a simple, safe and powerful browsing experience. Firefox has become one of the most successful Open Source projects in the world and continues to garner huge popularity. With more than 150 million downloads, and rapidly increasing browser share, Firefox has been an unparalleled success. It really is that cool.</text:p>
      <text:p text:style-name="P3">Fire up Firefox by clicking the blue earth shortcut icon on the panel or by selecting Applications &gt; Internet &gt; Firefox Web Browser. After a few seconds you are presented with the main Firefox window (See Figure 3-6<text:span text:style-name="T5"><office:annotation><dc:creator>Nancy</dc:creator><dc:date>2006-11-02T00:00:00</dc:date><text:p>Figure number verified.</text:p></office:annotation></text:span>).</text:p>
      <text:p text:style-name="P7"><text:span text:style-name="T6">***insert Figure 3-6 03fig06.tif</text:span><text:span text:style-name="T4"><office:annotation><dc:creator>Nancy</dc:creator><dc:date>2006-11-02T00:00:00</dc:date><text:p>AU/PE: Requires attention.</text:p></office:annotation></text:span></text:p>
      <text:p text:style-name="P8">Figure 3-6<text:span text:style-name="T7"><office:annotation><dc:creator>Nancy</dc:creator><dc:date>2006-11-02T00:00:00</dc:date><text:p>FN</text:p></office:annotation></text:span></text:p>
      <text:p text:style-name="P9">The Firefox interface is sleek but extensible<text:span text:style-name="T8"><office:annotation><dc:creator>Nancy</dc:creator><dc:date>2006-11-02T00:00:00</dc:date><text:p>FC</text:p></office:annotation></text:span>.</text:p>
      <text:p text:style-name="P2">The Firefox window looks similar to most Web browsers and includes the staple back, forward, reload, and stop buttons, an address bar, and some menus. These familiar looking elements help with moving to Firefox, and if you have used Internet Explorer, Opera, Netscape, or Safari before, you are sure to pick it up in no time.</text:p>
      <text:p text:style-name="P3">Navigating your way around the Internet is no different in Firefox than any other browser—just type the Web address into the address bar, and hit Enter. Firefox also has a few nice features that make it easy accessing your favorite sites. As an example, if you want to visit the Ubuntu Web site, you can just enter <text:a xlink:type="simple" xlink:href="http://www.ubuntu.com/"><text:span text:style-name="Internet_20_link">www.ubuntu.com</text:span></text:a> (leaving off all that http:// nonsense). Alternatively, you can just type in “Ubuntu,” and Firefox will go off to Google, enter “Ubuntu” as the search term and take you to the first result in the search. This feature is incredibly handy for popular sites that are likely to be at the top of the search results page.</text:p>
      <text:p text:style-name="P4">Quick Tip<text:span text:style-name="T2"><office:annotation><dc:creator>Nancy</dc:creator><dc:date>2006-11-02T00:00:00</dc:date><text:p>TIH</text:p></office:annotation></text:span></text:p>
      <text:p text:style-name="P15">The search box next to the address bar can be used to do a search on Google straight away. Just type in your search term, and press Enter. You can also choose other places to search (such as Amazon, eBay, etc.) by clicking the small icon and selecting a different option.</text:p>
      <text:p text:style-name="P15">This search box can be used to search just about anything. To add more search engines, click the small icon and then select Add Engines.</text:p>
      <text:p text:style-name="P14"><text:span text:style-name="T1"><office:annotation><dc:creator>Nancy</dc:creator><dc:date>2006-11-02T00:00:00</dc:date><text:p>TI</text:p></office:annotation></text:span>Tabbed Browsing<text:span text:style-name="T1"><office:annotation><dc:creator>Nancy</dc:creator><dc:date>2006-11-02T00:00:00</dc:date><text:p>HC</text:p></office:annotation></text:span></text:p>
      <text:p text:style-name="P2">If you are anything like any of the authors behind this book, you look at a number of different Web sites each time you use the Internet. It is not uncommon to have your Webmail open as well as eBay, some discussion forums, news sites, blogs, and more. Before long, your desktop is littered with browser windows, and your taskbar is full to the brim.</text:p>
      <text:p text:style-name="P3">Firefox has a nimble solution to this problem in the form of <text:span text:style-name="T3">tabbed browsing</text:span>. If you are looking at your friend’s Web site about raccoons and decide you want to check out your favorite sports player’s Web site, just click File &gt; New Tab or press Ctrl-T and—ta-da!—a new tab is unveiled in your browser window. You can now load another page inside this tab.</text:p>
      <text:p text:style-name="P3">The tabbed browsing fun doesn’t stop though—oh no! When you are reading the Web and you see a link that you are interested in viewing, right-click the link, and select <text:span text:style-name="T10">Open Link in New Tab</text:span>. The page will load in the new tab, and you can continue reading the article and view the link afterwards. </text:p>
      <text:p text:style-name="P14">Bookmarking Your Favorite Sites<text:span text:style-name="T1"><office:annotation><dc:creator>Nancy</dc:creator><dc:date>2006-11-02T00:00:00</dc:date><text:p>HC</text:p></office:annotation></text:span></text:p>
      <text:p text:style-name="P2">To bookmark the page you are viewing, click Bookmarks &gt; Bookmark This Page. In the dialog box that pops up, use the combo box to select the folder to store the bookmark in. If you want to create a new folder, click the small arrow button on the right side of the box, and the box will expand. To create a main folder, select the bookmarks folder, and click <text:span text:style-name="T10">New Folder.</text:span> You can also create subfolders by clicking an existing folder and again clicking <text:span text:style-name="T10">New Folder. </text:span>When you have finished selecting or creating a new folder, click <text:span text:style-name="T10">Add</text:span> to add the bookmark.</text:p>
      <text:p text:style-name="P14">Save Time with Live Bookmarks<text:span text:style-name="T1"><office:annotation><dc:creator>Nancy</dc:creator><dc:date>2006-11-02T00:00:00</dc:date><text:p>HC</text:p></office:annotation></text:span></text:p>
      <text:p text:style-name="P2">Firefox also includes a special feature called <text:span text:style-name="T3">live bookmarks</text:span> that automatically grabs content from a Web site without you needing to visit it. As an example, go to <text:a xlink:type="simple" xlink:href="http://fridge.ubuntu.com/"><text:span text:style-name="Internet_20_link">http://fridge.ubuntu.com/</text:span></text:a> (a popular Ubuntu news site), and you will see a small orange icon on the right side of the address bar. Click this orange square, and a dialog box pops up to select where to store your bookmark. Use the default option (the toolbar folder), and click <text:span text:style-name="T10">Add</text:span>. A new toolbar button is added, and when you click on it a list of the items from the Web site are displayed. Each time you start Firefox, it will quietly go away and update this list so that you don’t need to visit the site yourself.</text:p>
      <text:p text:style-name="P4">If You Liked the Fridge<text:span text:style-name="T2"><office:annotation><dc:creator>Nancy</dc:creator><dc:date>2006-11-02T00:00:00</dc:date><text:p>TIH</text:p></office:annotation></text:span></text:p>
      <text:p text:style-name="P5">You may also like Planet Ubuntu at <text:a xlink:type="simple" xlink:href="http://planet.ubuntu.com/"><text:span text:style-name="Internet_20_link">http://planet.ubuntu.com/</text:span></text:a>. This site collects together the personal Weblogs of a number of different Ubuntu developers. Planet Ubuntu gives a unique insight into what the developers are working on.<text:span text:style-name="T4"><office:annotation><dc:creator>Nancy</dc:creator><dc:date>2006-11-02T00:00:00</dc:date><text:p>TI</text:p></office:annotation></text:span></text:p>
      <text:p text:style-name="P14">Bolt It On, Make It Cool<text:span text:style-name="T1"><office:annotation><dc:creator>Nancy</dc:creator><dc:date>2006-11-02T00:00:00</dc:date><text:p>HC</text:p></office:annotation></text:span></text:p>
      <text:p text:style-name="P2">Although Firefox is already a powerful and flexible Web browser, it can be extended even further using special plug-in extensions. These extensions not only cover typical browsing needs such as the Macromedia Flash plug-in, it also covers other more specialized extras that extend the browser itself.</text:p>
      <text:p text:style-name="P3">To install normal Web plug-ins, just visit a site that requires the plug-in. A yellow bar will appear indicating that you are missing a plug-in. Click <text:span text:style-name="T10">Install Missing Plug-ins</text:span> button to grab the required plug-in. By default, Ubuntu does not come with the Macromedia Flash plug-in, so you will need to install this separately.</text:p>
      <text:p text:style-name="P3">To extend the browser itself with additional features, go to <text:a xlink:type="simple" xlink:href="https://addons.mozilla.org/"><text:span text:style-name="Internet_20_link">https://addons.mozilla.org/</text:span></text:a>, and browse for an extension that you are interested in. When you find something you would like to install, click the Install link. A dialog box will pop up asking you to confirm the installation. Click <text:span text:style-name="T10">Install Now</text:span>. Your new extension will now download and install automatically. Typically this requires a restart of Firefox, and then your extension is available.</text:p>
      <text:p text:style-name="P4">Be Careful Where You Download<text:span text:style-name="T2"><office:annotation><dc:creator>Nancy</dc:creator><dc:date>2006-11-02T00:00:00</dc:date><text:p>TIH</text:p></office:annotation></text:span></text:p>
      <text:p text:style-name="P5">When browsing for extensions, it is recommended you only download extensions from <text:a xlink:type="simple" xlink:href="http://addons.mozilla.org/"><text:span text:style-name="Internet_20_link">http://addons.mozilla.org</text:span></text:a>. If you do need to install an extension from another site, make sure it is a site you trust. Otherwise the extension may contain unsafe software, viruses, or spyware.<text:span text:style-name="T4"><office:annotation><dc:creator>Nancy</dc:creator><dc:date>2006-11-02T00:00:00</dc:date><text:p>TI</text:p></office:annotation></text:span></text:p>
      <text:p text:style-name="P13">Creating Documents with OpenOffice.org<text:span text:style-name="T2"><office:annotation><dc:creator>Nancy</dc:creator><dc:date>2006-11-02T00:00:00</dc:date><text:p>HB</text:p></office:annotation></text:span></text:p>
      <text:p text:style-name="P2">Included with Ubuntu is a full office suite called OpenOffice.org. This comprehensive collection of applications includes a word processor, spreadsheet, presentations, database, drawing editor, and math editor. The suite provides an extensive range of functionality, reads and writes Microsoft Office file formats, and can also export documents as Web pages, PDF files, and Macromedia Flash animations.</text:p>
      <text:p text:style-name="P3">Let’s give OpenOffice.org a whirl by creating a letter with it. Start OpenOffice.org Writer by selecting it from the Applications &gt; Office menu. When it has loaded you will be presented with the interface shown in Figure 3-7<text:span text:style-name="T5"><office:annotation><dc:creator>Nancy</dc:creator><dc:date>2006-11-02T00:00:00</dc:date><text:p>Figure number verified.</text:p></office:annotation></text:span>.</text:p>
      <text:p text:style-name="P7"><text:span text:style-name="T6">***insert Figure 3-7 03fig07.tif</text:span><text:span text:style-name="T4"><office:annotation><dc:creator>Nancy</dc:creator><dc:date>2006-11-02T00:00:00</dc:date><text:p>AU/PE: Requires attention.</text:p></office:annotation></text:span></text:p>
      <text:p text:style-name="P8">Figure 3-7<text:span text:style-name="T7"><office:annotation><dc:creator>Nancy</dc:creator><dc:date>2006-11-02T00:00:00</dc:date><text:p>FN</text:p></office:annotation></text:span></text:p>
      <text:p text:style-name="P9">OpenOffice.org looks similar to Microsoft Office and is therefore quite simple to migrate to.<text:span text:style-name="T8"><office:annotation><dc:creator>Nancy</dc:creator><dc:date>2006-11-02T00:00:00</dc:date><text:p>FC</text:p></office:annotation></text:span></text:p>
      <text:p text:style-name="P3">If you have used a word processor before, much of the common interface elements such as the font type and size, bold, italic, underline, and alignment buttons look and behave the same. The OpenOffice.org developers have designed the suite to be easy to migrate to if you have used something such as Microsoft Office before. After a few hours playing with OpenOffice.org you are sure to know how to do what you need.</text:p>
      <text:p text:style-name="P3">Start your letter by first choosing a nice font. In the font combo box you should see Nimbus Roman selected by default. Click the box and instead choose the lovely Bitstream Vera Sans font. Also change the font size by clicking the combo box to the right of the font box and select 10 as the size. With the cursor currently on the left side of the page, add your home address to the letter.</text:p>
      <text:p text:style-name="P3">Now press Enter to leave a blank line under the address and click the Align Right toolbar button (the icon looks like some lines aligned to the right). If you are unsure of what each button does, hover your mouse over it, and a tool tip pops up. Now add the address of the recipient.</text:p>
      <text:p text:style-name="P3">Press enter again to leave a blank line, and type the main body of the letter. Feel free to use the bold, italic and underline buttons to add emphasis to your words. You can also use other toolbar buttons to add items such as bullet points, numbered lists and change the color of the font. If you want to add features such as graphics, tables, special characters and frames, click the Insert menu and select the relevant item. Each item that is added to the page can be customized by right-clicking it and using the items in the context menu.</text:p>
      <text:p text:style-name="P3">With your letter complete you can now save it by selecting File &gt; Save, clicking the floppy disk toolbar icon or by pressing Ctrl-S. The default file format used by OpenOffice.org is the OpenDocument Format. This open standard file format is an official open standard and is used across the world. The file format is slightly different for the different types of application (.odt for word processor files, .ods for spreadsheets, etc.), but each format provides an open standard free from vendor lock-in. You can also save in a variety of other formats, including Microsoft Office. </text:p>
      <text:p text:style-name="P4">Vendor Lock-In?<text:span text:style-name="T2"><office:annotation><dc:creator>Nancy</dc:creator><dc:date>2006-11-02T00:00:00</dc:date><text:p>TIH</text:p></office:annotation></text:span></text:p>
      <text:p text:style-name="P15">In the proprietary software world, it is common for each application to have their own closed file format that only the vendor knows how to implement. When a person uses the software to create all their documents, the closed format means that only that specific tool can read and write the format. As long as you want to access your documents, you need that tool. This is known as vendor lock-in.</text:p>
      <text:p text:style-name="P5">To combat this problem, the OpenOffice.org suite (and the vast majority of other Open Source applications) uses an open file format that is publicly documented. This means that other applications can implement the OpenDocument file format, and you can be safe in the knowledge that your documents will always be available and you are not locked into any specific tool.<text:span text:style-name="T4"><office:annotation><dc:creator>Nancy</dc:creator><dc:date>2006-11-02T00:00:00</dc:date><text:p>TI</text:p></office:annotation></text:span></text:p>
      <text:p text:style-name="P3">Another useful feature wedged into OpenOffice.org is the capability to save your documents in the Adobe PDF format. PDF files have been increasingly used in the last few years and are useful for sending people documents that they should not change (such as invoices). PDF files provide a high quality copy of the document and are well supported across all OS. This makes PDFs ideal for creating catalogs, leaflets, and flyers. To save as a PDF file, click the PDF button on the main toolbar (next to the printer icon). Click the button, enter a file name and you are done. Simple.</text:p>
      <text:p text:style-name="P13">Managing Your E-mail and Calendars with Evolution<text:span text:style-name="T2"><office:annotation><dc:creator>Nancy</dc:creator><dc:date>2006-11-02T00:00:00</dc:date><text:p>HB</text:p></office:annotation></text:span></text:p>
      <text:p text:style-name="P2">Evolution has been modeled around the all-in-one personal information management tool. Within Evolution you can read your e-mail, manage your schedule, store contact details, organize to-do lists, and more in a single place. This makes evolution particularly useful for business people who want easy access to this information.</text:p>
      <text:p text:style-name="P14">Setting Up Your E-Mail Account<text:span text:style-name="T1"><office:annotation><dc:creator>Nancy</dc:creator><dc:date>2006-11-02T00:00:00</dc:date><text:p>HC</text:p></office:annotation></text:span></text:p>
      <text:p text:style-name="P2">To use evolution to read your e-mail you need to find out the following settings for connecting to your e-mail server (you can find these details from your ISP or system administrator):</text:p>
      <text:p text:style-name="P10"><text:s/><text:tab/>Your <text:span text:style-name="T5"><office:annotation><dc:creator>Nancy</dc:creator><dc:date>2006-11-02T00:00:00</dc:date><text:p>BL</text:p></office:annotation></text:span>type of e-mail server (such as POP or IMAP)</text:p>
      <text:p text:style-name="P11"><text:s/><text:tab/>Your <text:span text:style-name="T5"><office:annotation><dc:creator>Nancy</dc:creator><dc:date>2006-11-02T00:00:00</dc:date><text:p>BL</text:p></office:annotation></text:span>mail server name (such as mail.chin.com)</text:p>
      <text:p text:style-name="P11"><text:s/><text:tab/>Your <text:span text:style-name="T5"><office:annotation><dc:creator>Nancy</dc:creator><dc:date>2006-11-02T00:00:00</dc:date><text:p>BL</text:p></office:annotation></text:span>mail account’s username and password</text:p>
      <text:p text:style-name="P11"><text:s/><text:tab/>Authentication <text:span text:style-name="T5"><office:annotation><dc:creator>Nancy</dc:creator><dc:date>2006-11-02T00:00:00</dc:date><text:p>BL</text:p></office:annotation></text:span>type (typically 'password')</text:p>
      <text:p text:style-name="P11"><text:s/><text:tab/>Your <text:span text:style-name="T5"><office:annotation><dc:creator>Nancy</dc:creator><dc:date>2006-11-02T00:00:00</dc:date><text:p>BL</text:p></office:annotation></text:span>outgoing mail server type (typically SMTP)</text:p>
      <text:p text:style-name="P12"><text:s/><text:tab/>Your <text:span text:style-name="T5"><office:annotation><dc:creator>Nancy</dc:creator><dc:date>2006-11-02T00:00:00</dc:date><text:p>BL</text:p></office:annotation></text:span>outgoing mail server name</text:p>
      <text:p text:style-name="P4">Evolution and Webmail<text:span text:style-name="T2"><office:annotation><dc:creator>Nancy</dc:creator><dc:date>2006-11-02T00:00:00</dc:date><text:p>TIH</text:p></office:annotation></text:span></text:p>
      <text:p text:style-name="P5">You can’t use Evolution to read Webmail such as Gmail, Yahoo! Mail, or Hotmail unless you configure your Webmail to output as POP and use SMTP to send e-mail. Consult your Webmail provider for more details.<text:span text:style-name="T4"><office:annotation><dc:creator>Nancy</dc:creator><dc:date>2006-11-02T00:00:00</dc:date><text:p>TI</text:p></office:annotation></text:span></text:p>
      <text:p text:style-name="P3">Load Evolution by clicking the envelope and clock shortcut icon from the panel (hover your mouse over the shortcuts to see what they are) or by clicking Applications &gt; Internet &gt; Evolution Mail. When the application loads you are taken through a wizard to set up your e-mail server (as shown in Figure 3-8<text:span text:style-name="T5"><office:annotation><dc:creator>Nancy</dc:creator><dc:date>2006-11-02T00:00:00</dc:date><text:p>Figure number verified.</text:p></office:annotation></text:span>).</text:p>
      <text:p text:style-name="P7"><text:span text:style-name="T6">***insert Figure 3-8 03fig08.tif</text:span><text:span text:style-name="T4"><office:annotation><dc:creator>Nancy</dc:creator><dc:date>2006-11-02T00:00:00</dc:date><text:p>AU/PE: Requires attention.</text:p></office:annotation></text:span></text:p>
      <text:p text:style-name="P8">Figure 3-8<text:span text:style-name="T7"><office:annotation><dc:creator>Nancy</dc:creator><dc:date>2006-11-02T00:00:00</dc:date><text:p>FN</text:p></office:annotation></text:span></text:p>
      <text:p text:style-name="P9">Setting up Evolution is simple so long as you know the details for your mail server<text:span text:style-name="T8"><office:annotation><dc:creator>Nancy</dc:creator><dc:date>2006-11-02T00:00:00</dc:date><text:p>FC</text:p></office:annotation></text:span>.</text:p>
      <text:p text:style-name="P3">Click <text:span text:style-name="T10">Forward</text:span> to continue the setup, and you will then be asked for your identity. Fill in your e-mail address in the <text:span text:style-name="T10">E-mail Address</text:span> box, and add the optional information if you want to. The additional details are not essential for using Evolution. Click <text:span text:style-name="T10">Forward</text:span> to continue.</text:p>
      <text:p text:style-name="P3">You are next asked to choose what kind of e-mail server you have from the drop-down box. When you make your selection, some additional settings are displayed. Fill in the server name and the username. You may need to adjust the <text:span text:style-name="T10">Security</text:span> and <text:span text:style-name="T10">Authentication Type</text:span> settings, but for most accounts the default settings should be fine. Click <text:span text:style-name="T10">Forward</text:span> to continue.</text:p>
      <text:p text:style-name="P3">The next page configures some options for receiving your e-mail. None of these options are essential, although you may want to check the first box to automatically check for new mail. Click <text:span text:style-name="T10">Forward</text:span> to continue. The next screen configures sending e-mail. In the combo box select the <text:span text:style-name="T10">Server Type</text:span> (typically SMTP) and add the server name to the <text:span text:style-name="T10">Server</text:span> box. Click <text:span text:style-name="T10">Forward</text:span> to continue.</text:p>
      <text:p text:style-name="P3">In the next screen enter a name to describe the account. The default entry (your e-mail address) is fine, but you may want to add something more meaningful such as “Work E-mail” or “Home E-mail.” When you have added this, click <text:span text:style-name="T10">Forward</text:span> to continue. Finally, select your location from the map. If you click on your area of the world, the map will zoom in. Once you have done this click <text:span text:style-name="T10">Apply</text:span> to complete the process and close the wizard.</text:p>
      <text:p text:style-name="P3">With the wizard completed, the main Evolution interface will appear as shown in Figure 3-9<text:span text:style-name="T5"><office:annotation><dc:creator>Nancy</dc:creator><dc:date>2006-11-02T00:00:00</dc:date><text:p>Figure number verified.</text:p></office:annotation></text:span>.</text:p>
      <text:p text:style-name="P7"><text:span text:style-name="T6">***insert Figure 3-9 03fig09.tif</text:span><text:span text:style-name="T4"><office:annotation><dc:creator>Nancy</dc:creator><dc:date>2006-11-02T00:00:00</dc:date><text:p>AU/PE: Requires attention.</text:p></office:annotation></text:span></text:p>
      <text:p text:style-name="P8">Figure 3-9<text:span text:style-name="T7"><office:annotation><dc:creator>Nancy</dc:creator><dc:date>2006-11-02T00:00:00</dc:date><text:p>FN</text:p></office:annotation></text:span></text:p>
      <text:p text:style-name="P9">Those of you who have used Microsoft Outlook should find the interface very similar<text:span text:style-name="T8"><office:annotation><dc:creator>Nancy</dc:creator><dc:date>2006-11-02T00:00:00</dc:date><text:p>FC</text:p></office:annotation></text:span>.</text:p>
      <text:p text:style-name="P3">On the left sidebar you can see a number of buttons to access the mail, contacts, calendars, memos, and tasks components in Evolution. When you click each button the interface adjusts to show you the relevant information about that component. </text:p>
      <text:p text:style-name="P14">Working with Your E-Mail<text:span text:style-name="T1"><office:annotation><dc:creator>Nancy</dc:creator><dc:date>2006-11-02T00:00:00</dc:date><text:p>HC</text:p></office:annotation></text:span></text:p>
      <text:p text:style-name="P2">Inside the e-mail component you can see the e-mail folders in the left panel and the list of messages in the top pane. When you click on a message, it is displayed in the bottom pane where you can read it. With your new account set up you will first want to go and grab the e-mail from your mail server. Click <text:span text:style-name="T10">Send/Receive,</text:span> and the mail is retrieved from your server and any unsent mail is sent.</text:p>
      <text:p text:style-name="P4">Problems?<text:span text:style-name="T2"><office:annotation><dc:creator>Nancy</dc:creator><dc:date>2006-11-02T00:00:00</dc:date><text:p>TIH</text:p></office:annotation></text:span></text:p>
      <text:p text:style-name="P5">If you cannot connect to your mail server, there may be an error in your account configuration. To edit your account settings again, click Edit &gt; Preferences, select the account from the list, and click Edit.<text:span text:style-name="T4"><office:annotation><dc:creator>Nancy</dc:creator><dc:date>2006-11-02T00:00:00</dc:date><text:p>TI</text:p></office:annotation></text:span></text:p>
      <text:p text:style-name="P3">With you messages loaded, new e-mails are shown in bold in the top pane. Move through the different e-mails using the up and down arrow keys, and each message will be displayed. You can reply to a message by clicking the <text:span text:style-name="T10">Reply</text:span> or <text:span text:style-name="T10">Reply To All</text:span> toolbar buttons. New e-mails can be sent by clicking the <text:span text:style-name="T10">New</text:span> toolbar button. By default, new e-mails and replies are sent automatically when you click the Send button in the compost window. This way you don’t need to click the <text:span text:style-name="T10">Send/Receive</text:span> button to deliver them.</text:p>
      <text:p text:style-name="P14">Managing Your Calendar<text:span text:style-name="T1"><office:annotation><dc:creator>Nancy</dc:creator><dc:date>2006-11-02T00:00:00</dc:date><text:p>HC</text:p></office:annotation></text:span></text:p>
      <text:p text:style-name="P2">Inside calendar mode, Evolution provides a convenient way of managing your schedule, adding new events, and viewing your calendar in different ways. When you click the Calendar button to enable this mode, you can see the timetable for today as well as the month view. The month view shows a couple of months in which the bold dates have events.</text:p>
      <text:p text:style-name="P3">There are two types of event you can add to your calendar.</text:p>
      <text:p text:style-name="P10"><text:s/><text:tab/><text:span text:style-name="T9">Meetings: These are </text:span><text:span text:style-name="T7">e</text:span>vents with a specific group of people.</text:p>
      <text:p text:style-name="P12"><text:s/><text:tab/><text:span text:style-name="T9">Appointments: </text:span><text:span text:style-name="T7"><office:annotation><dc:creator>Nancy</dc:creator><dc:date>2006-11-02T00:00:00</dc:date><text:p>BL</text:p></office:annotation></text:span><text:span text:style-name="T9">These are </text:span>general events.</text:p>
      <text:p text:style-name="P3"><text:s/>To add a new appointment, find the date for the event in the month view, right-click the Today view, and select <text:span text:style-name="T10">New Appointment</text:span>. In the box that pops up, fill in the Summary, Location, Time, and Description boxes. You can also use the Calendar combo box to select which calendar the event appears on.</text:p>
      <text:p text:style-name="P4">Multiple Calendars<text:span text:style-name="T2"><office:annotation><dc:creator>Nancy</dc:creator><dc:date>2006-11-02T00:00:00</dc:date><text:p>TIH</text:p></office:annotation></text:span></text:p>
      <text:p text:style-name="P5">Evolution supports multiple calendars. This is useful if you want different calendars for different types of events such as personal and work related activities. To create a new calendar, right-click the calendar list in the left sidebar and select <text:span text:style-name="T3">New Calendar</text:span>.<text:span text:style-name="T4"><office:annotation><dc:creator>Nancy</dc:creator><dc:date>2006-11-02T00:00:00</dc:date><text:p>TI</text:p></office:annotation></text:span></text:p>
      <text:p text:style-name="P3">To add a new meeting, again find the date, right-click the Today view, and select <text:span text:style-name="T10">New Meeting</text:span>. Inside the dialog box that pops up, you need to add the participants who are attending the meeting. You can add participants in two ways: Use the <text:span text:style-name="T10">Add</text:span> button if they are not in your address book, or use the <text:span text:style-name="T10">Attendees</text:span> button if they <text:span text:style-name="T10">are</text:span> in your address book.</text:p>
      <text:p text:style-name="P3">When you click Attendees,, a new dialog pops up with a list of attendees down the left and you can use the Add and Remove buttons to select a contact and add them to the different categories of Chair Persons, Required Participants, Optional Participants, and Resources. Now, you probably don’t have any contacts in there as you are just starting to use Evolution, so use the main Contacts button on the left side of the main Evolution window to add some.</text:p>
      <text:p text:style-name="P3">You can view your calendar in lots of different ways by clicking the different toolbar buttons such as Week, Month, and List. Have a play with them and see which ones are most useful to you.</text:p>
      <text:p text:style-name="P4">Quick Tip<text:span text:style-name="T2"><office:annotation><dc:creator>Nancy</dc:creator><dc:date>2006-11-02T00:00:00</dc:date><text:p>TIH</text:p></office:annotation></text:span></text:p>
      <text:p text:style-name="P15">Remember, your appointments can be accessed without opening Evolution by clicking on the clock in the panel.<text:span text:style-name="T4"><office:annotation><dc:creator>Nancy</dc:creator><dc:date>2006-11-02T00:00:00</dc:date><text:p>TI</text:p></office:annotation></text:span></text:p>
      <text:p text:style-name="P13">Create Graphics with the GIMP<text:span text:style-name="T2"><office:annotation><dc:creator>Nancy</dc:creator><dc:date>2006-11-02T00:00:00</dc:date><text:p>HB</text:p></office:annotation></text:span></text:p>
      <text:p text:style-name="P2">The GNU Image Manipulation Package, affectionately known as the GIMP to its friends, is a powerful graphics package. The GIMP provides a comprehensive range of functionality for creating different types of graphics. It includes tools for selections, drawing, creating paths, masks, filters, effects, and more. It also includes a range of templates for different types of media such as Web banners, different paper sizes, video frames, CD covers, floppy disk labels, and even toilet paper. <text:span text:style-name="T21">Yes, toilet paper. </text:span>You can load the GIMP by clicking Applications &gt; Graphics &gt; GIMP Image Editor.</text:p>
      <text:p text:style-name="P3">Unlike Adobe Photoshop, the GIMP does not place all of its windows inside a single large window, and instead has a number of separate child windows. This can be a little confusing at first for new users. To get you started, let us run through a simple session in the GIMP.</text:p>
      <text:p text:style-name="P14">An Example<text:span text:style-name="T1"><office:annotation><dc:creator>Nancy</dc:creator><dc:date>2006-11-02T00:00:00</dc:date><text:p>HC</text:p></office:annotation></text:span></text:p>
      <text:p text:style-name="P2">Start the GIMP by clicking Applications &gt; Graphics &gt; GIMP Image Editor.</text:p>
      <text:p text:style-name="P3">When the gimp loads you will see a collection of different windows as shown in Figure 3-10<text:span text:style-name="T5"><office:annotation><dc:creator>Nancy</dc:creator><dc:date>2006-11-02T00:00:00</dc:date><text:p>Figure number verified.</text:p></office:annotation></text:span>.</text:p>
      <text:p text:style-name="P7"><text:span text:style-name="T6">***insert Figure 3-10 03fig10.tif</text:span><text:span text:style-name="T4"><office:annotation><dc:creator>Nancy</dc:creator><dc:date>2006-11-02T00:00:00</dc:date><text:p>AU/PE: Requires attention.</text:p></office:annotation></text:span></text:p>
      <text:p text:style-name="P8">Figure 3-10<text:span text:style-name="T7"><office:annotation><dc:creator>Nancy</dc:creator><dc:date>2006-11-02T00:00:00</dc:date><text:p>FN</text:p></office:annotation></text:span></text:p>
      <text:p text:style-name="P9">The GIMP does not put everything in one window like Adobe Photoshop<text:span text:style-name="T8"><office:annotation><dc:creator>Nancy</dc:creator><dc:date>2006-11-02T00:00:00</dc:date><text:p>FC</text:p></office:annotation></text:span>.</text:p>
      <text:p text:style-name="P3">Close the Tip of the Day window, and you are left with two other windows. The one on the left in the above screenshot is the main tool palette. This window provides you with a range of different tools that can be used to create your images. The window on the right provides details of layers, brushes, and other information. The GIMP provides a huge range of different windows that are used for different things and this is just one of them.</text:p>
      <text:p text:style-name="P3">To create a new image click File &gt; New. The window shown in Figure 3-11<text:span text:style-name="T5"><office:annotation><dc:creator>Nancy</dc:creator><dc:date>2006-11-02T00:00:00</dc:date><text:p>Figure number verified.</text:p></office:annotation></text:span> will appear.</text:p>
      <text:p text:style-name="P7"><text:span text:style-name="T6">***insert Figure 3-11 03fig11.tif</text:span><text:span text:style-name="T4"><office:annotation><dc:creator>Nancy</dc:creator><dc:date>2006-11-02T00:00:00</dc:date><text:p>AU/PE: Requires attention.</text:p></office:annotation></text:span></text:p>
      <text:p text:style-name="P8">Figure 3-11<text:span text:style-name="T7"><office:annotation><dc:creator>Nancy</dc:creator><dc:date>2006-11-02T00:00:00</dc:date><text:p>FN</text:p></office:annotation></text:span></text:p>
      <text:p text:style-name="P9">There are lots of templates available, including one for toilet paper!<text:span text:style-name="T8"><office:annotation><dc:creator>Nancy</dc:creator><dc:date>2006-11-02T00:00:00</dc:date><text:p>FC</text:p></office:annotation></text:span></text:p>
      <text:p text:style-name="P3">The easiest way to get started is to select one of the many templates. Click the Template combo box and select 640x480. If you click the Advanced Options expander you can also select the type of color used in the image with the Colorspace box and how the background is filled. The Fill combo box is useful for either selecting a fill color or having a transparent background.</text:p>
      <text:p text:style-name="P3">Click OK, and you will see your new image (Figure 3-12<text:span text:style-name="T5"><office:annotation><dc:creator>Nancy</dc:creator><dc:date>2006-11-02T00:00:00</dc:date><text:p>Figure number verified.</text:p></office:annotation></text:span>).</text:p>
      <text:p text:style-name="P7"><text:span text:style-name="T6">***insert Figure 3-12 03fig12.tif</text:span><text:span text:style-name="T4"><office:annotation><dc:creator>Nancy</dc:creator><dc:date>2006-11-02T00:00:00</dc:date><text:p>AU/PE: Requires attention.</text:p></office:annotation></text:span></text:p>
      <text:p text:style-name="P8">Figure 3-12<text:span text:style-name="T7"><office:annotation><dc:creator>Nancy</dc:creator><dc:date>2006-11-02T00:00:00</dc:date><text:p>FN</text:p></office:annotation></text:span></text:p>
      <text:p text:style-name="P9">Use the right mouse button on the image to access lots of GIMP options and features<text:span text:style-name="T8"><office:annotation><dc:creator>Nancy</dc:creator><dc:date>2006-11-02T00:00:00</dc:date><text:p>FC</text:p></office:annotation></text:span>.</text:p>
      <text:p text:style-name="P3">To work on your image, use the tool palette to select which tool you want to use on the new image window. Each time you click on a tool in the palette, you see options for the tool appear at the bottom of the palette window.</text:p>
      <text:p text:style-name="P3">When you click the T button in the palette, it selects the text tool. At the bottom of the palette you see the different options. Click the Font button, and select the Sans Bold font. Now click the up arrow on the Size box, and select the size as 45. Move your mouse over to the empty image, and you will see the mouse pointer changes to a text carat. Click in the image, and a box pops up in which you can enter the text to add to the image. Type in “Ubuntu.” With the text entry still open, click the up arrow on the Size box so the text fills most of the window. As you can see, you can adjust the text while it is in the image. When you are happy with the formatting click Close on the text entry box. Your image should look a little like Figure 3-13<text:span text:style-name="T5"><office:annotation><dc:creator>Nancy</dc:creator><dc:date>2006-11-02T00:00:00</dc:date><text:p>Figure number verified.</text:p></office:annotation></text:span>.</text:p>
      <text:p text:style-name="P7"><text:span text:style-name="T6">***insert Figure 3-13 03fig13.tif</text:span><text:span text:style-name="T4"><office:annotation><dc:creator>Nancy</dc:creator><dc:date>2006-11-02T00:00:00</dc:date><text:p>AU/PE: Requires attention.</text:p></office:annotation></text:span></text:p>
      <text:p text:style-name="P8">Figure 3-13<text:span text:style-name="T7"><office:annotation><dc:creator>Nancy</dc:creator><dc:date>2006-11-02T00:00:00</dc:date><text:p>FN</text:p></office:annotation></text:span></text:p>
      <text:p text:style-name="P9">Ubuntu comes with a range of attractive fonts for use in your images<text:span text:style-name="T8"><office:annotation><dc:creator>Nancy</dc:creator><dc:date>2006-11-02T00:00:00</dc:date><text:p>FC</text:p></office:annotation></text:span>.</text:p>
      <text:p text:style-name="P3">Now click the button in the palette with four arrows on it. You can use this to move the text around. Click the black text, and move the mouse.</text:p>
      <text:p text:style-name="P3">Let’s now add an effect filter. The GIMP comes with a range of different filters built in. You can access these by right-clicking the image and selecting the Filters submenu. The GIMP also allows you to create scripts that combine filters together to create interesting combinations. Again, a number of these scripts are included, and you can access them by right-clicking the image and selecting the Python-Fu and Script-Fu submenus.</text:p>
      <text:p text:style-name="P3">For our image, right-click the image and select Filters &gt; Blur &gt; Gaussian Blur. In the Horizontal and Vertical boxes select 20 as the value. Click OK to apply the effect. After a few seconds the blur is applied to your text. Anything in the GIMP can be undone by clicking Edit &gt; Undo or typing Ctrl-Z. Your image should now look like Figure 3-14<text:span text:style-name="T5"><office:annotation><dc:creator>Nancy</dc:creator><dc:date>2006-11-02T00:00:00</dc:date><text:p>Figure number verified.</text:p></office:annotation></text:span>.</text:p>
      <text:p text:style-name="P7"><text:span text:style-name="T6">***insert Figure 3-14 03fig14.tif</text:span><text:span text:style-name="T4"><office:annotation><dc:creator>Nancy</dc:creator><dc:date>2006-11-02T00:00:00</dc:date><text:p>AU/PE: Requires attention.</text:p></office:annotation></text:span></text:p>
      <text:p text:style-name="P8">Figure 3-14<text:span text:style-name="T7"><office:annotation><dc:creator>Nancy</dc:creator><dc:date>2006-11-02T00:00:00</dc:date><text:p>FN</text:p></office:annotation></text:span></text:p>
      <text:p text:style-name="P9">There are lots of filters and effects bundled with the GIMP on your computer<text:span text:style-name="T8"><office:annotation><dc:creator>Nancy</dc:creator><dc:date>2006-11-02T00:00:00</dc:date><text:p>FC</text:p></office:annotation></text:span>.</text:p>
      <text:p text:style-name="P3">Now we are going to create another layer and put some text over our blurred text to create an interesting effect. In your image window, click Dialogues &gt; Layers. The layers window now appears (Figure 3-15<text:span text:style-name="T5"><office:annotation><dc:creator>Nancy</dc:creator><dc:date>2006-11-02T00:00:00</dc:date><text:p>Figure number verified.</text:p></office:annotation></text:span>).</text:p>
      <text:p text:style-name="P7"><text:span text:style-name="T6">***insert Figure 3-15 03fig15.tif</text:span><text:span text:style-name="T4"><office:annotation><dc:creator>Nancy</dc:creator><dc:date>2006-11-02T00:00:00</dc:date><text:p>AU/PE: Requires attention.</text:p></office:annotation></text:span></text:p>
      <text:p text:style-name="P8">Figure 3-15<text:span text:style-name="T7"><office:annotation><dc:creator>Nancy</dc:creator><dc:date>2006-11-02T00:00:00</dc:date><text:p>FN</text:p></office:annotation></text:span></text:p>
      <text:p text:style-name="P9">Layers are essential when creating complex images with lots of parts<text:span text:style-name="T8"><office:annotation><dc:creator>Nancy</dc:creator><dc:date>2006-11-02T00:00:00</dc:date><text:p>FC</text:p></office:annotation></text:span>.</text:p>
      <text:p text:style-name="P3">Layers are like clear plastic sheets that can be stacked on top of each other. They allow you to create some imagery on one layer and then create another layer on top with some other imagery. When combined, layers can create complex looking images that are easily editable by only editing the layer you want. Currently, our blurred text is on a layer. Add a new layer by clicking the paper icon in the layers dialog box. Another window appears to configure the layer. The defaults are fine (a transparent layer the size of your image), so click OK.</text:p>
      <text:p text:style-name="P3">Now double-click the black color chip in the palette window and select a light color. You can do this by moving the mouse in the color range and then clicking OK when you find a color you are happy with. Now click the text button from the palette and again add the Ubuntu text. When the text is added it will be the same size as before. Now use the move tool and position it over the blurred text. Now you have the word “Ubuntu” with a healthy glow as shown in Figure 3-16<text:span text:style-name="T5"><office:annotation><dc:creator>Nancy</dc:creator><dc:date>2006-11-02T00:00:00</dc:date><text:p>Figure number verified.</text:p></office:annotation></text:span>!</text:p>
      <text:p text:style-name="P7"><text:span text:style-name="T6">***insert Figure 3-16 03fig16.tif</text:span><text:span text:style-name="T4"><office:annotation><dc:creator>Nancy</dc:creator><dc:date>2006-11-02T00:00:00</dc:date><text:p>AU/PE: Requires attention.</text:p></office:annotation></text:span></text:p>
      <text:p text:style-name="P8">Figure 3-16<text:span text:style-name="T7"><office:annotation><dc:creator>Nancy</dc:creator><dc:date>2006-11-02T00:00:00</dc:date><text:p>FN</text:p></office:annotation></text:span></text:p>
      <text:p text:style-name="P9">Combining steps as we have done can result in interesting effects such as this<text:span text:style-name="T8"><office:annotation><dc:creator>Nancy</dc:creator><dc:date>2006-11-02T00:00:00</dc:date><text:p>FC</text:p></office:annotation></text:span>.</text:p>
      <text:p text:style-name="P3">The final step is to crop the image to remove the unused space in the image. Click Tools &gt; Transform Tools &gt; Crop &gt; Resize and use the mouse to draw around the Ubuntu word. You can use the black pins on the outside of the selection to move it more precisely. Click Crop, and the image now cropped. To save your work, click File &gt; Save, and enter a filename. You can use the Select File Type expander to select from one of the many different file formats.</text:p>
      <text:p text:style-name="P13">Communicate with Gaim<text:span text:style-name="T2"><office:annotation><dc:creator>Nancy</dc:creator><dc:date>2006-11-02T00:00:00</dc:date><text:p>HB</text:p></office:annotation></text:span></text:p>
      <text:p text:style-name="P2">With the Internet steamrolling its way across the world, the ubiquitous global network has become a part of everyday life and something that you can reasonably assume people have access to. This has in turn spawned a range of Web-based services and interestingly, a variety of methods of communicating with each other.</text:p>
      <text:p text:style-name="P3">Included with Ubuntu is Gaim, a cornucopia of different methods of instantly messaging your friends from within a single program. Instead of having to install a separate client application to talk to your friends on MSN, AIM, ICQ, and Jabber, Gaim can do it all in one place.</text:p>
      <text:p text:style-name="P3">Gaim is available by clicking Applications &gt; Internet &gt; Gaim Instant Messenger.</text:p>
      <text:p text:style-name="P14">Setting Up Your Accounts<text:span text:style-name="T1"><office:annotation><dc:creator>Nancy</dc:creator><dc:date>2006-11-02T00:00:00</dc:date><text:p>HC</text:p></office:annotation></text:span></text:p>
      <text:p text:style-name="P2">When you start Gaim, the first step is to create an account for each different type of network you want to use. Click the Accounts button the main screen and the Accounts dialog box will appear. Click the Add button to add a new account and the Add Account box appears (Figure 3-17<text:span text:style-name="T5"><office:annotation><dc:creator>Nancy</dc:creator><dc:date>2006-11-02T00:00:00</dc:date><text:p>Figure number verified.</text:p></office:annotation></text:span>).</text:p>
      <text:p text:style-name="P7"><text:span text:style-name="T6">***insert Figure 3-17 03fig17.tif</text:span><text:span text:style-name="T4"><office:annotation><dc:creator>Nancy</dc:creator><dc:date>2006-11-02T00:00:00</dc:date><text:p>AU/PE: Requires attention.</text:p></office:annotation></text:span></text:p>
      <text:p text:style-name="P8">Figure 3-17<text:span text:style-name="T7"><office:annotation><dc:creator>Nancy</dc:creator><dc:date>2006-11-02T00:00:00</dc:date><text:p>FN</text:p></office:annotation></text:span></text:p>
      <text:p text:style-name="P9">Many different types of account (MSN, AIM, Jabber, ICQ, IRC, etc.) are supported in Gaim<text:span text:style-name="T8"><office:annotation><dc:creator>Nancy</dc:creator><dc:date>2006-11-02T00:00:00</dc:date><text:p>FC</text:p></office:annotation></text:span>.</text:p>
      <text:p text:style-name="P3">This window adjusts which text boxes are available depending on the Protocol chosen. The different networks available are listed as options in the Protocol box. To create an account you will need to have an existing account on one of the networks. Gaim allows you to have different accounts on different networks running together—you just create a new account for each protocol.</text:p>
      <text:p text:style-name="P3">When you have selected a Protocol, fill in the remaining boxes. The Screen Name box needs to contain your registered username (or e-mail address for MSN), and the password box needs the respective password to be added. You can also use the Alias box to add an interesting name that is displayed when other people see you online. If you want to configure any other options, click the Show More Options expander.</text:p>
      <text:p text:style-name="P14">Using Instant Messaging<text:span text:style-name="T1"><office:annotation><dc:creator>Nancy</dc:creator><dc:date>2006-11-02T00:00:00</dc:date><text:p>HC</text:p></office:annotation></text:span></text:p>
      <text:p text:style-name="P2">With your account(s) set up, click Sign On to log on. When you are logged in, your friends list (known as buddies in Gaim) are displayed (Figure 3-18<text:span text:style-name="T5"><office:annotation><dc:creator>Nancy</dc:creator><dc:date>2006-11-02T00:00:00</dc:date><text:p>Figure number verified.</text:p></office:annotation></text:span>).</text:p>
      <text:p text:style-name="P7"><text:span text:style-name="T6">***insert Figure 3-18 03fig18.tif</text:span><text:span text:style-name="T4"><office:annotation><dc:creator>Nancy</dc:creator><dc:date>2006-11-02T00:00:00</dc:date><text:p>AU/PE: Requires attention.</text:p></office:annotation></text:span></text:p>
      <text:p text:style-name="P8">Figure 3-18<text:span text:style-name="T7"><office:annotation><dc:creator>Nancy</dc:creator><dc:date>2006-11-02T00:00:00</dc:date><text:p>FN</text:p></office:annotation></text:span></text:p>
      <text:p text:style-name="P9">Gaim provides quick and easy access to your buddies—just click them to talk!<text:span text:style-name="T8"><office:annotation><dc:creator>Nancy</dc:creator><dc:date>2006-11-02T00:00:00</dc:date><text:p>FC</text:p></office:annotation></text:span></text:p>
      <text:p text:style-name="P3">You can use the Buddies menu option to add more buddies to the list with the Add Buddy option. To speak to a buddy, double-click the name, and a window will pop up.</text:p>
      <text:p text:style-name="P14">Using IRC<text:span text:style-name="T1"><office:annotation><dc:creator>Nancy</dc:creator><dc:date>2006-11-02T00:00:00</dc:date><text:p>HC</text:p></office:annotation></text:span></text:p>
      <text:p text:style-name="P2">Included in Gaim is support for IRC channels, and it has a very nice interface for IRC discussion. To use the IRC feature, first create an account. Next, sign on, and then click Buddies &gt; Add Chat and enter the IRC channel name in the Channel box. Finally, double-click on the channel name to go to it.</text:p>
      <text:p text:style-name="P13">Cutting-Edge Voice Over IP with Ekiga<text:span text:style-name="T2"><office:annotation><dc:creator>Nancy</dc:creator><dc:date>2006-11-02T00:00:00</dc:date><text:p>HB</text:p></office:annotation></text:span></text:p>
      <text:p text:style-name="P2">Included with Ubuntu is a simple to use yet powerful Internet phone called Ekiga. Formally known as GNOME Meeting, Ekiga lets you make voice and video calls with other people across the Internet. In addition to the traditional Microsoft Netmeeting support, Ekiga now supports SIP, a protocol that is commonly used to allow people with software phones such as Ekiga to communicate with people using hardware Voice Over IP phones. SIP is an industry standard that many hardware phones, software phones, services, and providers support.</text:p>
      <text:p text:style-name="P3">If you choose to use SIP, calls from one phone to another across the Internet are free. In addition to this, many providers allow you to make calls to normal land line phones for very little. Ekiga offers you the possibility to call anyone in the world directly from your computer with little fuss.</text:p>
      <text:p text:style-name="P3">You can access Ekiga by clicking Applications &gt; Internet &gt; Ekiga Softphone.</text:p>
      <text:p text:style-name="P14">Setting Up<text:span text:style-name="T1"><office:annotation><dc:creator>Nancy</dc:creator><dc:date>2006-11-02T00:00:00</dc:date><text:p>HC</text:p></office:annotation></text:span></text:p>
      <text:p text:style-name="P2">When you first start Ekiga, you are guided through a setup wizard (Figure 3-19<text:span text:style-name="T5"><office:annotation><dc:creator>Nancy</dc:creator><dc:date>2006-11-02T00:00:00</dc:date><text:p>Figure number verified.</text:p></office:annotation></text:span>).</text:p>
      <text:p text:style-name="P7"><text:span text:style-name="T6">***insert Figure 3-19 03fig19.tif</text:span><text:span text:style-name="T4"><office:annotation><dc:creator>Nancy</dc:creator><dc:date>2006-11-02T00:00:00</dc:date><text:p>AU/PE: Requires attention.</text:p></office:annotation></text:span></text:p>
      <text:p text:style-name="P8">Figure 3-19<text:span text:style-name="T7"><office:annotation><dc:creator>Nancy</dc:creator><dc:date>2006-11-02T00:00:00</dc:date><text:p>FN</text:p></office:annotation></text:span></text:p>
      <text:p text:style-name="P9">Setting up Ekiga is simple wit the setup wizard<text:span text:style-name="T8"><office:annotation><dc:creator>Nancy</dc:creator><dc:date>2006-11-02T00:00:00</dc:date><text:p>FC</text:p></office:annotation></text:span>.</text:p>
      <text:p text:style-name="P3">Click Forward to get started, and you see the next page (Figure 3-20<text:span text:style-name="T5"><office:annotation><dc:creator>Nancy</dc:creator><dc:date>2006-11-02T00:00:00</dc:date><text:p>Figure number verified.</text:p></office:annotation></text:span>).</text:p>
      <text:p text:style-name="P7"><text:span text:style-name="T6">***insert Figure 3-20 03fig20.tif</text:span><text:span text:style-name="T4"><office:annotation><dc:creator>Nancy</dc:creator><dc:date>2006-11-02T00:00:00</dc:date><text:p>AU/PE: Requires attention.</text:p></office:annotation></text:span></text:p>
      <text:p text:style-name="P8">Figure 3-20<text:span text:style-name="T7"><office:annotation><dc:creator>Nancy</dc:creator><dc:date>2006-11-02T00:00:00</dc:date><text:p>FN</text:p></office:annotation></text:span></text:p>
      <text:p text:style-name="P9">Adding your name makes it easier for people to find you online<text:span text:style-name="T8"><office:annotation><dc:creator>Nancy</dc:creator><dc:date>2006-11-02T00:00:00</dc:date><text:p>FC</text:p></office:annotation></text:span>.</text:p>
      <text:p text:style-name="P3">In this box, enter your first and second name (such as Susan Curtis). Click Forward to continue.</text:p>
      <text:p text:style-name="P3">You can now configure an Ekiga.net account (Figure 3-21<text:span text:style-name="T5"><office:annotation><dc:creator>Nancy</dc:creator><dc:date>2006-11-02T00:00:00</dc:date><text:p>Figure number verified.</text:p></office:annotation></text:span>).</text:p>
      <text:p text:style-name="P7"><text:span text:style-name="T6">***insert Figure 3-21 03fig21.tif</text:span><text:span text:style-name="T4"><office:annotation><dc:creator>Nancy</dc:creator><dc:date>2006-11-02T00:00:00</dc:date><text:p>AU/PE: Requires attention.</text:p></office:annotation></text:span></text:p>
      <text:p text:style-name="P8">Figure 3-21<text:span text:style-name="T7"><office:annotation><dc:creator>Nancy</dc:creator><dc:date>2006-11-02T00:00:00</dc:date><text:p>FN</text:p></office:annotation></text:span></text:p>
      <text:p text:style-name="P9">Ekiga.net offer a free SIP service<text:span text:style-name="T8"><office:annotation><dc:creator>Nancy</dc:creator><dc:date>2006-11-02T00:00:00</dc:date><text:p>FC</text:p></office:annotation></text:span>.</text:p>
      <text:p text:style-name="P3">At Ekiga.net, a free SIP service is offered. If you don’t have an account (which is likely if this is the first time you have used Ekiga), click the Get an Ekiga.net SIP account button. Firefox is then loaded, and you can use the online form to sign up. If you don’t want an account, just select the checkbox in the wizard saying you don’t want to sign up. If you do sign up, add your username and password, and then click Forward.</text:p>
      <text:p text:style-name="P3">Now you can configure your connection speed (Figure 3-22<text:span text:style-name="T5"><office:annotation><dc:creator>Nancy</dc:creator><dc:date>2006-11-02T00:00:00</dc:date><text:p>Figure number verified.</text:p></office:annotation></text:span>).</text:p>
      <text:p text:style-name="P7"><text:span text:style-name="T6">***insert Figure 3-22 03fig22.tif</text:span><text:span text:style-name="T4"><office:annotation><dc:creator>Nancy</dc:creator><dc:date>2006-11-02T00:00:00</dc:date><text:p>AU/PE: Requires attention.</text:p></office:annotation></text:span></text:p>
      <text:p text:style-name="P8">Figure 3-22<text:span text:style-name="T7"><office:annotation><dc:creator>Nancy</dc:creator><dc:date>2006-11-02T00:00:00</dc:date><text:p>FN</text:p></office:annotation></text:span></text:p>
      <text:p text:style-name="P9">Be honest here—selecting a faster speed won’t make it any quicker!<text:span text:style-name="T8"><office:annotation><dc:creator>Nancy</dc:creator><dc:date>2006-11-02T00:00:00</dc:date><text:p>FC</text:p></office:annotation></text:span></text:p>
      <text:p text:style-name="P3">Just select the type of connection you have, and then click Forward.</text:p>
      <text:p text:style-name="P3">Traditionally, one of the problems in the past with Internet phones has been that you need to modify your firewall (if you are running one) to get it working. This typically involved configuring how your Network Address Translation (NAT) settings. Luckily, Ekiga can detect the type of NAT settings that you need (Figure 3-23<text:span text:style-name="T5"><office:annotation><dc:creator>Nancy</dc:creator><dc:date>2006-11-02T00:00:00</dc:date><text:p>Figure number verified.</text:p></office:annotation></text:span>).</text:p>
      <text:p text:style-name="P7"><text:span text:style-name="T6">***insert Figure 3-23 03fig23.tif</text:span><text:span text:style-name="T4"><office:annotation><dc:creator>Nancy</dc:creator><dc:date>2006-11-02T00:00:00</dc:date><text:p>AU/PE: Requires attention.</text:p></office:annotation></text:span></text:p>
      <text:p text:style-name="P8">Figure 3-23<text:span text:style-name="T7"><office:annotation><dc:creator>Nancy</dc:creator><dc:date>2006-11-02T00:00:00</dc:date><text:p>FN</text:p></office:annotation></text:span></text:p>
      <text:p text:style-name="P9">Traditionally, setting up NAT with Internet phones was a pain—until now<text:span text:style-name="T8"><office:annotation><dc:creator>Nancy</dc:creator><dc:date>2006-11-02T00:00:00</dc:date><text:p>FC</text:p></office:annotation></text:span>.</text:p>
      <text:p text:style-name="P3">After a few seconds of detecting your type of NAT it will propose an option. Click Yes to continue, and then click Forward.</text:p>
      <text:p text:style-name="P3">Next you configure your audio (Figure 3-24<text:span text:style-name="T5"><office:annotation><dc:creator>Nancy</dc:creator><dc:date>2006-11-02T00:00:00</dc:date><text:p>Figure number verified.</text:p></office:annotation></text:span>).</text:p>
      <text:p text:style-name="P7"><text:span text:style-name="T6">***insert Figure 3-24 03fig24.tif</text:span><text:span text:style-name="T4"><office:annotation><dc:creator>Nancy</dc:creator><dc:date>2006-11-02T00:00:00</dc:date><text:p>AU/PE: Requires attention.</text:p></office:annotation></text:span></text:p>
      <text:p text:style-name="P8">Figure 3-24<text:span text:style-name="T7"><office:annotation><dc:creator>Nancy</dc:creator><dc:date>2006-11-02T00:00:00</dc:date><text:p>FN</text:p></office:annotation></text:span></text:p>
      <text:p text:style-name="P9">Ubuntu supports different types of audio frameworks, but the Advanced Linux Sound Architecture (ALSA) is the most common<text:span text:style-name="T8"><office:annotation><dc:creator>Nancy</dc:creator><dc:date>2006-11-02T00:00:00</dc:date><text:p>FC</text:p></office:annotation></text:span>.</text:p>
      <text:p text:style-name="P3">Select ALSA from the box and click Forward to continue.</text:p>
      <text:p text:style-name="P3">You can now select the audio input and output devices (Figure 3-25<text:span text:style-name="T5"><office:annotation><dc:creator>Nancy</dc:creator><dc:date>2006-11-02T00:00:00</dc:date><text:p>Figure number verified.</text:p></office:annotation></text:span>).</text:p>
      <text:p text:style-name="P7"><text:span text:style-name="T6">***insert Figure 3-25 03fig25.tif</text:span><text:span text:style-name="T4"><office:annotation><dc:creator>Nancy</dc:creator><dc:date>2006-11-02T00:00:00</dc:date><text:p>AU/PE: Requires attention.</text:p></office:annotation></text:span></text:p>
      <text:p text:style-name="P8">Figure 3-25<text:span text:style-name="T7"><office:annotation><dc:creator>Nancy</dc:creator><dc:date>2006-11-02T00:00:00</dc:date><text:p>FN</text:p></office:annotation></text:span></text:p>
      <text:p text:style-name="P9">Make sure you get these settings right, or you won’t hear anything<text:span text:style-name="T8"><office:annotation><dc:creator>Nancy</dc:creator><dc:date>2006-11-02T00:00:00</dc:date><text:p>FC</text:p></office:annotation></text:span>.</text:p>
      <text:p text:style-name="P3">These settings are used to ensure that you can hear and record the audio. To test your settings, click Test Settings. If all is fine, click Forward to continue.</text:p>
      <text:p text:style-name="P3">Next select the type of video manager (Figure 3-26<text:span text:style-name="T5"><office:annotation><dc:creator>Nancy</dc:creator><dc:date>2006-11-02T00:00:00</dc:date><text:p>Figure number verified.</text:p></office:annotation></text:span>).</text:p>
      <text:p text:style-name="P7"><text:span text:style-name="T6">***insert Figure 3-26 03fig26.tif</text:span><text:span text:style-name="T4"><office:annotation><dc:creator>Nancy</dc:creator><dc:date>2006-11-02T00:00:00</dc:date><text:p>AU/PE: Requires attention.</text:p></office:annotation></text:span></text:p>
      <text:p text:style-name="P8">Figure 3-26<text:span text:style-name="T7"><office:annotation><dc:creator>Nancy</dc:creator><dc:date>2006-11-02T00:00:00</dc:date><text:p>FN</text:p></office:annotation></text:span></text:p>
      <text:p text:style-name="P9">Ubuntu supports different types of video, but V4L is the most common<text:span text:style-name="T8"><office:annotation><dc:creator>Nancy</dc:creator><dc:date>2006-11-02T00:00:00</dc:date><text:p>FC</text:p></office:annotation></text:span>.</text:p>
      <text:p text:style-name="P3">The video ensures that video is displayed correctly on your screen. Select V4L from the list, and click Forward to continue.</text:p>
      <text:p text:style-name="P3">The final setting to configure is your Web camera (Figure 3-27<text:span text:style-name="T5"><office:annotation><dc:creator>Nancy</dc:creator><dc:date>2006-11-02T00:00:00</dc:date><text:p>Figure number verified.</text:p></office:annotation></text:span>).</text:p>
      <text:p text:style-name="P7"><text:span text:style-name="T6">***insert Figure 3-27 03fig27.tif</text:span><text:span text:style-name="T4"><office:annotation><dc:creator>Nancy</dc:creator><dc:date>2006-11-02T00:00:00</dc:date><text:p>AU/PE: Requires attention.</text:p></office:annotation></text:span></text:p>
      <text:p text:style-name="P8">Figure 3-27<text:span text:style-name="T7"><office:annotation><dc:creator>Nancy</dc:creator><dc:date>2006-11-02T00:00:00</dc:date><text:p>FN</text:p></office:annotation></text:span></text:p>
      <text:p text:style-name="P9">Remember to look your best online!<text:span text:style-name="T8"><office:annotation><dc:creator>Nancy</dc:creator><dc:date>2006-11-02T00:00:00</dc:date><text:p>FC</text:p></office:annotation></text:span></text:p>
      <text:p text:style-name="P3">Ensure your camera is plugged in, and select a device from the combo box. If you can’t see any options, you will need to configure your camera driver first. When you have selected a device, click Test Settings to verify that it works.</text:p>
      <text:p text:style-name="P3">Finally, a summary of your options are displayed (Figure 3-28<text:span text:style-name="T5"><office:annotation><dc:creator>Nancy</dc:creator><dc:date>2006-11-02T00:00:00</dc:date><text:p>Figure number verified.</text:p></office:annotation></text:span>).</text:p>
      <text:p text:style-name="P7"><text:span text:style-name="T6">***insert Figure 3-28 03fig28.tif</text:span><text:span text:style-name="T4"><office:annotation><dc:creator>Nancy</dc:creator><dc:date>2006-11-02T00:00:00</dc:date><text:p>AU/PE: Requires attention.</text:p></office:annotation></text:span></text:p>
      <text:p text:style-name="P8">Figure 3-28<text:span text:style-name="T7"><office:annotation><dc:creator>Nancy</dc:creator><dc:date>2006-11-02T00:00:00</dc:date><text:p>FN</text:p></office:annotation></text:span></text:p>
      <text:p text:style-name="P9">Now you are all set to make calls<text:span text:style-name="T8"><office:annotation><dc:creator>Nancy</dc:creator><dc:date>2006-11-02T00:00:00</dc:date><text:p>FC</text:p></office:annotation></text:span>.</text:p>
      <text:p text:style-name="P3">Ekiga is now configured.</text:p>
      <text:p text:style-name="P14">Making a Call<text:span text:style-name="T1"><office:annotation><dc:creator>Nancy</dc:creator><dc:date>2006-11-02T00:00:00</dc:date><text:p>HC</text:p></office:annotation></text:span></text:p>
      <text:p text:style-name="P3">With the configuration wizard complete, the main Ekiga window is displayed (Figure 3-29<text:span text:style-name="T5"><office:annotation><dc:creator>Nancy</dc:creator><dc:date>2006-11-02T00:00:00</dc:date><text:p>Figure number verified.</text:p></office:annotation></text:span>).</text:p>
      <text:p text:style-name="P7"><text:span text:style-name="T6">***insert Figure 3-29 03fig29.tif</text:span><text:span text:style-name="T4"><office:annotation><dc:creator>Nancy</dc:creator><dc:date>2006-11-02T00:00:00</dc:date><text:p>AU/PE: Requires attention.</text:p></office:annotation></text:span></text:p>
      <text:p text:style-name="P8">Figure 3-29<text:span text:style-name="T7"><office:annotation><dc:creator>Nancy</dc:creator><dc:date>2006-11-02T00:00:00</dc:date><text:p>FN</text:p></office:annotation></text:span></text:p>
      <text:p text:style-name="P9">The Ekiga window is simple and sleek<text:span text:style-name="T8"><office:annotation><dc:creator>Nancy</dc:creator><dc:date>2006-11-02T00:00:00</dc:date><text:p>FC</text:p></office:annotation></text:span></text:p>
      <text:p text:style-name="P3">You are now ready to make a call. To do this, simply enter the phone number or SIP address of the person you want to call, and click the Connect button next to the address bar. The call is then connected, and you can begin talking.</text:p>
      <text:p text:style-name="P3">On the left side of the window are a number of icons that do different things.</text:p>
      <text:p text:style-name="P12"><text:s/><text:tab/><text:span text:style-name="T9">Text </text:span><text:span text:style-name="T7"><office:annotation><dc:creator>Nancy</dc:creator><dc:date>2006-11-02T00:00:00</dc:date><text:p>BL</text:p></office:annotation></text:span><text:span text:style-name="T9">chat: </text:span>When in a chat, click this icon to open the text chat window. You can use this to send text messages to the user.</text:p>
      <text:p text:style-name="P12"><text:s/><text:tab/><text:span text:style-name="T9">View </text:span><text:span text:style-name="T7"><office:annotation><dc:creator>Nancy</dc:creator><dc:date>2006-11-02T00:00:00</dc:date><text:p>BL</text:p></office:annotation></text:span><text:span text:style-name="T9">mode: </text:span>Click this icon to select which view mode Ekiga is in. You typically need this when in a video chat with someone.</text:p>
      <text:p text:style-name="P12"><text:s/><text:tab/><text:span text:style-name="T9">Address </text:span><text:span text:style-name="T7"><office:annotation><dc:creator>Nancy</dc:creator><dc:date>2006-11-02T00:00:00</dc:date><text:p>BL</text:p></office:annotation></text:span><text:span text:style-name="T9">book: </text:span>Click this icon to access the address book. Here you can save your contacts and you can also access the ekiga.net online white pages to see who else is online.</text:p>
      <text:p text:style-name="P12"><text:s/><text:tab/><text:span text:style-name="T9">View </text:span><text:span text:style-name="T7"><office:annotation><dc:creator>Nancy</dc:creator><dc:date>2006-11-02T00:00:00</dc:date><text:p>BL</text:p></office:annotation></text:span><text:span text:style-name="T9">Webcam: </text:span>This icon switches on the Webcam so that you can see who are speaking to.</text:p>
      <text:p text:style-name="P3">In addition to these icons, there are some tabs located below the numeric keypad. Click these tabs to configure the audio and video settings for Ekiga.</text:p>
      <text:p text:style-name="P13">Exploring the Ubuntu Landscape<text:span text:style-name="T2"><office:annotation><dc:creator>Nancy</dc:creator><dc:date>2006-11-02T00:00:00</dc:date><text:p>HB</text:p></office:annotation></text:span></text:p>
      <text:p text:style-name="P2">Unlike many other OS, Ubuntu includes a comprehensive suite of applications right inside the system. This range of tools has been selected to allow you to d install Ubuntu and get your work done, communicate with other people, read and create documents, watch and/or listen to media, and more. Unfortunately, due to space restrictions this book can only skim over the surface of available applications.</text:p>
      <text:p text:style-name="P3">To help remedy this a bit, here is a quick summary of many of the applications included on the Applications menu in Ubuntu, including how to find the applications and a brief description:</text:p>
      <text:p text:style-name="P10"><text:s/><text:tab/><text:span text:style-name="T9">Text </text:span><text:span text:style-name="T7"><office:annotation><dc:creator>Nancy</dc:creator><dc:date>2006-11-02T00:00:00</dc:date><text:p>BL</text:p></office:annotation></text:span><text:span text:style-name="T9">Editor </text:span></text:p>
      <text:p text:style-name="P16">Applications &gt; Accessories &gt; Text Editor</text:p>
      <text:p text:style-name="P16">This simple yet powerful text editor is ideal for editing documents, making quick notes, and for programming. Included is a range of plug-ins for spell checking, statistics, file listings, and more.</text:p>
      <text:p text:style-name="P11"><text:s/><text:tab/><text:span text:style-name="T9">Calculator</text:span><text:span text:style-name="T7"><office:annotation><dc:creator>Nancy</dc:creator><dc:date>2006-11-02T00:00:00</dc:date><text:p>BL</text:p></office:annotation></text:span></text:p>
      <text:p text:style-name="P16">Applications &gt; Accessories &gt; Calculator</text:p>
      <text:p text:style-name="P16">For those times when you need to figure out a percentage or calculate if you are getting a raw deal from your employer, the calculator is there. It provides a range of functionality for simple and scientific calculations.</text:p>
      <text:p text:style-name="P11"><text:s/><text:tab/><text:span text:style-name="T9">Terminal</text:span><text:span text:style-name="T7"><office:annotation><dc:creator>Nancy</dc:creator><dc:date>2006-11-02T00:00:00</dc:date><text:p>BL</text:p></office:annotation></text:span></text:p>
      <text:p text:style-name="P16">Applications &gt; Accessories &gt; Terminal</text:p>
      <text:p text:style-name="P16">Underpinning the desktop is an incredibly powerful command line core. This application puts a window around a command line interface and allows you configure transparency, fonts, behavior, and more. Essential for the command line junkies among you.</text:p>
      <text:p text:style-name="P11"><text:s/><text:tab/><text:span text:style-name="T9">Dictionary</text:span><text:span text:style-name="T7"><office:annotation><dc:creator>Nancy</dc:creator><dc:date>2006-11-02T00:00:00</dc:date><text:p>BL</text:p></office:annotation></text:span></text:p>
      <text:p text:style-name="P16">Applications &gt; Accessories &gt; Dictionary</text:p>
      <text:p text:style-name="P16">The dictionary provides a great way to find out how to spell a word or discover what the meaning is. The dictionary uses the latest definitions from an online dictionary. For those of you who spent hours as a child looking up rude words in the dictionary, hours of fun are guaranteed.</text:p>
      <text:p text:style-name="P11"><text:s/><text:tab/><text:span text:style-name="T22">Gnometris</text:span><text:span text:style-name="T7"><office:annotation><dc:creator>Nancy</dc:creator><dc:date>2006-11-02T00:00:00</dc:date><text:p>BL</text:p></office:annotation></text:span></text:p>
      <text:p text:style-name="P17">Applications &gt; Games &gt; Gnometris</text:p>
      <text:p text:style-name="P16">If you have too much time on your hands, a sure fire way of wasting it is to play this version of Tetris. If you decide that single player Tetris is not enough, go and download gtetrinet.</text:p>
      <text:p text:style-name="P11"><text:s/><text:tab/><text:span text:style-name="T6">Nibbles</text:span><text:span text:style-name="T5"><office:annotation><dc:creator>Nancy</dc:creator><dc:date>2006-11-02T00:00:00</dc:date><text:p>BL</text:p></office:annotation></text:span></text:p>
      <text:p text:style-name="P17">Applications &gt; Games &gt; Nibbles</text:p>
      <text:p text:style-name="P16">The classic worm game comes to Ubuntu. Another sure fire way of whiling away an afternoon.</text:p>
      <text:p text:style-name="P11"><text:s/><text:tab/><text:span text:style-name="T6">Mahjongg</text:span><text:span text:style-name="T5"><office:annotation><dc:creator>Nancy</dc:creator><dc:date>2006-11-02T00:00:00</dc:date><text:p>BL</text:p></office:annotation></text:span></text:p>
      <text:p text:style-name="P17">Applications &gt; Games &gt; Mahjongg</text:p>
      <text:p text:style-name="P16">For those of you who actually understand the rules of Mahjongg, this application provides a great implementation of the game.</text:p>
      <text:p text:style-name="P11"><text:s/><text:tab/>FreeCell <text:span text:style-name="T5"><office:annotation><dc:creator>Nancy</dc:creator><dc:date>2006-11-02T00:00:00</dc:date><text:p>BL</text:p></office:annotation></text:span>Patience</text:p>
      <text:p text:style-name="P16">Applications &gt; Games &gt; FreeCell Patience</text:p>
      <text:p text:style-name="P16">There is a body of thinking that suggests that FreeCell may be responsible for untold hours of lost productivity. If you are impatient about playing Patience, select FreeCell Patience.</text:p>
      <text:p text:style-name="P11"><text:s/><text:tab/><text:span text:style-name="T6">Internet </text:span><text:span text:style-name="T5"><office:annotation><dc:creator>Nancy</dc:creator><dc:date>2006-11-02T00:00:00</dc:date><text:p>BL</text:p></office:annotation></text:span><text:span text:style-name="T6">Phone</text:span></text:p>
      <text:p text:style-name="P17">Applications &gt; Internet &gt; Ekiga Softphone</text:p>
      <text:p text:style-name="P16">Formally known as GNOME Meeting, Ekiga has experienced a raft in new features and been rebranded. You can use Ekiga for Voice over IP and talk to your friends for virtually no cost across the Internet. With most Voice over IP services and phones using the SIP protocol, the recent SIP integration in Ekiga means that you can join in on the fun. If you then roll in the video calling support, you are sure to spend hours with this great application.</text:p>
      <text:p text:style-name="P11"><text:s/><text:tab/>Internet <text:span text:style-name="T5"><office:annotation><dc:creator>Nancy</dc:creator><dc:date>2006-11-02T00:00:00</dc:date><text:p>BL</text:p></office:annotation></text:span>Relay Chat</text:p>
      <text:p text:style-name="P16">Applications &gt; Internet &gt; XChat-GNOME IRC Chat</text:p>
      <text:p text:style-name="P16">Internet Relay Chat (IRC) provides a way of talking to other people on the Internet by typing text into discussion channels. There are literally thousands of users online and thousands of channels available. IRC has proven to be a truly useful tool for getting help about Ubuntu and Linux, too. Be sure to log onto the Freenode network, and visit #ubuntu.</text:p>
      <text:p text:style-name="P11"><text:s/><text:tab/><text:span text:style-name="T6">Terminal </text:span><text:span text:style-name="T5"><office:annotation><dc:creator>Nancy</dc:creator><dc:date>2006-11-02T00:00:00</dc:date><text:p>BL</text:p></office:annotation></text:span><text:span text:style-name="T6">Server Client</text:span></text:p>
      <text:p text:style-name="P17">Applications &gt; Internet &gt; Terminal Server Client</text:p>
      <text:p text:style-name="P16">If you need to connect to a remote terminal server, this is how you do it.</text:p>
      <text:p text:style-name="P11"><text:s/><text:tab/>Movie <text:span text:style-name="T5"><office:annotation><dc:creator>Nancy</dc:creator><dc:date>2006-11-02T00:00:00</dc:date><text:p>BL</text:p></office:annotation></text:span>Player</text:p>
      <text:p text:style-name="P16">Applications &gt; Sound &amp; Video &gt; Movie Player</text:p>
      <text:p text:style-name="P16">Although listed as a movie player, this application actually plays a range of different types of media including both video and audio.</text:p>
      <text:p text:style-name="P11"><text:s/><text:tab/>Sound <text:span text:style-name="T5"><office:annotation><dc:creator>Nancy</dc:creator><dc:date>2006-11-02T00:00:00</dc:date><text:p>BL</text:p></office:annotation></text:span>Recorder</text:p>
      <text:p text:style-name="P16">Applications &gt; Sound &amp; Video &gt; Sound Recorder</text:p>
      <text:p text:style-name="P16">If you need to record something, such as your voice for a podcast or audio message, you can use this simple tool.</text:p>
      <text:p text:style-name="P11"><text:s/><text:tab/>Audio <text:span text:style-name="T5"><office:annotation><dc:creator>Nancy</dc:creator><dc:date>2006-11-02T00:00:00</dc:date><text:p>BL</text:p></office:annotation></text:span>CD Creator</text:p>
      <text:p text:style-name="P16">Applications &gt; Sound &amp; Video &gt; Serpentine Audio-CD Creator</text:p>
      <text:p text:style-name="P16">If you have a collection of sound files that you would like to convert to an audio CD, this is the tool for you. This is particularly handy if you have a long drive and want to burn a CD with some music or podcasts to listen to.</text:p>
      <text:p text:style-name="P11"><text:s/><text:tab/>CD <text:span text:style-name="T5"><office:annotation><dc:creator>Nancy</dc:creator><dc:date>2006-11-02T00:00:00</dc:date><text:p>BL</text:p></office:annotation></text:span>Ripper</text:p>
      <text:p text:style-name="P16">Applications &gt; Sound &amp; Video &gt; Sound Juicer CD Extractor</text:p>
      <text:p text:style-name="P16">This application is the reverse of the previous one, allowing you to convert songs on a CD into songs that live on your hard disk or portable music player.</text:p>
      <text:p text:style-name="P11"><text:s/><text:tab/>System <text:span text:style-name="T5"><office:annotation><dc:creator>Nancy</dc:creator><dc:date>2006-11-02T00:00:00</dc:date><text:p>BL</text:p></office:annotation></text:span>Administrator Terminal</text:p>
      <text:p text:style-name="P16">Applications &gt; System Tools &gt; Root Terminal</text:p>
      <text:p text:style-name="P16">If you want to run a number of commands as the system administrator, load this terminal, and you won’t need to constantly use sudo<text:span text:style-name="T5"><office:annotation><dc:creator>Nancy</dc:creator><dc:date>2006-11-02T00:00:00</dc:date><text:p>CD</text:p></office:annotation></text:span>.<text:span text:style-name="T5"><office:annotation><dc:creator>Nancy</dc:creator><dc:date>2006-11-02T00:00:00</dc:date><text:p>CD</text:p></office:annotation></text:span></text:p>
      <text:p text:style-name="P12"><text:s/><text:tab/>System <text:span text:style-name="T5"><office:annotation><dc:creator>Nancy</dc:creator><dc:date>2006-11-02T00:00:00</dc:date><text:p>BL</text:p></office:annotation></text:span>Monitor</text:p>
      <text:p text:style-name="P16">System &gt; Administration &gt; System Monitor</text:p>
      <text:p text:style-name="P16">To get an idea of the current performance of your computer, click on this tool. The System Monitor lets you know which applications are running, how much memory/processing power they are using, and it also allows you to kill or restart processes that are hogging the resources.</text:p>
      <text:p text:style-name="P14">Other Applications to Try<text:span text:style-name="T1"><office:annotation><dc:creator>Nancy</dc:creator><dc:date>2006-11-02T00:00:00</dc:date><text:p>HC</text:p></office:annotation></text:span></text:p>
      <text:p text:style-name="P2">There are literally thousands of available packages that can be installed on your Ubuntu computer. These packages span over a range of different areas, and this section covers some of the popular ones. Coverage of software installation appears in Chapter 4. Try these useful applications:</text:p>
      <text:p text:style-name="P10"><text:s/><text:tab/>Blender<text:span text:style-name="T5"><office:annotation><dc:creator>Nancy</dc:creator><dc:date>2006-11-02T00:00:00</dc:date><text:p>BL</text:p></office:annotation></text:span></text:p>
      <text:p text:style-name="P16">Package to install: blender</text:p>
      <text:p text:style-name="P16">Blender (See Figure 3-30<text:span text:style-name="T5"><office:annotation><dc:creator>Nancy</dc:creator><dc:date>2006-11-02T00:00:00</dc:date><text:p>Figure number verified.</text:p></office:annotation></text:span>) is an incredibly powerful 3D modeling, animation, rendering, and production studio. Blender amasses an impressive range of functionality for creating photorealistic scenes, animations, and real-time virtual walkthroughs. Blender is also fully scriptable in Python.</text:p>
      <text:p text:style-name="P7"><text:span text:style-name="T6">***insert Figure 3-30 03fig30.tif</text:span><text:span text:style-name="T4"><office:annotation><dc:creator>Nancy</dc:creator><dc:date>2006-11-02T00:00:00</dc:date><text:p>AU/PE: Requires attention.</text:p></office:annotation></text:span></text:p>
      <text:p text:style-name="P8"><text:span text:style-name="T23">Figure 3-30</text:span><text:span text:style-name="T7"><office:annotation><dc:creator>Nancy</dc:creator><dc:date>2006-11-02T00:00:00</dc:date><text:p>FN</text:p></office:annotation></text:span></text:p>
      <text:p text:style-name="P9"><text:span text:style-name="T23">Blender</text:span><text:span text:style-name="T8"><office:annotation><dc:creator>Nancy</dc:creator><dc:date>2006-11-02T00:00:00</dc:date><text:p>FC</text:p></office:annotation></text:span></text:p>
      <text:p text:style-name="P11"><text:span text:style-name="T23"><text:s/><text:tab/>Inkscape</text:span><text:span text:style-name="T5"><office:annotation><dc:creator>Nancy</dc:creator><dc:date>2006-11-02T00:00:00</dc:date><text:p>BL</text:p></office:annotation></text:span></text:p>
      <text:p text:style-name="P16">Package to install: inkscape</text:p>
      <text:p text:style-name="P16">Inkscape (See Figure 3-31<text:span text:style-name="T5"><office:annotation><dc:creator>Nancy</dc:creator><dc:date>2006-11-02T00:00:00</dc:date><text:p>Figure number verified.</text:p></office:annotation></text:span>) is a drawing package for creating Scalable Vector Graphics (SVG). Ever since the SVG format was introduced, it has taken the design world by storm and allows the creation of graphics that can scale to any size. Inkscape is a hugely flexible tool for creating such graphics, and a huge range of icons and artwork in Open Source projects are made in Inkscape.</text:p>
      <text:p text:style-name="P7"><text:span text:style-name="T6">***insert Figure 3-31 03fig31.tif</text:span><text:span text:style-name="T4"><office:annotation><dc:creator>Nancy</dc:creator><dc:date>2006-11-02T00:00:00</dc:date><text:p>AU/PE: Requires attention.</text:p></office:annotation></text:span></text:p>
      <text:p text:style-name="P8">Figure 3-31<text:span text:style-name="T7"><office:annotation><dc:creator>Nancy</dc:creator><dc:date>2006-11-02T00:00:00</dc:date><text:p>FN</text:p></office:annotation></text:span></text:p>
      <text:p text:style-name="P9">Inkscape<text:span text:style-name="T8"><office:annotation><dc:creator>Nancy</dc:creator><dc:date>2006-11-02T00:00:00</dc:date><text:p>FC</text:p></office:annotation></text:span></text:p>
      <text:p text:style-name="P11"><text:s/><text:tab/>Beagle<text:span text:style-name="T5"><office:annotation><dc:creator>Nancy</dc:creator><dc:date>2006-11-02T00:00:00</dc:date><text:p>BL</text:p></office:annotation></text:span></text:p>
      <text:p text:style-name="P16">Package to install: beagle</text:p>
      <text:p text:style-name="P16">Beagle (See Figure 3-32<text:span text:style-name="T5"><office:annotation><dc:creator>Nancy</dc:creator><dc:date>2006-11-02T00:00:00</dc:date><text:p>Figure number verified.</text:p></office:annotation></text:span>) is a search system that indexes virtually everything. When you install Beagle, you can search for “campfire,” and it would return documents, images, Web pages, blog entries, instant messaging conversations, and more that contain that term. Beagle is still very much in development but is an incredibly useful tool.</text:p>
      <text:p text:style-name="P7"><text:span text:style-name="T6">***insert Figure 3-32 03fig32.tif</text:span><text:span text:style-name="T4"><office:annotation><dc:creator>Nancy</dc:creator><dc:date>2006-11-02T00:00:00</dc:date><text:p>AU/PE: Requires attention.</text:p></office:annotation></text:span></text:p>
      <text:p text:style-name="P8">Figure 3-32<text:span text:style-name="T7"><office:annotation><dc:creator>Nancy</dc:creator><dc:date>2006-11-02T00:00:00</dc:date><text:p>FN</text:p></office:annotation></text:span></text:p>
      <text:p text:style-name="P9">Beagle<text:span text:style-name="T8"><office:annotation><dc:creator>Nancy</dc:creator><dc:date>2006-11-02T00:00:00</dc:date><text:p>FC</text:p></office:annotation></text:span></text:p>
      <text:p text:style-name="P11"><text:s/><text:tab/>F-Spot<text:span text:style-name="T5"><office:annotation><dc:creator>Nancy</dc:creator><dc:date>2006-11-02T00:00:00</dc:date><text:p>BL</text:p></office:annotation></text:span></text:p>
      <text:p text:style-name="P16">Package to install: f-spot</text:p>
      <text:p text:style-name="P16">F-Spot (See Figure 3-33<text:span text:style-name="T5"><office:annotation><dc:creator>Nancy</dc:creator><dc:date>2006-11-02T00:00:00</dc:date><text:p>Figure number verified.</text:p></office:annotation></text:span>) is a complete photo management application. With it you can import photos from your digital camera or USB stick, tag them with familiar terms, do touch ups, and edit them in different ways. In addition to this, F-Spot can upload photos easily to Flickr and other online photo galleries. F-Spot is particularly useful for those of you who are trigger happy with a digital camera.</text:p>
      <text:p text:style-name="P7"><text:span text:style-name="T6">***insert Figure 3-33 03fig33.tif</text:span><text:span text:style-name="T4"><office:annotation><dc:creator>Nancy</dc:creator><dc:date>2006-11-02T00:00:00</dc:date><text:p/></office:annotation></text:span></text:p>
      <text:p text:style-name="P8">Figure 3-33<text:span text:style-name="T7"><office:annotation><dc:creator>Nancy</dc:creator><dc:date>2006-11-02T00:00:00</dc:date><text:p>FN</text:p></office:annotation></text:span></text:p>
      <text:p text:style-name="P9">F-Spot<text:span text:style-name="T8"><office:annotation><dc:creator>Nancy</dc:creator><dc:date>2006-11-02T00:00:00</dc:date><text:p>FC</text:p></office:annotation></text:span></text:p>
      <text:p text:style-name="P11"><text:s/><text:tab/>NVU<text:span text:style-name="T5"><office:annotation><dc:creator>Nancy</dc:creator><dc:date>2006-11-02T00:00:00</dc:date><text:p>BL</text:p></office:annotation></text:span></text:p>
      <text:p text:style-name="P16">Package to install: nvu</text:p>
      <text:p text:style-name="P16">NVU (See Figure 3-34<text:span text:style-name="T5"><office:annotation><dc:creator>Nancy</dc:creator><dc:date>2006-11-02T00:00:00</dc:date><text:p>Figure number verified.</text:p></office:annotation></text:span>) is a complete What You See Is What You Get (WYSIWYG) Web page editor. NVU is ideal if you want to create Web pages visually without having to learn HTML and CSS code. NVU lets you create your pages and upload them easily.</text:p>
      <text:p text:style-name="P7"><text:span text:style-name="T6">***insert Figure 3-34 03fig34.tif</text:span><text:span text:style-name="T4"><office:annotation><dc:creator>Nancy</dc:creator><dc:date>2006-11-02T00:00:00</dc:date><text:p>AU/PE: Requires attention.</text:p></office:annotation></text:span></text:p>
      <text:p text:style-name="P8">Figure 3-34<text:span text:style-name="T7"><office:annotation><dc:creator>Nancy</dc:creator><dc:date>2006-11-02T00:00:00</dc:date><text:p>FN</text:p></office:annotation></text:span></text:p>
      <text:p text:style-name="P9">NVU<text:span text:style-name="T8"><office:annotation><dc:creator>Nancy</dc:creator><dc:date>2006-11-02T00:00:00</dc:date><text:p>FC</text:p></office:annotation></text:span></text:p>
      <text:p text:style-name="P11"><text:s/><text:tab/>Bluefish<text:span text:style-name="T5"><office:annotation><dc:creator>Nancy</dc:creator><dc:date>2006-11-02T00:00:00</dc:date><text:p>BL</text:p></office:annotation></text:span></text:p>
      <text:p text:style-name="P16">Package to install: bluefish</text:p>
      <text:p text:style-name="P16">For those of you who want to create Web pages but prefer to write code, Bluefish (See Figure 3-35<text:span text:style-name="T5"><office:annotation><dc:creator>Nancy</dc:creator><dc:date>2006-11-02T00:00:00</dc:date><text:p>Figure number verified.</text:p></office:annotation></text:span>) is an excellent Web editor. Bluefish is a lightweight but feature-rich editor with support for a range of languages as well as HTML and CSS.</text:p>
      <text:p text:style-name="P7"><text:span text:style-name="T6">***insert Figure 3-35 03fig35.tif</text:span><text:span text:style-name="T4"><office:annotation><dc:creator>Nancy</dc:creator><dc:date>2006-11-02T00:00:00</dc:date><text:p>AU/PE : Requires attention. </text:p><text:p/></office:annotation></text:span></text:p>
      <text:p text:style-name="P8">Figure 3-35<text:span text:style-name="T7"><office:annotation><dc:creator>Nancy</dc:creator><dc:date>2006-11-02T00:00:00</dc:date><text:p>FN</text:p></office:annotation></text:span></text:p>
      <text:p text:style-name="P9">Bluefish<text:span text:style-name="T8"><office:annotation><dc:creator>Nancy</dc:creator><dc:date>2006-11-02T00:00:00</dc:date><text:p>FC</text:p></office:annotation></text:span></text:p>
      <text:p text:style-name="P11"><text:s/><text:tab/>Eclipse<text:span text:style-name="T5"><office:annotation><dc:creator>Nancy</dc:creator><dc:date>2006-11-02T00:00:00</dc:date><text:p>BL</text:p></office:annotation></text:span></text:p>
      <text:p text:style-name="P16">Package to install: eclipse</text:p>
      <text:p text:style-name="P16">If you are a developer and want an entire development environment, Eclipse (See Figure 3-36<text:span text:style-name="T5"><office:annotation><dc:creator>Nancy</dc:creator><dc:date>2006-11-02T00:00:00</dc:date><text:p>Figure number verified.</text:p></office:annotation></text:span>) is a good choice. Eclipse includes support for a huge range of languages by using plug-ins. This includes support for C, C++, Java, Python, Perl, Ruby, PHP, and more. Eclipse also has built in support for source control (CVS or Subversion), debugging, and automatically handles its own (and the plug-in’s) software updates.</text:p>
      <text:p text:style-name="P7"><text:span text:style-name="T6">***insert Figure 3-36 03fig36.tif</text:span><text:span text:style-name="T4"><office:annotation><dc:creator>Nancy</dc:creator><dc:date>2006-11-02T00:00:00</dc:date><text:p>AU/PE : Requires attention.</text:p><text:p/></office:annotation></text:span></text:p>
      <text:p text:style-name="P8">Figure 3-36<text:span text:style-name="T7"><office:annotation><dc:creator>Nancy</dc:creator><dc:date>2006-11-02T00:00:00</dc:date><text:p>FN</text:p></office:annotation></text:span></text:p>
      <text:p text:style-name="P9">Eclipse<text:span text:style-name="T8"><office:annotation><dc:creator>Nancy</dc:creator><dc:date>2006-11-02T00:00:00</dc:date><text:p>FC</text:p></office:annotation></text:span></text:p>
      <text:p text:style-name="P6">The Ubuntu File Chooser and Bookmarks<text:span text:style-name="T1"><office:annotation><dc:creator>Nancy</dc:creator><dc:date>2006-11-02T00:00:00</dc:date><text:p>HA</text:p></office:annotation></text:span></text:p>
      <text:p text:style-name="P2">One area in which the GNOME developers have worked hard is to create an intuitive and useful file chooser that is accessed in applications with File &gt; Open. You may be wondering why they have spent so much time on such a small and seemingly insignificant part of the desktop. In reality however, finding files is one of the most frustrating aspects of using computers and often involves digging through folder after folder to find what you need. Luckily, the GNOME file chooser helps cut down much of this file hunting significantly.</text:p>
      <text:p text:style-name="P3">The file chooser is shown in Figure 3-37<text:span text:style-name="T5"><office:annotation><dc:creator>Nancy</dc:creator><dc:date>2006-11-02T00:00:00</dc:date><text:p>Figure number verified.</text:p></office:annotation></text:span>.</text:p>
      <text:p text:style-name="P7"><text:span text:style-name="T6">***insert Figure 3-37 03fig037.tif</text:span><text:span text:style-name="T4"><office:annotation><dc:creator>Nancy</dc:creator><dc:date>2006-11-02T00:00:00</dc:date><text:p>AU/PE: Requires attention.</text:p><text:p/></office:annotation></text:span></text:p>
      <text:p text:style-name="P8">Figure 3-37<text:span text:style-name="T7"><office:annotation><dc:creator>Nancy</dc:creator><dc:date>2006-11-02T00:00:00</dc:date><text:p>FN</text:p></office:annotation></text:span></text:p>
      <text:p text:style-name="P9">The file chooser has a number of subtle features such as bookmarks<text:span text:style-name="T8"><office:annotation><dc:creator>Nancy</dc:creator><dc:date>2006-11-02T00:00:00</dc:date><text:p>FC</text:p></office:annotation></text:span>.</text:p>
      <text:p text:style-name="P3">The listing of files on the right hand side is used to find the file you need, and you can click on folders in this listing to traverse deeper into your subfolders. Note how each folder is displayed above the listing in a series of buttons. You can click these buttons to easily jump back to parent folders when needed.</text:p>
      <text:p text:style-name="P3">Aside from manually picking files, the chooser also supports <text:span text:style-name="T3">bookmarks</text:span>. On the left side of the chooser there is a list of devices and bookmarks. These include Home (your home directory), Desktop (the files on your desktop), Filesystem (the entire hard drive), as well as devices such as CD drives, Floppy drives, and USB sticks.</text:p>
      <text:p text:style-name="P3">To create your own bookmark, use the listing on the right to find the folder that you want to bookmark, single-click it, and then click <text:span text:style-name="T10">Add</text:span> below the bookmarks box. The folder now appears in the bookmarks. Now whenever you need to access that folder, just click the bookmark! In addition to putting the bookmark in the file chooser, it is also available in other parts of the desktop such as the Places menu and in the file manager.</text:p>
      <text:p text:style-name="P6">Ubuntu in Your Language<text:span text:style-name="T1"><office:annotation><dc:creator>Nancy</dc:creator><dc:date>2006-11-02T00:00:00</dc:date><text:p>HA</text:p></office:annotation></text:span></text:p>
      <text:p text:style-name="P2">When you installed Ubuntu, you were asked which language the system should use. Although this sets the initial language for the system, you may want to change the language at a later date. To do this click System &gt; Administration &gt; Language Selector.</text:p>
      <text:p text:style-name="P3">Ubuntu supports a huge range of different languages, and many applications include a <text:span text:style-name="T10">Translate This Application</text:span> menu option in the Help menu so that normal Ubuntu users can contribute translations in their language. If you would like help with this effort, it is a fantastic contribution to the Ubuntu project.</text:p>
      <text:p text:style-name="P3">When the language selector first loads, it may ask you to update your Language Packs. Just click <text:span text:style-name="T10">Yes</text:span> to continue. Inside the dialog box a number of languages are listed, each of which has <text:span text:style-name="T10">Translations</text:span> and <text:span text:style-name="T10">Writing Aids</text:span> checkboxes. For each language that you want available on the system, check the relevant boxes. The Translations box should be checked for menus, labels and buttons to be translated, and the Writing Aids box should be checked to install dictionaries and grammar checkers.</text:p>
      <text:p text:style-name="P3">When you have selected the boxes, click the <text:span text:style-name="T10">Apply</text:span> button, and the appropriate language packs are downloaded and installed. Now use the <text:span text:style-name="T10">Default Language</text:span> combo box to choose the new language. You need to log out and log back in for the changes to take effect.</text:p>
      <text:p text:style-name="P4">Choosing a New Language<text:span text:style-name="T2"><office:annotation><dc:creator>Nancy</dc:creator><dc:date>2006-11-02T00:00:00</dc:date><text:p>TIH</text:p></office:annotation></text:span></text:p>
      <text:p text:style-name="P5">When you see the login screen, you can use the Language button to choose a language for that specific login session. When you select the language you are asked if you want to make it the default language or use it just for that specific session.<text:span text:style-name="T4"><office:annotation><dc:creator>Nancy</dc:creator><dc:date>2006-11-02T00:00:00</dc:date><text:p>TI</text:p></office:annotation></text:span></text:p>
      <text:p text:style-name="P6">Customizing Ubuntu’s Look and Feel<text:span text:style-name="T1"><office:annotation><dc:creator>Nancy</dc:creator><dc:date>2006-11-02T00:00:00</dc:date><text:p>HA</text:p></office:annotation></text:span></text:p>
      <text:p text:style-name="P2">Whenever I have put someone in front of Ubuntu for the first time, there seems a uniform natural desire to tweak the look and feel of the desktop. In our increasingly diverse society, everyone is different, and everyone’s tastes are equally individual and unique. It can be fun tweaking our desktops so they look just right, and Ubuntu has great support for all kinds of adjustments to your desktop. Do you want different looking applications with a lime green background and crazy fonts? No problem, just don’t show it to anyone else...</text:p>
      <text:p text:style-name="P13">Changing the Background<text:span text:style-name="T2"><office:annotation><dc:creator>Nancy</dc:creator><dc:date>2006-11-02T00:00:00</dc:date><text:p>HB</text:p></office:annotation></text:span></text:p>
      <text:p text:style-name="P2">To change the background of your desktop right-click it and select Change Desktop Background. Inside the dialog box that appears, choose your wallpaper by clicking on an image and the desktop background will automatically change. Ubuntu comes with a limited range of preinstalled wallpapers, so it is likely that you will want to add your own wallpaper. To do this, save your wallpaper somewhere on your computer, and then use the <text:span text:style-name="T10">Add Wallpaper</text:span> button to select it. The new wallpaper can be selected from the list.</text:p>
      <text:p text:style-name="P3">If you are not really a wallpaper kind of person and would prefer just a color for the background, you can use the <text:span text:style-name="T10">Desktop Colors</text:span> controls at the bottom of the dialog box. The combo box provides three different types of background: Solid Color, Horizontal Gradient, and Vertical Gradient. Next to the combo box you click on the color chip to select the relevant color(s).</text:p>
      <text:p text:style-name="P13">Changing the Theme<text:span text:style-name="T2"><office:annotation><dc:creator>Nancy</dc:creator><dc:date>2006-11-02T00:00:00</dc:date><text:p>HB</text:p></office:annotation></text:span></text:p>
      <text:p text:style-name="P2">When you are using your applications, the visual appearance of the buttons, scroll bars, widgets, and other bits and pieces are controlled by the <text:span text:style-name="T10">Theme</text:span>. The built-in theming system can make your applications look radically different, and Ubuntu ships a number of themes with it that you can try.</text:p>
      <text:p text:style-name="P14">Choosing a New Theme<text:span text:style-name="T1"><office:annotation><dc:creator>Nancy</dc:creator><dc:date>2006-11-02T00:00:00</dc:date><text:p>HC</text:p></office:annotation></text:span></text:p>
      <text:p text:style-name="P2">To choose a new theme click System &gt; Preferences &gt; Theme. Inside the dialog box that pops up are a number of themes that you can choose. Just click on a theme and the desktop will be adjusted automatically. You can further customize your theme by clicking the <text:span text:style-name="T10">Theme Details</text:span> button. A new dialog box appears that has tabs for the different parts of the theme you can configure. Click each tab and select an entry from the list to create your own perfect theme.</text:p>
      <text:p text:style-name="P14">Installing New Themes<text:span text:style-name="T1"><office:annotation><dc:creator>Nancy</dc:creator><dc:date>2006-11-02T00:00:00</dc:date><text:p>HC</text:p></office:annotation></text:span></text:p>
      <text:p text:style-name="P2">To install a new theme, first head over to <text:a xlink:type="simple" xlink:href="http://art.gnome.org/"><text:span text:style-name="Internet_20_link">http://art.gnome.org/</text:span></text:a>, and find a theme that you like. You need to look for <text:span text:style-name="T10">Application Themes</text:span> when browsing the site. When you find a theme that you like, download it to your computer. Now Click System &gt; Preferences &gt; Themes and click the <text:span text:style-name="T10">Install Theme</text:span> button. Using the file chooser, find the theme that you just downloaded and it will install automatically. Now select your new theme from the list.</text:p>
      <text:p text:style-name="P13">Configuring a Screensaver<text:span text:style-name="T2"><office:annotation><dc:creator>Nancy</dc:creator><dc:date>2006-11-02T00:00:00</dc:date><text:p>HB</text:p></office:annotation></text:span></text:p>
      <text:p text:style-name="P2">To choose a different screensaver click System &gt; Preferences &gt; Screensaver. The screensaver configuration tool then loads (Figure 3-38<text:span text:style-name="T5"><office:annotation><dc:creator>Nancy</dc:creator><dc:date>2006-11-02T00:00:00</dc:date><text:p>Figure number verified.</text:p></office:annotation></text:span>).</text:p>
      <text:p text:style-name="P7"><text:span text:style-name="T6">***insert Figure 3-38 03fig38.tif</text:span><text:span text:style-name="T4"><office:annotation><dc:creator>Nancy</dc:creator><dc:date>2006-11-02T00:00:00</dc:date><text:p>AU/PE: Requires attention.</text:p></office:annotation></text:span></text:p>
      <text:p text:style-name="P8">Figure 3-38<text:span text:style-name="T7"><office:annotation><dc:creator>Nancy</dc:creator><dc:date>2006-11-02T00:00:00</dc:date><text:p>FN</text:p></office:annotation></text:span></text:p>
      <text:p text:style-name="P9">A number of screensavers are bundled with Ubuntu<text:span text:style-name="T8"><office:annotation><dc:creator>Nancy</dc:creator><dc:date>2006-11-02T00:00:00</dc:date><text:p>FC</text:p></office:annotation></text:span></text:p>
      <text:p text:style-name="P2">On the left side of the window is a list of available screensavers. Click on a screensaver and you will see a preview appear in the space to the right of the list. You can then use the slider to select how long the computer needs to be idle for before the screensaver kicks in.</text:p>
      <text:p text:style-name="P2">The Lock Screen When Screensaver Is Active checkbox can be selected to lock the screen when the screensaver starts, and, as such, require the user to enter their password to reactivate the desktop. This is useful if you work in an office and want to ensure that no one tampers with your computer when you are away.</text:p>
      <text:p text:style-name="P6">Managing Your Files<text:span text:style-name="T1"><office:annotation><dc:creator>Nancy</dc:creator><dc:date>2006-11-02T00:00:00</dc:date><text:p>HA</text:p></office:annotation></text:span></text:p>
      <text:p text:style-name="P2">Files are the meat and potatoes of any computer, and they need to be managed, copied, moved, renamed, grouped, and loaded. Included with Ubuntu is a powerful yet simple file manager called Nautilus that integrates tightly into your desktop.</text:p>
      <text:p text:style-name="P3">Nautilus makes extensive use of drag and drop. Unlike the kind of file manager used in Windows with its tree view and listing of files, Nautilus displays files in a series of windows in which you can drag files around easily. For those who just can’t say goodbye to the tree view, Nautilus also supports that. Aside from providing a simpler user interface, Nautilus also includes a number of useful features such as video and image previews, emblems, bookmarks, permissions management, and more.</text:p>
      <text:p text:style-name="P13">How Linux Stores and Organizes Files<text:span text:style-name="T2"><office:annotation><dc:creator>Nancy</dc:creator><dc:date>2006-11-02T00:00:00</dc:date><text:p>HB</text:p></office:annotation></text:span></text:p>
      <text:p text:style-name="P2">Before we use Nautilus it would be worthwhile to have a crash course in how files and folders are organized on a Linux system. If you have not used Linux before, this is likely to be new to you as the layout it is quite different from Windows and Mac OS X.</text:p>
      <text:p text:style-name="P4">Folder and Directories<text:span text:style-name="T2"><office:annotation><dc:creator>Nancy</dc:creator><dc:date>2006-11-02T00:00:00</dc:date><text:p>TIH</text:p></office:annotation></text:span></text:p>
      <text:p text:style-name="P5">When reading about file management, don’t get confused by the terms “folders” and ”directories”—both words describe the same thing.<text:span text:style-name="T4"><office:annotation><dc:creator>Nancy</dc:creator><dc:date>2006-11-02T00:00:00</dc:date><text:p>TI</text:p></office:annotation></text:span></text:p>
      <text:p text:style-name="P3">In the Windows world each disk drive is labeled with an identifying letter such as C: for your hard disk and A: for the floppy drive. In the Linux world, however, everything is part of the same file system organization. As such, if you have two or three hard disks, a CD drive, and USB stick all plugged in, they will all be part of the same folder structure.</text:p>
      <text:p text:style-name="P3">The diagram shown in Figure 3-39 <text:span text:style-name="T5"><office:annotation><dc:creator>Nancy</dc:creator><dc:date>2006-11-02T00:00:00</dc:date><text:p>Figure number verified.</text:p></office:annotation></text:span>should give you an idea of how everything hangs together.</text:p>
      <text:p text:style-name="P7">***insert Figure 3-39 03fig39.doc line art<text:span text:style-name="T4"><office:annotation><dc:creator>Nancy</dc:creator><dc:date>2006-11-02T00:00:00</dc:date><text:p>AU/PE: Requires attention.</text:p></office:annotation></text:span></text:p>
      <text:p text:style-name="P8">Figure 3-39<text:span text:style-name="T7"><office:annotation><dc:creator>Nancy</dc:creator><dc:date>2006-11-02T00:00:00</dc:date><text:p>FN</text:p></office:annotation></text:span></text:p>
      <text:p text:style-name="P9">Linux file system organization<text:span text:style-name="T8"><office:annotation><dc:creator>Nancy</dc:creator><dc:date>2006-11-02T00:00:00</dc:date><text:p>FC</text:p></office:annotation></text:span></text:p>
      <text:p text:style-name="P3">Right at the top of the tree is the root folder, referred to as /. Inside this folder there are a number of special system folders, each with a specific use. As an example, the /home folder contains a number of home directories for each user on the system. As such, the jono user account has the home folder set to /home/jono.</text:p>
      <text:p text:style-name="P14">Which Folder Does What?<text:span text:style-name="T1"><office:annotation><dc:creator>Nancy</dc:creator><dc:date>2006-11-02T00:00:00</dc:date><text:p>HC</text:p></office:annotation></text:span></text:p>
      <text:p text:style-name="P2">The folder structure in a modern Linux distribution such as Ubuntu was largely inspired by the original Unix foundations that were created by men with large beards and sensible jumpers. Although you don’t really need to know what these folders do, since Ubuntu looks after the housekeeping for you, some of you may be interested in the more important folders. For your pleasure, we present the Linux folder hit list in Table 3-1<text:span text:style-name="T5"><office:annotation><dc:creator>Nancy</dc:creator><dc:date>2006-11-02T00:00:00</dc:date><text:p>Table number verified.</text:p></office:annotation></text:span>.</text:p>
      <text:p text:style-name="P18">Table 3-1<text:span text:style-name="T7"><office:annotation><dc:creator>Nancy</dc:creator><dc:date>2006-11-02T00:00:00</dc:date><text:p>TN</text:p></office:annotation></text:span></text:p>
      <text:p text:style-name="P19">Linux folders<text:span text:style-name="T8"><office:annotation><dc:creator>Nancy</dc:creator><dc:date>2006-11-02T00:00:00</dc:date><text:p>TC</text:p></office:annotation></text:span></text:p>
      <table:table table:name="Table1" table:style-name="Table1">
        <table:table-column table:style-name="Table1.A"/>
        <table:table-column table:style-name="Table1.B"/>
        <table:table-row table:style-name="Table1.1">
          <table:table-cell table:style-name="Table1.A1" office:value-type="string">
            <text:p text:style-name="P20">FOLDER</text:p>
          </table:table-cell>
          <table:table-cell table:style-name="Table1.B1" office:value-type="string">
            <text:p text:style-name="P20">USE</text:p>
          </table:table-cell>
        </table:table-row>
        <table:table-row table:style-name="Table1.1">
          <table:table-cell table:style-name="Table1.A2" office:value-type="string">
            <text:p text:style-name="P21">/boot</text:p>
          </table:table-cell>
          <table:table-cell table:style-name="Table1.B2" office:value-type="string">
            <text:p text:style-name="P22">Contains important files to boot the computer including the bootloader configuration and the kernel.</text:p>
          </table:table-cell>
        </table:table-row>
        <table:table-row table:style-name="Table1.1">
          <table:table-cell table:style-name="Table1.A2" office:value-type="string">
            <text:p text:style-name="P22">/dev</text:p>
          </table:table-cell>
          <table:table-cell table:style-name="Table1.B2" office:value-type="string">
            <text:p text:style-name="P22">Each device on your system (such as sound cards, Webcams etc) has an entry in this folder. Each application accesses the device by using the relevant items inside /dev.</text:p>
          </table:table-cell>
        </table:table-row>
        <table:table-row table:style-name="Table1.1">
          <table:table-cell table:style-name="Table1.A2" office:value-type="string">
            <text:p text:style-name="P22">/etc</text:p>
          </table:table-cell>
          <table:table-cell table:style-name="Table1.B2" office:value-type="string">
            <text:p text:style-name="P22">Systemwide configuration files for the software installed on your system are stored here.</text:p>
          </table:table-cell>
        </table:table-row>
        <table:table-row table:style-name="Table1.1">
          <table:table-cell table:style-name="Table1.A2" office:value-type="string">
            <text:p text:style-name="P22">/home</text:p>
          </table:table-cell>
          <table:table-cell table:style-name="Table1.B2" office:value-type="string">
            <text:p text:style-name="P22">Each user account on the system has a home directory, and they are stored here.</text:p>
          </table:table-cell>
        </table:table-row>
        <table:table-row table:style-name="Table1.1">
          <table:table-cell table:style-name="Table1.A2" office:value-type="string">
            <text:p text:style-name="P22">/lib</text:p>
          </table:table-cell>
          <table:table-cell table:style-name="Table1.B2" office:value-type="string">
            <text:p text:style-name="P22">Important system software libraries are stored here. You should never need to delve into this world of the unknown.</text:p>
          </table:table-cell>
        </table:table-row>
        <table:table-row table:style-name="Table1.1">
          <table:table-cell table:style-name="Table1.A2" office:value-type="string">
            <text:p text:style-name="P22">/media</text:p>
          </table:table-cell>
          <table:table-cell table:style-name="Table1.B2" office:value-type="string">
            <text:p text:style-name="P22">Media devices such as CD drives and USB sticks are referenced here when they are plugged in. More on this later.</text:p>
          </table:table-cell>
        </table:table-row>
        <table:table-row table:style-name="Table1.1">
          <table:table-cell table:style-name="Table1.A2" office:value-type="string">
            <text:p text:style-name="P22">/mnt</text:p>
          </table:table-cell>
          <table:table-cell table:style-name="Table1.B2" office:value-type="string">
            <text:p text:style-name="P22">Other devices can be mounted later. Again, more on this later.</text:p>
          </table:table-cell>
        </table:table-row>
        <table:table-row table:style-name="Table1.1">
          <table:table-cell table:style-name="Table1.A2" office:value-type="string">
            <text:p text:style-name="P22">/opt</text:p>
          </table:table-cell>
          <table:table-cell table:style-name="Table1.B2" office:value-type="string">
            <text:p text:style-name="P22">Optional software can be installed here. This folder is usually used when you want to build you own software. If you don’t build your own software, you ignore this folder.</text:p>
          </table:table-cell>
        </table:table-row>
        <table:table-row table:style-name="Table1.1">
          <table:table-cell table:style-name="Table1.A2" office:value-type="string">
            <text:p text:style-name="P22">/proc /sys</text:p>
          </table:table-cell>
          <table:table-cell table:style-name="Table1.B2" office:value-type="string">
            <text:p text:style-name="P22">Information about current running status of the system is stored here.</text:p>
          </table:table-cell>
        </table:table-row>
        <table:table-row table:style-name="Table1.1">
          <table:table-cell table:style-name="Table1.A2" office:value-type="string">
            <text:p text:style-name="P22">/root</text:p>
          </table:table-cell>
          <table:table-cell table:style-name="Table1.B2" office:value-type="string">
            <text:p text:style-name="P22">This is the home directory for the main superuser.</text:p>
          </table:table-cell>
        </table:table-row>
        <table:table-row table:style-name="Table1.1">
          <table:table-cell table:style-name="Table1.A2" office:value-type="string">
            <text:p text:style-name="P22">/sbin</text:p>
          </table:table-cell>
          <table:table-cell table:style-name="Table1.B2" office:value-type="string">
            <text:p text:style-name="P22">Software that should only be run by the superuser is stored here.</text:p>
          </table:table-cell>
        </table:table-row>
        <table:table-row table:style-name="Table1.1">
          <table:table-cell table:style-name="Table1.A2" office:value-type="string">
            <text:p text:style-name="P22">/usr</text:p>
          </table:table-cell>
          <table:table-cell table:style-name="Table1.B2" office:value-type="string">
            <text:p text:style-name="P22">General software is installed here.</text:p>
          </table:table-cell>
        </table:table-row>
        <table:table-row table:style-name="Table1.1">
          <table:table-cell table:style-name="Table1.A2" office:value-type="string">
            <text:p text:style-name="P23">/var</text:p>
          </table:table-cell>
          <table:table-cell table:style-name="Table1.B2" office:value-type="string">
            <text:p text:style-name="P23">This folder contains log files about the software on your computer.</text:p>
          </table:table-cell>
        </table:table-row>
      </table:table>
      <text:p text:style-name="P14">Configuration Files<text:span text:style-name="T1"><office:annotation><dc:creator>Nancy</dc:creator><dc:date>2006-11-02T00:00:00</dc:date><text:p>HC</text:p></office:annotation></text:span></text:p>
      <text:p text:style-name="P24">In the above table, /etc is described as storing systemwide configuration files for your computer. Aside from these files that affect everyone, there are also configuration files for each specific user. Earlier, when you customized Ubuntu’s look and feel, the settings were only applied to your current user account. So where are those settings stored?</text:p>
      <text:p text:style-name="P3">Inside your home directory there are a number of folders that begin with a dot (.) such as .gnome2 and .openoffice2. These folders contain the configuration settings for specific applications for that specific user. By default these dot folders are hidden in Nautilus as you rarely need to access them. For future reference you can view these hidden files and folders by clicking View &gt; Show Hidden Files.</text:p>
      <text:p text:style-name="P3">You can start Nautilus from a number of different places such as Applications &gt; Accessories &gt; File Browser or more commonly by clicking Places &gt; Home Folder to load your home folder. When the folder loads, you should see something similar to what is shown in Figure 3-40<text:span text:style-name="T5"><office:annotation><dc:creator>Nancy</dc:creator><dc:date>2006-11-02T00:00:00</dc:date><text:p>Figure number verified.</text:p></office:annotation></text:span>.</text:p>
      <text:p text:style-name="P7"><text:span text:style-name="T6">***insert Figure 3-40 03fig40.tif</text:span><text:span text:style-name="T4"><office:annotation><dc:creator>Nancy</dc:creator><dc:date>2006-11-02T00:00:00</dc:date><text:p>AU/PE: Requires attention.</text:p></office:annotation></text:span></text:p>
      <text:p text:style-name="P8">Figure 3-40<text:span text:style-name="T7"><office:annotation><dc:creator>Nancy</dc:creator><dc:date>2006-11-02T00:00:00</dc:date><text:p>FN</text:p></office:annotation></text:span></text:p>
      <text:p text:style-name="P9">Accessing your home folder files is as simple as clicking Places &gt; Home Folder.<text:span text:style-name="T8"><office:annotation><dc:creator>Nancy</dc:creator><dc:date>2006-11-02T00:00:00</dc:date><text:p>FC</text:p></office:annotation></text:span></text:p>
      <text:p text:style-name="P3">The Nautilus window is split into two different parts. The sidebar shows categories of information such as bookmarks, folders, emblems (more on these later), and more. In the main part of the window you can see the subfolders and files in the current folder. By default, Nautilus displays your bookmarks in the left sidebar and displays the contents of your home folder.</text:p>
      <text:p text:style-name="P3">So, let’s have a play with Nautilus and what you can do with it. The first important skills to learn are general file management. Many of the tasks you need to do can be achieved by right-clicking your file/folder and selecting the relevant option. There are also a number of options in the Edit menu.</text:p>
      <text:p text:style-name="P3">First create a folder. Do this by right-clicking the main part of the window and selecting Create Folder. A folder is added, and you can type in the name of it. If you change your mind about the name, rename it by right-clicking, and selecting Rename. If you double-click on a folder, you can access it and perform the same operations in that subfolder. </text:p>
      <text:p text:style-name="P3">Nautilus is also flexible in how your files are displayed. You can view the files and folders as either the default collection of icons or as a list. To switch to the list view, select View &gt; View As List. You can also configure the organization of how your files and folders are displayed by right-clicking the main part of the window and select one of the options in the Arrange Items menu. Play with each of these options to see which ones work best for you.</text:p>
      <text:p text:style-name="P4">Quick Tip<text:span text:style-name="T2"><office:annotation><dc:creator>Nancy</dc:creator><dc:date>2006-11-02T00:00:00</dc:date><text:p>MH</text:p></office:annotation></text:span></text:p>
      <text:p text:style-name="P5">Just like in the file dialog, Nautilus displays each of the different parts of the path as different buttons. As an example, /home/jono/work would have three buttons: home, jono, and work.<text:span text:style-name="T4"><office:annotation><dc:creator>Nancy</dc:creator><dc:date>2006-11-02T00:00:00</dc:date><text:p>MN</text:p></office:annotation></text:span></text:p>
      <text:p text:style-name="P13">Selecting, Copying, and Moving Files/Folders<text:span text:style-name="T2"><office:annotation><dc:creator>Nancy</dc:creator><dc:date>2006-11-02T00:00:00</dc:date><text:p>HB</text:p></office:annotation></text:span></text:p>
      <text:p text:style-name="P2">Copying and moving files and folders are simple with Nautilus and can be done in a number of different ways. To test this, create two folders in your home directory called Work and Invoices. Save some files inside each folder. You can quickly create empty files by double-clicking the folder to go into it, right-clicking, selecting Create Document &gt; Empty File, and renaming the file to something useful. With a couple of folders now complete with files in them, let’s move them around.</text:p>
      <text:p text:style-name="P3">One method is to use two windows. Right-click the Work folder, and select <text:span text:style-name="T10">Open in New Window</text:span>. You now have two windows open, one with the contents of Work and one with the contents of your home directory. Now copy the Invoices folder to the Work folder by clicking it and dragging it over to the second window (which shows the contents of Work). By default, dragging from one window to another <text:span text:style-name="T10">copies</text:span> the item.</text:p>
      <text:p text:style-name="P3">Another option is to select what you want to copy and paste it. Selecting items can again be done in a number of ways. One method is to click each file/folder while holding down the Shift or Ctrl keys to make multiple selections. The difference between the two keys is that Shift will allow you select a number of files/folders next to each other and Ctrl selects independent files and folders from anywhere in the folder listing view. When you have selected what should be copied, right-click and select Cut or Copy. Cut will copy the original files but remove them and Copy will just copy them while leaving the original files intact. Now go to the destination folder, right-click it, and select Paste. The files/folders are now added.</text:p>
      <text:p text:style-name="P13">Using the Sidebar<text:span text:style-name="T2"><office:annotation><dc:creator>Nancy</dc:creator><dc:date>2006-11-02T00:00:00</dc:date><text:p>HB</text:p></office:annotation></text:span></text:p>
      <text:p text:style-name="P2">The sidebar in Nautilus can be changed to a variety of different views that should cater to virtually all tastes. Each of these different sidebar views has a range of different functions. Table 3-2 <text:span text:style-name="T5"><office:annotation><dc:creator>Nancy</dc:creator><dc:date>2006-11-02T00:00:00</dc:date><text:p>Table number verified.</text:p></office:annotation></text:span>explains each one.</text:p>
      <text:p text:style-name="P18">Table 3-2 <text:span text:style-name="T7"><office:annotation><dc:creator>Nancy</dc:creator><dc:date>2006-11-02T00:00:00</dc:date><text:p>TN</text:p></office:annotation></text:span></text:p>
      <text:p text:style-name="P19">The different Nautilus sidebar options<text:span text:style-name="T8"><office:annotation><dc:creator>Nancy</dc:creator><dc:date>2006-11-02T00:00:00</dc:date><text:p>TC</text:p></office:annotation></text:span></text:p>
      <table:table table:name="Table2" table:style-name="Table2">
        <table:table-column table:style-name="Table2.A"/>
        <table:table-column table:style-name="Table2.B"/>
        <table:table-row table:style-name="Table2.1">
          <table:table-cell table:style-name="Table2.A1" office:value-type="string">
            <text:p text:style-name="P20">OPTION</text:p>
          </table:table-cell>
          <table:table-cell table:style-name="Table2.B1" office:value-type="string">
            <text:p text:style-name="P20">FEATURE</text:p>
          </table:table-cell>
        </table:table-row>
        <table:table-row table:style-name="Table2.1">
          <table:table-cell table:style-name="Table2.A2" office:value-type="string">
            <text:p text:style-name="P21">Places</text:p>
          </table:table-cell>
          <table:table-cell table:style-name="Table2.B2" office:value-type="string">
            <text:p text:style-name="P21">This is the default view, and includes the devices and bookmarks in the sidebar that you typically see in the file chooser.</text:p>
          </table:table-cell>
        </table:table-row>
        <table:table-row table:style-name="Table2.1">
          <table:table-cell table:style-name="Table2.A2" office:value-type="string">
            <text:p text:style-name="P22">Information</text:p>
          </table:table-cell>
          <table:table-cell table:style-name="Table2.B2" office:value-type="string">
            <text:p text:style-name="P22">Displays some limited information about the current folder.</text:p>
          </table:table-cell>
        </table:table-row>
        <table:table-row table:style-name="Table2.1">
          <table:table-cell table:style-name="Table2.A2" office:value-type="string">
            <text:p text:style-name="P22">Tree</text:p>
          </table:table-cell>
          <table:table-cell table:style-name="Table2.B2" office:value-type="string">
            <text:p text:style-name="P22">Displays a tree view similar to Windows/Mac OS X. Those of you who love the way Windows/Mac OS X works may want to use this.</text:p>
          </table:table-cell>
        </table:table-row>
        <table:table-row table:style-name="Table2.1">
          <table:table-cell table:style-name="Table2.A2" office:value-type="string">
            <text:p text:style-name="P22">History</text:p>
          </table:table-cell>
          <table:table-cell table:style-name="Table2.B2" office:value-type="string">
            <text:p text:style-name="P22">Displays a history of the folders that you have clicked on.</text:p>
          </table:table-cell>
        </table:table-row>
        <table:table-row table:style-name="Table2.1">
          <table:table-cell table:style-name="Table2.A2" office:value-type="string">
            <text:p text:style-name="P22">Notes</text:p>
          </table:table-cell>
          <table:table-cell table:style-name="Table2.B2" office:value-type="string">
            <text:p text:style-name="P22">This useful little feature allows you to write notes in the sidebar that are stored in the folder. This is handy when you need to explain or make comments about the current folder.</text:p>
          </table:table-cell>
        </table:table-row>
        <table:table-row table:style-name="Table2.1">
          <table:table-cell table:style-name="Table2.A2" office:value-type="string">
            <text:p text:style-name="P23">Emblems</text:p>
          </table:table-cell>
          <table:table-cell table:style-name="Table2.B2" office:value-type="string">
            <text:p text:style-name="P23">List the files and folders that have specific emblems attached. Emblems are discussed in the next section.</text:p>
          </table:table-cell>
        </table:table-row>
      </table:table>
      <text:p text:style-name="P3">Although you will no doubt stick with one in particular, it is not uncommon to switch between options to achieve a particular task. For this reason, the flexibility provided by the range of sidebar options is useful.</text:p>
      <text:p text:style-name="P4">Drag and Drop<text:span text:style-name="T2"><office:annotation><dc:creator>Nancy</dc:creator><dc:date>2006-11-02T00:00:00</dc:date><text:p>TIH</text:p></office:annotation></text:span></text:p>
      <text:p text:style-name="P5">If you want to put something in the Places view, drag and drop the item. The Ubuntu Desktop is filled with drag and drop shortcuts like this. If you think something could be dragged and dropped, try it!<text:span text:style-name="T4"><office:annotation><dc:creator>Nancy</dc:creator><dc:date>2006-11-02T00:00:00</dc:date><text:p>TI</text:p></office:annotation></text:span></text:p>
      <text:p text:style-name="P13">Using Emblems<text:span text:style-name="T2"><office:annotation><dc:creator>Nancy</dc:creator><dc:date>2006-11-02T00:00:00</dc:date><text:p>HB</text:p></office:annotation></text:span></text:p>
      <text:p text:style-name="P2">Emblems give you the ability to tag files and folders to indicate something. These small graphical icons are used to say that the file/folder falls into a particular category, visually signified by the emblem. As an example, you may want to tag a file to indicate it is a draft.</text:p>
      <text:p text:style-name="P3">When you select the Emblems sidebar, a range of different emblems appears. To apply an emblem to a file/folder, just drag the emblem onto it. You can drag multiple emblems onto the files to indicate multiple things. </text:p>
      <text:p text:style-name="P6">Ubuntu and Multimedia<text:span text:style-name="T1"><office:annotation><dc:creator>Nancy</dc:creator><dc:date>2006-11-02T00:00:00</dc:date><text:p>HA</text:p></office:annotation></text:span></text:p>
      <text:p text:style-name="P2">In recent years, multimedia has become an essential part of computing. Watching DVDs and videos and listening to CDs and music have become part and parcel of the modern desktop computer experience. These multimedia capabilities have been further bolstered by the huge popularity of legal music downloading. With a range of online shops for a variety of different types of music, it is not uncommon to listen to the majority of your music without ever seeing a little shiny silver disc.</text:p>
      <text:p text:style-name="P13">Installing Codecs<text:span text:style-name="T2"><office:annotation><dc:creator>Nancy</dc:creator><dc:date>2006-11-02T00:00:00</dc:date><text:p>HB</text:p></office:annotation></text:span></text:p>
      <text:p text:style-name="P2">Multimedia files and discs come in a variety of different types, and each type uses a special <text:span text:style-name="T3">Codec</text:span> to compress the content to a smaller size while retaining a particular level of quality. To play this media, you need to ensure that you have the relevant Codecs installed.</text:p>
      <text:p text:style-name="P3">Unfortunately, Codecs have traditionally been something of a problem with Open Source software due to the legal restrictions placed upon them. The problem is that many Codecs (including MP3, Windows Media Format, QuickTime, and Realmedia) are proprietary and have restrictions placed on their use, distribution, and licensing.</text:p>
      <text:p text:style-name="P3">Although developers in the Open Source community have gone away and created free implementations of these Codecs, the licensing that surrounds them conflicts with the legal and philosophical position that Ubuntu has set. Not only are these Codecs not included because they are legally iffy, but because they disagree with Ubuntu’s ethic of creating a distribution that is entirely comprised of free software in the freest sense of the word.</text:p>
      <text:p text:style-name="P4">Quick Tip<text:span text:style-name="T2"><office:annotation><dc:creator>Nancy</dc:creator><dc:date>2006-11-02T00:00:00</dc:date><text:p>TIH</text:p></office:annotation></text:span></text:p>
      <text:p text:style-name="P5">If you want to find out more about installing these Codecs, see https://wiki.ubuntu.com/RestrictedFormats<text:span text:style-name="T4"><office:annotation><dc:creator>Nancy</dc:creator><dc:date>2006-11-02T00:00:00</dc:date><text:p>TI</text:p></office:annotation></text:span>.</text:p>
      <text:p text:style-name="P3">To work toward resolving these problems, a number of developers are working on free Codecs such as Ogg Vorbis and Ogg Theora that provide high quality results and open licensing. The Ogg Vorbis Codec is used on audio and can provide better results than MP3 at a smaller file size. The Ogg Theora Codec is used for video and competes with the MPEG-4 Codec. Ubuntu includes the Ogg Vorbis and Ogg Theora Codecs, and you can encode and play back any media that uses those Codecs.</text:p>
      <text:p text:style-name="P3">Although the world would be a better place if all Codecs were free, the reality is different and many Ubuntu users still want to play their media on their new desktop. Table 3-3 <text:span text:style-name="T5"><office:annotation><dc:creator>Nancy</dc:creator><dc:date>2006-11-02T00:00:00</dc:date><text:p>Table number verified.</text:p></office:annotation></text:span>shows the most typical Codecs used to encode and play back media, and lists their support in Ubuntu.</text:p>
      <text:p text:style-name="P18"><text:span text:style-name="T6">Table 3-3</text:span><text:span text:style-name="T7"><office:annotation><dc:creator>Nancy</dc:creator><dc:date>2006-11-02T00:00:00</dc:date><text:p>TN</text:p></office:annotation></text:span></text:p>
      <text:p text:style-name="P19"><text:span text:style-name="T6">Codec support</text:span><text:span text:style-name="T8"><office:annotation><dc:creator>Nancy</dc:creator><dc:date>2006-11-02T00:00:00</dc:date><text:p>TC</text:p></office:annotatio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5">CODEC</text:p>
          </table:table-cell>
          <table:table-cell table:style-name="Table3.B1" office:value-type="string">
            <text:p text:style-name="P25">FILE TYPE</text:p>
          </table:table-cell>
          <table:table-cell table:style-name="Table3.B1" office:value-type="string">
            <text:p text:style-name="P20">INCLUDED</text:p>
          </table:table-cell>
          <table:table-cell table:style-name="Table3.D1" office:value-type="string">
            <text:p text:style-name="P20">SUPPORTED</text:p>
          </table:table-cell>
        </table:table-row>
        <table:table-row table:style-name="Table3.1">
          <table:table-cell table:style-name="Table3.A2" office:value-type="string">
            <text:p text:style-name="P21">MP3</text:p>
          </table:table-cell>
          <table:table-cell table:style-name="Table3.B2" office:value-type="string">
            <text:p text:style-name="P22">.MP3</text:p>
          </table:table-cell>
          <table:table-cell table:style-name="Table3.B2" office:value-type="string">
            <text:p text:style-name="P22">No</text:p>
          </table:table-cell>
          <table:table-cell table:style-name="Table3.D2" office:value-type="string">
            <text:p text:style-name="P22">Yes</text:p>
          </table:table-cell>
        </table:table-row>
        <table:table-row table:style-name="Table3.1">
          <table:table-cell table:style-name="Table3.A2" office:value-type="string">
            <text:p text:style-name="P22">Ogg</text:p>
          </table:table-cell>
          <table:table-cell table:style-name="Table3.B2" office:value-type="string">
            <text:p text:style-name="P22">.ogg</text:p>
          </table:table-cell>
          <table:table-cell table:style-name="Table3.B2" office:value-type="string">
            <text:p text:style-name="P22">Yes</text:p>
          </table:table-cell>
          <table:table-cell table:style-name="Table3.D2" office:value-type="string">
            <text:p text:style-name="P26">N/A</text:p>
          </table:table-cell>
        </table:table-row>
        <table:table-row table:style-name="Table3.1">
          <table:table-cell table:style-name="Table3.A2" office:value-type="string">
            <text:p text:style-name="P26">Windows Media Audio</text:p>
          </table:table-cell>
          <table:table-cell table:style-name="Table3.B2" office:value-type="string">
            <text:p text:style-name="P27">.wma</text:p>
          </table:table-cell>
          <table:table-cell table:style-name="Table3.B2" office:value-type="string">
            <text:p text:style-name="P27">No</text:p>
          </table:table-cell>
          <table:table-cell table:style-name="Table3.D2" office:value-type="string">
            <text:p text:style-name="P27">Yes*</text:p>
          </table:table-cell>
        </table:table-row>
        <table:table-row table:style-name="Table3.1">
          <table:table-cell table:style-name="Table3.A2" office:value-type="string">
            <text:p text:style-name="P22">Wave</text:p>
          </table:table-cell>
          <table:table-cell table:style-name="Table3.B2" office:value-type="string">
            <text:p text:style-name="P22">.wav</text:p>
          </table:table-cell>
          <table:table-cell table:style-name="Table3.B2" office:value-type="string">
            <text:p text:style-name="P22">Yes</text:p>
          </table:table-cell>
          <table:table-cell table:style-name="Table3.D2" office:value-type="string">
            <text:p text:style-name="P26">N/A</text:p>
          </table:table-cell>
        </table:table-row>
        <table:table-row table:style-name="Table3.1">
          <table:table-cell table:style-name="Table3.A2" office:value-type="string">
            <text:p text:style-name="P26">MPEG-1</text:p>
          </table:table-cell>
          <table:table-cell table:style-name="Table3.B2" office:value-type="string">
            <text:p text:style-name="P22">.mpg</text:p>
          </table:table-cell>
          <table:table-cell table:style-name="Table3.B2" office:value-type="string">
            <text:p text:style-name="P22">No</text:p>
          </table:table-cell>
          <table:table-cell table:style-name="Table3.D2" office:value-type="string">
            <text:p text:style-name="P22">Yes</text:p>
          </table:table-cell>
        </table:table-row>
        <table:table-row table:style-name="Table3.1">
          <table:table-cell table:style-name="Table3.A2" office:value-type="string">
            <text:p text:style-name="P22">MPEG-2</text:p>
          </table:table-cell>
          <table:table-cell table:style-name="Table3.B2" office:value-type="string">
            <text:p text:style-name="P22">.mpg</text:p>
          </table:table-cell>
          <table:table-cell table:style-name="Table3.B2" office:value-type="string">
            <text:p text:style-name="P22">No</text:p>
          </table:table-cell>
          <table:table-cell table:style-name="Table3.D2" office:value-type="string">
            <text:p text:style-name="P22">Yes</text:p>
          </table:table-cell>
        </table:table-row>
        <table:table-row table:style-name="Table3.1">
          <table:table-cell table:style-name="Table3.A2" office:value-type="string">
            <text:p text:style-name="P22">Raw DV</text:p>
          </table:table-cell>
          <table:table-cell table:style-name="Table3.B2" office:value-type="string">
            <text:p text:style-name="P22">.dv</text:p>
          </table:table-cell>
          <table:table-cell table:style-name="Table3.B2" office:value-type="string">
            <text:p text:style-name="P26">Yes</text:p>
          </table:table-cell>
          <table:table-cell table:style-name="Table3.D2" office:value-type="string">
            <text:p text:style-name="P26">N/A</text:p>
          </table:table-cell>
        </table:table-row>
        <table:table-row table:style-name="Table3.1">
          <table:table-cell table:style-name="Table3.A2" office:value-type="string">
            <text:p text:style-name="P22">Quicktime</text:p>
          </table:table-cell>
          <table:table-cell table:style-name="Table3.B2" office:value-type="string">
            <text:p text:style-name="P22">.mov</text:p>
          </table:table-cell>
          <table:table-cell table:style-name="Table3.B2" office:value-type="string">
            <text:p text:style-name="P22">No</text:p>
          </table:table-cell>
          <table:table-cell table:style-name="Table3.D2" office:value-type="string">
            <text:p text:style-name="P22">Yes*</text:p>
          </table:table-cell>
        </table:table-row>
        <table:table-row table:style-name="Table3.1">
          <table:table-cell table:style-name="Table3.A2" office:value-type="string">
            <text:p text:style-name="P22">Windows Media Video</text:p>
          </table:table-cell>
          <table:table-cell table:style-name="Table3.B2" office:value-type="string">
            <text:p text:style-name="P22">.wmv</text:p>
          </table:table-cell>
          <table:table-cell table:style-name="Table3.B2" office:value-type="string">
            <text:p text:style-name="P27">No</text:p>
          </table:table-cell>
          <table:table-cell table:style-name="Table3.D2" office:value-type="string">
            <text:p text:style-name="P27">Yes*</text:p>
          </table:table-cell>
        </table:table-row>
        <table:table-row table:style-name="Table3.1">
          <table:table-cell table:style-name="Table3.A2" office:value-type="string">
            <text:p text:style-name="P27">Realmedia</text:p>
          </table:table-cell>
          <table:table-cell table:style-name="Table3.B2" office:value-type="string">
            <text:p text:style-name="P22">.rm</text:p>
          </table:table-cell>
          <table:table-cell table:style-name="Table3.B2" office:value-type="string">
            <text:p text:style-name="P22">No</text:p>
          </table:table-cell>
          <table:table-cell table:style-name="Table3.D2" office:value-type="string">
            <text:p text:style-name="P22">Yes*</text:p>
          </table:table-cell>
        </table:table-row>
      </table:table>
      <text:p text:style-name="P28">*These Codecs involve the installation of nonfree software that may or may not be legal in your country.</text:p>
      <text:p text:style-name="P13">Listening to Audio Files<text:span text:style-name="T2"><office:annotation><dc:creator>Nancy</dc:creator><dc:date>2006-11-02T00:00:00</dc:date><text:p>HB</text:p></office:annotation></text:span></text:p>
      <text:p text:style-name="P2">Ubuntu includes a powerful music player called Rhythmbox to organize and play your music file collection. Before you fire up Rhythmbox though, you need to create a folder to store your music files in. This folder can be anywhere, but putting it on the desktop makes sense, since it will then be easily accessible when you want to add new songs to it.</text:p>
      <text:p text:style-name="P3">Right-click your desktop, and select <text:span text:style-name="T10">Create Folder</text:span>. A new folder is created, and you should enter a name for it. Call it “Music” for now. Within this directory, organize your music in a way that makes sense to you. A good system that many people use is to first give each artist/band a folder and then inside each folder have a subfolder for each album that contains the songs. So, as an example, inside the Music folder you would have an Overkill folder inside of which there would be a Horrorscope folder that contains the individual songs. You don’t need to use this system if you don’t want to, but as your music collection builds it makes sense to organize it this way. Many CD rippers also store songs in this way, so you should not need to reconfigure your CD ripper later.</text:p>
      <text:p text:style-name="P29">Quick Tip<text:span text:style-name="T2"><office:annotation><dc:creator>Nancy</dc:creator><dc:date>2006-11-02T00:00:00</dc:date><text:p>TIH</text:p></office:annotation></text:span></text:p>
      <text:p text:style-name="P30">Why not add your new music folder as a bookmark so it appears in the file chooser, Places menu, and elsewhere?<text:span text:style-name="T4"><office:annotation><dc:creator>Nancy</dc:creator><dc:date>2006-11-02T00:00:00</dc:date><text:p>TI</text:p></office:annotation></text:span></text:p>
      <text:p text:style-name="P14">Using Rhythmbox<text:span text:style-name="T1"><office:annotation><dc:creator>Nancy</dc:creator><dc:date>2006-11-02T00:00:00</dc:date><text:p>HCH</text:p></office:annotation></text:span></text:p>
      <text:p text:style-name="P2">Load Rhythmbox (See Figure 3-41<text:span text:style-name="T5"><office:annotation><dc:creator>Nancy</dc:creator><dc:date>2006-11-02T00:00:00</dc:date><text:p>Figure number verified.</text:p></office:annotation></text:span>) by clicking on Applications &gt; Sound &amp; Video &gt; Rhythmbox Music Player. When Rhythmbox first starts it asks you to select the directory where your music is stored, so select your Music folder. To import your music, right-click the <text:span text:style-name="T10">Library</text:span> entry in the left panel and select <text:span text:style-name="T10">Import Folder</text:span>. Your songs are added to your music collection.</text:p>
      <text:p text:style-name="P7"><text:span text:style-name="T6">***insert Figure 3-41 03fig41.tif</text:span><text:span text:style-name="T4"><office:annotation><dc:creator>Nancy</dc:creator><dc:date>2006-11-02T00:00:00</dc:date><text:p>AU/PE: Requires attention.</text:p></office:annotation></text:span></text:p>
      <text:p text:style-name="P8">Figure 3-41<text:span text:style-name="T7"><office:annotation><dc:creator>Nancy</dc:creator><dc:date>2006-11-02T00:00:00</dc:date><text:p>FN</text:p></office:annotation></text:span></text:p>
      <text:p text:style-name="P9">Rhythmbox is a great place to look after your music collection<text:span text:style-name="T8"><office:annotation><dc:creator>Nancy</dc:creator><dc:date>2006-11-02T00:00:00</dc:date><text:p>FC</text:p></office:annotation></text:span>.</text:p>
      <text:p text:style-name="P3">The Rhythmbox window is split into a number of different panes, each displaying different details about your music collection. The left pane (<text:span text:style-name="T10">Source</text:span>) lets you select the source of the music such as your media library, podcasts and Internet radio. Each of these options has a browser pane available to display the source of the content. As an example, when you use the <text:span text:style-name="T10">Library</text:span>, a pane displaying the artists and one displaying the albums are displayed. You can use this to navigate your music.</text:p>
      <text:p text:style-name="P14">Listening to Podcasts<text:span text:style-name="T1"><office:annotation><dc:creator>Nancy</dc:creator><dc:date>2006-11-02T00:00:00</dc:date><text:p>HC</text:p></office:annotation></text:span></text:p>
      <text:p text:style-name="P2">Podcasts are audio shows that you can subscribe to, and they are increasingly becoming the new way to listen to audio and music. When you subscribe to a podcast, each new release is automatically downloaded for you. This makes it extremely convenient to regularly listen to audio shows.</text:p>
      <text:p text:style-name="P3">If you are new to podcasting you should go and grab yourself a podcast feed of something you like. A site such as www.podcast.net is a good place to start. Go to the site in Firefox, and when you see a link saying <text:span text:style-name="T10">podcast feed</text:span> or <text:span text:style-name="T10">RSS feed</text:span><text:span text:style-name="T3">,</text:span> right-click it, and select <text:span text:style-name="T10">Copy Link Location</text:span>.</text:p>
      <text:p text:style-name="P3">Rhythmbox has good support for Podcast feeds and subscribing to a feed is simple. In the sidebar, right-click the <text:span text:style-name="T10">Podcast</text:span> entry and click <text:span text:style-name="T10">New Podcast Feed</text:span>. Paste in the feed by right-clicking the box and selecting <text:span text:style-name="T10">Paste</text:span>. The files are automatically downloaded and you can listen to them by double-clicking on them. Each time you start Rhythmbox a check is made to see if any new episodes exist, and if so, they are downloaded.</text:p>
      <text:p text:style-name="P29">Rhythmbox and iPods<text:span text:style-name="T2"><office:annotation><dc:creator>Nancy</dc:creator><dc:date>2006-11-02T00:00:00</dc:date><text:p>MH</text:p></office:annotation></text:span></text:p>
      <text:p text:style-name="P30">Rhythmbox can also read songs from your iPod—just plug it in and it will display in Rhythmbox.</text:p>
      <text:p text:style-name="P30">Unfortunately Rhythmbox can only read from the iPod at the moment and not write to it.<text:span text:style-name="T4"><office:annotation><dc:creator>Nancy</dc:creator><dc:date>2006-11-02T00:00:00</dc:date><text:p>MN</text:p></office:annotation></text:span></text:p>
      <text:p text:style-name="P13">Playing and Ripping CDs<text:span text:style-name="T2"><office:annotation><dc:creator>Nancy</dc:creator><dc:date>2006-11-02T00:00:00</dc:date><text:p>HB</text:p></office:annotation></text:span></text:p>
      <text:p text:style-name="P2">When you pop a CD into your CD drive, an application called <text:span text:style-name="T10">Sound Juicer</text:span> automatically loads to play your CD. If you are connected to the Internet, the CD is looked up on the Internet, and the album details and song titles are displayed.</text:p>
      <text:p text:style-name="P14">Ripping Songs as Oggs<text:span text:style-name="T1"><office:annotation><dc:creator>Nancy</dc:creator><dc:date>2006-11-02T00:00:00</dc:date><text:p>HC</text:p></office:annotation></text:span></text:p>
      <text:p text:style-name="P2">Sound Juicer is not just a CD player, but a ripper too. Using a ripper you can convert the songs on the CD into files that you can play on your computer. By default, Sound Juicer rips the files in the Ogg format, which provides better sound quality than MP3 at a smaller size. Before you rip the CD, click Edit &gt; Preferences, and use the <text:span text:style-name="T10">Music Folder</text:span> combo box to select the <text:span text:style-name="T10">Music</text:span> folder that you created earlier to store your music files. If you have not set this folder to be a bookmark, you will need to click the combo box and then click <text:span text:style-name="T10">Other</text:span> to bring up the file chooser. By default the ripped files are stored in the format discussed earlier with each artist as a folder and then albums as subfolders.</text:p>
      <text:p text:style-name="P3">To rip the songs just select the checkboxes of the songs you want ripped (by default all songs are selected), and then click <text:span text:style-name="T3">Extract</text:span><text:span text:style-name="T24">.</text:span> Each song is then stored in your <text:span text:style-name="T10">Music</text:span> folder, and the song titles are used as the names of the files.</text:p>
      <text:p text:style-name="P14">Ripping Songs as MP3s<text:span text:style-name="T1"><office:annotation><dc:creator>Nancy</dc:creator><dc:date>2006-11-02T00:00:00</dc:date><text:p>HC</text:p></office:annotation></text:span></text:p>
      <text:p text:style-name="P2">Although the default Ogg support is recommended in most situations, you may prefer to rip MP3 files if you have a digital audio player that does not support Ogg files. To do this you need to configure Sound Juicer to enable MP3 support.</text:p>
      <text:p text:style-name="P3">You should first install the gstreamer-10-ugly-multiverse package (from the Multiverse repository). Next, in Sound Juicer click Edit &gt; Preferences and click the <text:span text:style-name="T3">Edit Profiles</text:span> button. In the dialog box that pops up, click <text:span text:style-name="T3">New</text:span>, call the profile MP3, and then select it from the list and click <text:span text:style-name="T10">Edit</text:span>.</text:p>
      <text:p text:style-name="P3">Now fill in the settings with the following information:</text:p>
      <text:p text:style-name="P10"><text:s/><text:tab/><text:span text:style-name="T22">Profile </text:span><text:span text:style-name="T5"><office:annotation><dc:creator>Nancy</dc:creator><dc:date>2006-11-02T00:00:00</dc:date><text:p>BL</text:p></office:annotation></text:span><text:span text:style-name="T22">Description:</text:span><text:span text:style-name="T6"> MP3 Encoder</text:span></text:p>
      <text:p text:style-name="P31"><text:span text:style-name="T6"><text:s/><text:tab/></text:span><text:span text:style-name="T9">GStreamer </text:span><text:span text:style-name="T5"><office:annotation><dc:creator>Nancy</dc:creator><dc:date>2006-11-02T00:00:00</dc:date><text:p>BL</text:p></office:annotation></text:span><text:span text:style-name="T9">Pipeline:</text:span> audio/x-raw-int,rate=44100,channels=2 ! lame name=enc</text:p>
      <text:p text:style-name="P12"><text:s/><text:tab/><text:span text:style-name="T9">File </text:span><text:span text:style-name="T5"><office:annotation><dc:creator>Nancy</dc:creator><dc:date>2006-11-02T00:00:00</dc:date><text:p>BL</text:p></office:annotation></text:span><text:span text:style-name="T9">Extension:</text:span> MP3</text:p>
      <text:p text:style-name="P3">Check the <text:span text:style-name="T10">Active</text:span> box, and click <text:span text:style-name="T10">OK</text:span>. Now close the Profiles dialog box, and click Close to close the Preferences box. Restart Sound Juicer, and you can now select MP3 from the Format combo box in the Preferences box.</text:p>
      <text:p text:style-name="P4">A Word of Caution<text:span text:style-name="T2"><office:annotation><dc:creator>Nancy</dc:creator><dc:date>2006-11-02T00:00:00</dc:date><text:p>TIH</text:p></office:annotation></text:span></text:p>
      <text:p text:style-name="P5">Always, always remember that ripping CDs that are not yours is piracy. It’s not fair, so don’t do it!<text:span text:style-name="T4"><office:annotation><dc:creator>Nancy</dc:creator><dc:date>2006-11-02T00:00:00</dc:date><text:p>TI</text:p></office:annotation></text:span></text:p>
      <text:p text:style-name="P13">Watching Videos<text:span text:style-name="T2"><office:annotation><dc:creator>Nancy</dc:creator><dc:date>2006-11-02T00:00:00</dc:date><text:p>HB</text:p></office:annotation></text:span></text:p>
      <text:p text:style-name="P2">To watch videos in Ubuntu you need to ensure that you have the correct Codecs installed. As discussed earlier, some of these Codecs are available separately due to the legal implications of including them with the Ubuntu system. Refer to the Ubuntu Wiki at <text:a xlink:type="simple" xlink:href="http://wiki.ubuntu.com/"><text:span text:style-name="Internet_20_link">http://wiki.ubuntu.com/</text:span></text:a> for details of how to install them.</text:p>
      <text:p text:style-name="P14">Using Totem<text:span text:style-name="T1"><office:annotation><dc:creator>Nancy</dc:creator><dc:date>2006-11-02T00:00:00</dc:date><text:p>HC</text:p></office:annotation></text:span></text:p>
      <text:p text:style-name="P2">To watch videos in Ubuntu, you use the Totem media player (See Figure 3-42<text:span text:style-name="T5"><office:annotation><dc:creator>Nancy</dc:creator><dc:date>2006-11-02T00:00:00</dc:date><text:p>Figure number verified.</text:p></office:annotation></text:span>). Load it by clicking Applications &gt; Sound &amp; Video &gt; Totem Media Player.</text:p>
      <text:p text:style-name="P7"><text:span text:style-name="T6">***insert Figure 3-42 03fig42.tif</text:span><text:span text:style-name="T4"><office:annotation><dc:creator>Nancy</dc:creator><dc:date>2006-11-02T00:00:00</dc:date><text:p>AU/PE: Requires attention.</text:p></office:annotation></text:span></text:p>
      <text:p text:style-name="P8">Figure 3-42<text:span text:style-name="T7"><office:annotation><dc:creator>Nancy</dc:creator><dc:date>2006-11-02T00:00:00</dc:date><text:p>FN</text:p></office:annotation></text:span></text:p>
      <text:p text:style-name="P9">Totem is a simple and flexible media player<text:span text:style-name="T8"><office:annotation><dc:creator>Nancy</dc:creator><dc:date>2006-11-02T00:00:00</dc:date><text:p>FC</text:p></office:annotation></text:span>.</text:p>
      <text:p text:style-name="P3">To watch a video on your hard disk, click Movie &gt; Open and select the file from the disk. </text:p>
      <text:p text:style-name="P4">Another Way to Load Files into Totem<text:span text:style-name="T2"><office:annotation><dc:creator>Nancy</dc:creator><dc:date>2006-11-02T00:00:00</dc:date><text:p>TIH</text:p></office:annotation></text:span></text:p>
      <text:p text:style-name="P5">You can also load multimedia files into Totem by double-clicking them on your desktop or in the file manager.<text:span text:style-name="T4"><office:annotation><dc:creator>Nancy</dc:creator><dc:date>2006-11-02T00:00:00</dc:date><text:p>TI</text:p></office:annotation></text:span></text:p>
      <text:p text:style-name="P3">Totem also supports video streams. To watch a stream, click Movie &gt; Open Location, and enter the Internet address for the stream. The video feed is then loaded and displayed.</text:p>
      <text:p text:style-name="P14">Getting DVDs to Work<text:span text:style-name="T1"><office:annotation><dc:creator>Nancy</dc:creator><dc:date>2006-11-02T00:00:00</dc:date><text:p>HC</text:p></office:annotation></text:span></text:p>
      <text:p text:style-name="P2">Ubuntu comes with DVD support for unencrypted DVDs. With the DVD industry being what it is, the majority of DVDs come encrypted, and if you want to watch them you need to ensure that a library that can decrypt these DVDs is installed. Unfortunately this library needs to be installed separately and is not included with Ubuntu. Refer to the Ubuntu wiki restricted formats page at https://wiki.ubuntu.com/RestrictedFormats for details.</text:p>
      <text:p text:style-name="P3">With the library installed, insert a disc into your computer, and Ubuntu will automatically start Totem to view the disc. Alternatively, fire up Totem, and click Movie &gt; Play Disc to play the DVD. Totem fully supports DVD menus and you can use the mouse to select the different menu options. </text:p>
      <text:p text:style-name="P3">If you are settling down to watch a movie, there a few other settings you may want to configure. First click View &gt; Aspect Ratio to select the correct aspect ratio for your screen, and then select View &gt; Fullscreen to switch to full screen mode. To exit full screen, just move your mouse, and some on screen controls will appear.</text:p>
      <text:p text:style-name="P4">Control Totem with a Remote Control<text:span text:style-name="T2"><office:annotation><dc:creator>Nancy</dc:creator><dc:date>2006-11-02T00:00:00</dc:date><text:p>TIH</text:p></office:annotation></text:span></text:p>
      <text:p text:style-name="P5">Totem supports the Linux InfraRed Control (LIRC) library so you can use a remote control while watching your media.<text:span text:style-name="T4"><office:annotation><dc:creator>Nancy</dc:creator><dc:date>2006-11-02T00:00:00</dc:date><text:p>TI</text:p></office:annotation></text:span></text:p>
      <text:p text:style-name="P6">Using and Abusing Devices and Media<text:span text:style-name="T1"><office:annotation><dc:creator>Nancy</dc:creator><dc:date>2006-11-02T00:00:00</dc:date><text:p>HA</text:p></office:annotation></text:span></text:p>
      <text:p text:style-name="P2">With increasingly cheap prices of hardware and media, typical computer users are burning more and more CDs, using more USB sticks, and rarely reverting to the old floppy disks that have dogged computing for so long. The lack of floppy drives in modern computers has really symbolized the death of the rather limited, slow, and restrictive floppy disk.</text:p>
      <text:p text:style-name="P3">Using these kinds of devices in Ubuntu is simple and intuitive. In many cases you just plug them in and work. Each device needs to be mounted before it can be used, but Ubuntu automatically mounts it for you. The main point to remember is to always unmount the device before you remove it. Even floppy disks should be properly unmounted before they are removed. Unmounting a device ensures all data has been copied to it before you pull it out.</text:p>
      <text:p text:style-name="P4">Problems Unmounting<text:span text:style-name="T2"><office:annotation><dc:creator>Nancy</dc:creator><dc:date>2006-11-02T00:00:00</dc:date><text:p>TIH</text:p></office:annotation></text:span></text:p>
      <text:p text:style-name="P5">If you have problems unmounting a device, make sure that you are not currently using it. As an example, if you have a file manager window open looking at the files on the device, it is currently being used and, as such, cannot be unmounted. As a general rule, just make sure you close everything down from the device and everything will be fine.<text:span text:style-name="T4"><office:annotation><dc:creator>Nancy</dc:creator><dc:date>2006-11-02T00:00:00</dc:date><text:p>TI</text:p></office:annotation></text:span></text:p>
      <text:p text:style-name="P3">If at any time you are unsure which devices are plugged into your computer, click Places &gt; Computer to see a list of the drives available.</text:p>
      <text:p text:style-name="P13">Using USB Key Rings<text:span text:style-name="T2"><office:annotation><dc:creator>Nancy</dc:creator><dc:date>2006-11-02T00:00:00</dc:date><text:p>HB</text:p></office:annotation></text:span></text:p>
      <text:p text:style-name="P2">In the last few years, USB key rings, pens, and sticks have taken over as the commonplace solution for moving files between different computers. These cheap and often high capacity little devices offer a simple and efficient way of carrying your files around with you. Although these USB storage devices come in many different shapes and forms, they all basically work the same way in Ubuntu.</text:p>
      <text:p text:style-name="P3">Using USB storage devices in Ubuntu is a piece of cake. Just plug them in, and an icon to the device appears on your desktop. A file manager window to display the contents of the device also appears. You can interact with the device and the files as you would with the files on your hard disk.</text:p>
      <text:p text:style-name="P3">When you have finished using your USB device right-click the device icon that appeared on your desktop, and select <text:span text:style-name="T10">Unmount</text:span>. When the icon disappears from your desktop you can safely remove it from the USB port.</text:p>
      <text:p text:style-name="P4">Copy Your Files to the Hard Disk<text:span text:style-name="T2"><office:annotation><dc:creator>Nancy</dc:creator><dc:date>2006-11-02T00:00:00</dc:date><text:p>TIH</text:p></office:annotation></text:span></text:p>
      <text:p text:style-name="P5">USB comes in two major forms: USB1 and USB2, with the latter being far quicker. If you have a multimedia file such as an audio or video clip or another large file you may want to copy it to a hard disk before you load it. Hard disks provide far quicker load times than these other media.<text:span text:style-name="T4"><office:annotation><dc:creator>Nancy</dc:creator><dc:date>2006-11-02T00:00:00</dc:date><text:p>TI</text:p></office:annotation></text:span></text:p>
      <text:p text:style-name="P13">Burning CDs<text:span text:style-name="T2"><office:annotation><dc:creator>Nancy</dc:creator><dc:date>2006-11-02T00:00:00</dc:date><text:p>HB</text:p></office:annotation></text:span></text:p>
      <text:p text:style-name="P2">Burning files is simple in Ubuntu with its built in support for CD writers. Simply pop a writable CD into the drive and an icon appears on the desktop. Double-click the icon, and an empty file manager window appears. Now drag the files to be burned into this window. When you are ready to burn the CD, click File &gt; Write to Disc.</text:p>
      <text:p text:style-name="P3">A dialog box appears, and you can configure a few items before the disc is burned. Enter a name for the disc in the <text:span text:style-name="T10">Disc Name</text:span> box and use the <text:span text:style-name="T10">Write Speed</text:span> combo box to select the best write speed for your drive. If you have an old or unreliable CD writer, you may want to select a slower speed to prevent a burn error. Finally, click the <text:span text:style-name="T10">Write Disc</text:span> button to start the burn.</text:p>
      <text:p text:style-name="P4">Quick Tip<text:span text:style-name="T2"><office:annotation><dc:creator>Nancy</dc:creator><dc:date>2006-11-02T00:00:00</dc:date><text:p>TIH</text:p></office:annotation></text:span></text:p>
      <text:p text:style-name="P5">You can also access the burner by clicking Places &gt; CD/DVD Burner.<text:span text:style-name="T4"><office:annotation><dc:creator>Nancy</dc:creator><dc:date>2006-11-02T00:00:00</dc:date><text:p>TI</text:p></office:annotation></text:span></text:p>
      <text:p text:style-name="P14">Creating Audio CDs<text:span text:style-name="T1"><office:annotation><dc:creator>Nancy</dc:creator><dc:date>2006-11-02T00:00:00</dc:date><text:p>HC</text:p></office:annotation></text:span></text:p>
      <text:p text:style-name="P2">Creating an audio CD from a number of audio files on your computer is simple with Serpentine. Load Serpentine by clicking Applications &gt; Sound and Video &gt; Serpentine Audio-CD Creator.</text:p>
      <text:p text:style-name="P3">When the application loads, click Add, and navigate to your Music folder and click on the file(s) that you want to burn to the CD. To select multiple files, hold down the Shift or Ctrl keys while selecting.</text:p>
      <text:p text:style-name="P3">With your songs added, click the <text:span text:style-name="T10">Write to Disc</text:span> button to burn the CD.</text:p>
      <text:p text:style-name="P14">Burning a CD from an Image<text:span text:style-name="T1"><office:annotation><dc:creator>Nancy</dc:creator><dc:date>2006-11-02T00:00:00</dc:date><text:p>HC</text:p></office:annotation></text:span></text:p>
      <text:p text:style-name="P2">With more and more people downloading Open Source software, installation discs are often released as downloadable .iso files. When you burn these files to a CD the files from the disc image are restored and the resulting CD just looks like a normal CD.</text:p>
      <text:p text:style-name="P3">To burn an .iso file to a CD, simply right-click it and select <text:span text:style-name="T3">Write to Disc</text:span>. </text:p>
      <text:p text:style-name="P4">More Complex Burning<text:span text:style-name="T2"><office:annotation><dc:creator>Nancy</dc:creator><dc:date>2006-11-02T00:00:00</dc:date><text:p>TIH</text:p></office:annotation></text:span></text:p>
      <text:p text:style-name="P5">If you are looking for a complete application to cater to virtually all CD burning needs, install the GNOME Baker application using Synaptic.<text:span text:style-name="T4"><office:annotation><dc:creator>Nancy</dc:creator><dc:date>2006-11-02T00:00:00</dc:date><text:p>TI</text:p></office:annotation></text:span> </text:p>
      <text:p text:style-name="P13">Using Floppy Discs<text:span text:style-name="T2"><office:annotation><dc:creator>Nancy</dc:creator><dc:date>2006-11-02T00:00:00</dc:date><text:p>HB</text:p></office:annotation></text:span></text:p>
      <text:p text:style-name="P2">To use a floppy disk in Ubuntu insert the disk in the drive, and then select Places &gt; Computer. Now double-click on your floppy drive to mount it and display the files. When you have finished using the disk right-click the floppy drive and select Unmount.</text:p>
      <text:p text:style-name="P13">Using Digital Cameras<text:span text:style-name="T2"><office:annotation><dc:creator>Nancy</dc:creator><dc:date>2006-11-02T00:00:00</dc:date><text:p>HB</text:p></office:annotation></text:span></text:p>
      <text:p text:style-name="P2">When you plug a digital camera into your computer, a device icon automatically appears on your desktop and Ubuntu pops up a window asking if you want to view the photos from your camera. You can then view the photos and drag them from the photo viewer window over to a file manager window to save the photo.</text:p>
      <text:p text:style-name="P2">Always remember that the majority of digital cameras are just USB devices, and you can access the photos like any other USB device from within the file manager.</text:p>
      <text:p text:style-name="P4"><text:span text:style-name="T25">Ubuntu and Digital Photography</text:span><text:span text:style-name="T2"><office:annotation><dc:creator>Nancy</dc:creator><dc:date>2006-11-02T00:00:00</dc:date><text:p>TIH</text:p></office:annotation></text:span></text:p>
      <text:p text:style-name="P5">Ubuntu is a fantastic platform for digital photography and photo manipulation. It is recommended you use Applications &gt; Add/Remove to install the F-Spot tool. This provides a complete solution for managing your photo collection.</text:p>
      <text:p text:style-name="P5">For photo manipulation, The GIMP provides a comprehensive tool and is preinstalled. Load it by clicking Applications &gt; Graphics &gt; GIMP Image Editor.</text:p>
      <text:p text:style-name="P6"><text:span text:style-name="T1"><office:annotation><dc:creator>Nancy</dc:creator><dc:date>2006-11-02T00:00:00</dc:date><text:p>TI</text:p></office:annotation></text:span>Graphically Access Remote Files<text:span text:style-name="T1"><office:annotation><dc:creator>Nancy</dc:creator><dc:date>2006-11-02T00:00:00</dc:date><text:p>HA</text:p></office:annotation></text:span></text:p>
      <text:p text:style-name="P2">Within the Ubuntu desktop, you can use the same powerful file manager to manage files that are on a remote server, either on your local network or in far flung parts of the world via the Internet. This feature is incredibly useful when you need to transfer lots of files around, such as when you work on Web pages or need to make your work remotely available to someone else. To access these files, you can connect to the server in various ways, each of which requires a connection profile. This profile configures the connection, and you will need to gather your server’s settings to create it.</text:p>
      <text:p text:style-name="P3">To set up the connection, click Places &gt; Connect to Server and you will see the dialog shown in Figure 3-43<text:span text:style-name="T5"><office:annotation><dc:creator>Nancy</dc:creator><dc:date>2006-11-02T00:00:00</dc:date><text:p>Figure number verified.</text:p></office:annotation></text:span>.</text:p>
      <text:p text:style-name="P7"><text:span text:style-name="T6">***insert Figure 3-43 03fig43.tif</text:span><text:span text:style-name="T4"><office:annotation><dc:creator>Nancy</dc:creator><dc:date>2006-11-02T00:00:00</dc:date><text:p>AU/PE: Requires attention.</text:p></office:annotation></text:span></text:p>
      <text:p text:style-name="P8">Figure 3-43<text:span text:style-name="T7"><office:annotation><dc:creator>Nancy</dc:creator><dc:date>2006-11-02T00:00:00</dc:date><text:p>FN</text:p></office:annotation></text:span></text:p>
      <text:p text:style-name="P9">Access your remote server’s files graphically on your desktop<text:span text:style-name="T8"><office:annotation><dc:creator>Nancy</dc:creator><dc:date>2006-11-02T00:00:00</dc:date><text:p>FC</text:p></office:annotation></text:span></text:p>
      <text:p text:style-name="P3">When the dialog box appears, select the type of connection from the combo box. The box then adjusts to display the settings required, and you should make sure the <text:span text:style-name="T10">Name to Use for Connection</text:span> box contains a descriptive name for the connection such as :Work Server” or “Web Site.” When you have added the settings, click the <text:span text:style-name="T10">Connect</text:span> button to continue.</text:p>
      <text:p text:style-name="P3">An icon now appears on your desktop for the connection. Double-click the icon, and you are asked for a password to the server. Enter this password, and you are then asked if you would like to store your passwords in the key ring. The desktop key ring provides a convenient place to store all of your connection passwords, and you only need to remember the password for the key ring itself. If you choose to store the password in the key ring, you are asked for a password for it. In the future, whenever you double-click the icon to access the server, you will be asked for the key ring password.</text:p>
      <text:p text:style-name="P3">When you have been authenticated to access the server, your files appear in a file manager window, and you can use the file manager as normal.</text:p>
      <text:p text:style-name="P6">Working with Windows<text:span text:style-name="T1"><office:annotation><dc:creator>Nancy</dc:creator><dc:date>2006-11-02T00:00:00</dc:date><text:p>HA</text:p></office:annotation></text:span></text:p>
      <text:p text:style-name="P2">Although the Linux platform offers an increasingly compelling platform for the desktop, there are sometimes situations when there is just no alternative application available. This is often the case with specific business applications, educational tools, and games. Luckily, you can run many of these applications right on top of your Ubuntu desktop.</text:p>
      <text:p text:style-name="P3">For the last 12 years, the members of the Wine project have been beavering away to create a free software implementation to run Windows applications on Linux. They have made great strides in getting more and more applications to run. Although there are often still quirks here and there, there are many programs that run perfectly under Wine. It is recommended that you try the applications you want to run before you use them for important work.</text:p>
      <text:p text:style-name="P3">Install the Wine package with the Synaptic package manager. When the package has downloaded and installed, run the winecfg<text:span text:style-name="T5"><office:annotation><dc:creator>Nancy</dc:creator><dc:date>2006-11-02T00:00:00</dc:date><text:p>CD</text:p></office:annotation></text:span> tool. To do this, press Alt-F2, and type winecfg<text:span text:style-name="T5"><office:annotation><dc:creator>Nancy</dc:creator><dc:date>2006-11-02T00:00:00</dc:date><text:p>CD</text:p></office:annotation></text:span>. This small program sets up your Wine environment and provides some options for configuring how your Wine system is run. The default settings should be suitable for most applications.</text:p>
      <text:p text:style-name="P13">Running Applications<text:span text:style-name="T2"><office:annotation><dc:creator>Nancy</dc:creator><dc:date>2006-11-02T00:00:00</dc:date><text:p>HB</text:p></office:annotation></text:span></text:p>
      <text:p text:style-name="P2">To run an application right-click it, and select <text:span text:style-name="T10">Open with Wine Windows Emulator</text:span>. Most Windows applications need to be installed before use, so first right-click the setup program, and run it under Wine. When the program is installed, you can find it in the .wine/c_drive/Program Files folder in your home folder. Navigate to that directory (making sure you turn on hidden file viewing in Nautilus), and run any files with an .exe extension.</text:p>
      <text:p text:style-name="P13">Using Windows Files on Another Partition<text:span text:style-name="T2"><office:annotation><dc:creator>Nancy</dc:creator><dc:date>2006-11-02T00:00:00</dc:date><text:p>HB</text:p></office:annotation></text:span></text:p>
      <text:p text:style-name="P32">For those of you with a considerable amount of your life present on Windows partitions, you may want to be able to access these partitions from Ubuntu. This is no problem, although you will need to edit a special configuration file to do this. Luckily, you only need to edit this file once, and then everything will be set up.</text:p>
      <text:p text:style-name="P32">You should first load Administration &gt; Disks and note down the partition numbers and filesystem for your windows partitions. The partition number will look something like /dev/hdb1 or /dev/sdb1, and the filesystem will be either FAT, VFAT, or NTFS. If you have a FAT or VFAT filesystem, you are in luck—you can read and write the partition. If you have an NTFS partition, you will unfortunately only be able to read from it.</text:p>
      <text:p text:style-name="P32">The next step is to create some mount points. When your Windows partitions are enabled, they are accessed via a particular folder in Ubuntu. This is called a mount point. So, as an example, if you have a mount point as /media/win1 and on your windows partition you want to access your Work folder, you would access it from Ubuntu as /media/win1/work.</text:p>
      <text:p text:style-name="P32">Mount points usually live in the /media folder. Create a different mount point for each windows partition. As an example, if you have three windows partitions, run the following commands:</text:p>
      <text:p text:style-name="P33"><text:a xlink:type="simple" xlink:href="mailto:foo@bar"><text:span text:style-name="T26">foo@bar</text:span></text:a><text:span text:style-name="T27">:~$ sudo mkdir /media/win1</text:span><text:span text:style-name="T5"><office:annotation><dc:creator>Nancy</dc:creator><dc:date>2006-11-02T00:00:00</dc:date><text:p>CD</text:p></office:annotation></text:span></text:p>
      <text:p text:style-name="P33"><text:a xlink:type="simple" xlink:href="mailto:foo@bar"><text:span text:style-name="T26">foo@bar</text:span></text:a><text:span text:style-name="T27">:~$ sudo mkdir /media/win2</text:span><text:span text:style-name="T5"><office:annotation><dc:creator>Nancy</dc:creator><dc:date>2006-11-02T00:00:00</dc:date><text:p>CD</text:p></office:annotation></text:span></text:p>
      <text:p text:style-name="P33"><text:a xlink:type="simple" xlink:href="mailto:foo@bar"><text:span text:style-name="T26">foo@bar</text:span></text:a><text:span text:style-name="T27">:~$ sudo mkdir /media/win3</text:span><text:span text:style-name="T5"><office:annotation><dc:creator>Nancy</dc:creator><dc:date>2006-11-02T00:00:00</dc:date><text:p>CD</text:p></office:annotation></text:span></text:p>
      <text:p text:style-name="P32">Now open up the following configuration file:</text:p>
      <text:p text:style-name="P34"><text:a xlink:type="simple" xlink:href="mailto:foo@bar"><text:span text:style-name="Internet_20_link">foo@bar</text:span></text:a>:~$ sudo gedit /etc/fstab<text:span text:style-name="T5"><office:annotation><dc:creator>Nancy</dc:creator><dc:date>2006-11-02T00:00:00</dc:date><text:p>CD</text:p></office:annotation></text:span></text:p>
      <text:p text:style-name="P32">The /etc/fstab file maps partition numbers to mount points. At the bottom of the file add a line like this for each mount point:</text:p>
      <text:p text:style-name="P34">/dev/hdb1 media/win1 <text:s/>vfat <text:s/>users,rw,owner,umask=000 <text:s text:c="2"/>0 <text:s text:c="2"/>0<text:span text:style-name="T5"><office:annotation><dc:creator>Nancy</dc:creator><dc:date>2006-11-02T00:00:00</dc:date><text:p>CD</text:p></office:annotation></text:span></text:p>
      <text:p text:style-name="P32">You will need to change the partition number (the first column), mount point (second column), and filesystem (third column) for your relevant partitions.</text:p>
      <text:p text:style-name="P32">Now reload /etc/fstab to enable the partitions:</text:p>
      <text:p text:style-name="P33"><text:a xlink:type="simple" xlink:href="mailto:foo@bar"><text:span text:style-name="Internet_20_link">foo@bar</text:span></text:a>:~$ sudo mount -a<text:span text:style-name="T5"><office:annotation><dc:creator>Nancy</dc:creator><dc:date>2006-11-02T00:00:00</dc:date><text:p>CD</text:p></office:annotation></text:span></text:p>
      <text:p text:style-name="P32">Some hard disk icons for the new partitions now appear. </text:p>
      <text:p text:style-name="P6">The Terminal<text:span text:style-name="T1"><office:annotation><dc:creator>Nancy</dc:creator><dc:date>2006-11-02T00:00:00</dc:date><text:p>HA</text:p></office:annotation></text:span></text:p>
      <text:p text:style-name="P2">Although Ubuntu is a desktop driven OS, the system is running on a powerful and incredibly flexible command line core. Inspired by more than 20 years of Unix heritage, the command line environment present on Linux systems enables you to perform some incredibly powerful tasks by stringing different commands together in different ways.</text:p>
      <text:p text:style-name="P3">The philosophy behind Unix is to create a large number of small tools each of which is designed to do one task but do it incredibly well. As an example, there is a command called <text:span text:style-name="CD1">ls</text:span> <text:span text:style-name="T5"><office:annotation><dc:creator>Nancy</dc:creator><dc:date>2006-11-02T00:00:00</dc:date><text:p>CD</text:p></office:annotation></text:span>which does nothing more than list files in a folder. Although listing files is its singular function in life, it has every option imaginable for listing files.</text:p>
      <text:p text:style-name="P3">Although <text:span text:style-name="CD1">ls</text:span><text:span text:style-name="T5"><office:annotation><dc:creator>Nancy</dc:creator><dc:date>2006-11-02T00:00:00</dc:date><text:p>CD</text:p></office:annotation></text:span> is limited by itself, it can be combined with other commands that have equal levels of flexibility to create impressively powerful combinations. To do this a <text:span text:style-name="T3">pipeline </text:span>is created using the <text:span text:style-name="CD1">|</text:span> symbol to hook these different commands together. Pipelines can be constructed in any number of different ways, and once the user has the knowledge of what the different commands do stringing a pipeline of commands together can solve virtually any task you can imagine.</text:p>
      <text:p text:style-name="P3">It should be made 100 percent clear that using the command line is <text:span text:style-name="T3">not</text:span> an essential skill required to use Ubuntu, but it is a skill that can increase the flexibility of your computer for more advanced, customized tasks.</text:p>
      <text:p text:style-name="P13">Crash Course in the Terminal<text:span text:style-name="T2"><office:annotation><dc:creator>Nancy</dc:creator><dc:date>2006-11-02T00:00:00</dc:date><text:p>HB</text:p></office:annotation></text:span></text:p>
      <text:p text:style-name="P2">Fire up the terminal by clicking Applications &gt; Accessories &gt; Terminal. You will see a terminal window similar to the one shown in Figure 3-44<text:span text:style-name="T5"><office:annotation><dc:creator>Nancy</dc:creator><dc:date>2006-11-02T00:00:00</dc:date><text:p>Figure number verified.</text:p></office:annotation></text:span>.</text:p>
      <text:p text:style-name="P7"><text:span text:style-name="T6">***insert Figure 3-44 03fig44.tif</text:span><text:span text:style-name="T4"><office:annotation><dc:creator>Nancy</dc:creator><dc:date>2006-11-02T00:00:00</dc:date><text:p>AU/PE: Requires attention.</text:p></office:annotation></text:span></text:p>
      <text:p text:style-name="P8">Figure 3-44<text:span text:style-name="T7"><office:annotation><dc:creator>Nancy</dc:creator><dc:date>2006-11-02T00:00:00</dc:date><text:p>FN</text:p></office:annotation></text:span></text:p>
      <text:p text:style-name="P9">It is handy to drop in to the terminal when you need to tweak something in particular.<text:span text:style-name="T8"><office:annotation><dc:creator>Nancy</dc:creator><dc:date>2006-11-02T00:00:00</dc:date><text:p>FC</text:p></office:annotation></text:span></text:p>
      <text:p text:style-name="P3">In the terminal you can see the terminal prompt and a black cursor. The prompt shows your current username, the name of the host, and the name of the folder you are currently in. When you first fire up the terminal, the folder is shown as a tilde (~) which is shorthand for your home directory.</text:p>
      <text:p text:style-name="P14">Getting Started<text:span text:style-name="T1"><office:annotation><dc:creator>Nancy</dc:creator><dc:date>2006-11-02T00:00:00</dc:date><text:p>HC</text:p></office:annotation></text:span></text:p>
      <text:p text:style-name="P2">First have a look at the files in your home folder by running the following command:</text:p>
      <text:p text:style-name="P34"><text:span text:style-name="T6">foo@bar~$ ls</text:span><text:span text:style-name="T5"><office:annotation><dc:creator>Nancy</dc:creator><dc:date>2006-11-02T00:00:00</dc:date><text:p>CD</text:p></office:annotation></text:span></text:p>
      <text:p text:style-name="P3">The <text:span text:style-name="CD1">ls</text:span> <text:span text:style-name="T5"><office:annotation><dc:creator>Nancy</dc:creator><dc:date>2006-11-02T00:00:00</dc:date><text:p>CD</text:p></office:annotation></text:span>command lists the files in your current folder. The default command just displays a collection of items that are in your folder. To make <text:span text:style-name="CD1">ls</text:span><text:span text:style-name="T5"><office:annotation><dc:creator>Nancy</dc:creator><dc:date>2006-11-02T00:00:00</dc:date><text:p>CD</text:p></office:annotation></text:span> more useful, you can pass it options:</text:p>
      <text:p text:style-name="P34">foo@bar~$ ls -al<text:span text:style-name="T5"><office:annotation><dc:creator>Nancy</dc:creator><dc:date>2006-11-02T00:00:00</dc:date><text:p>CD</text:p></office:annotation></text:span></text:p>
      <text:p text:style-name="P3">The <text:span text:style-name="CD1">-al</text:span><text:span text:style-name="T5"><office:annotation><dc:creator>Nancy</dc:creator><dc:date>2006-11-02T00:00:00</dc:date><text:p>CD</text:p></office:annotation></text:span> parts are options that can be passed to the command. In this example, two options, <text:span text:style-name="CD1">a</text:span><text:span text:style-name="T5"><office:annotation><dc:creator>Nancy</dc:creator><dc:date>2006-11-02T00:00:00</dc:date><text:p>CD</text:p></office:annotation></text:span> (list all files), and <text:span text:style-name="CD1">l</text:span><text:span text:style-name="T5"><office:annotation><dc:creator>Nancy</dc:creator><dc:date>2006-11-02T00:00:00</dc:date><text:p>CD</text:p></office:annotation></text:span> (use a long display format to display file permissions, dates, sizes, and more) are used with <text:span text:style-name="CD1">ls</text:span><text:span text:style-name="T5"><office:annotation><dc:creator>Nancy</dc:creator><dc:date>2006-11-02T00:00:00</dc:date><text:p>CD</text:p></office:annotation></text:span> to display all of the files (including hidden files) and display the details.</text:p>
      <text:p text:style-name="P4">To Dash Or Not To Dash?<text:span text:style-name="T2"><office:annotation><dc:creator>Nancy</dc:creator><dc:date>2006-11-02T00:00:00</dc:date><text:p>MH</text:p></office:annotation></text:span></text:p>
      <text:p text:style-name="P5">In many command lines tools, options are added following a dash (-). Some tools however, don’t need the dash.</text:p>
      <text:p text:style-name="P3">Now jump to a different directory:</text:p>
      <text:p text:style-name="P34">foo@bar~$ cd Desktop<text:span text:style-name="T5"><office:annotation><dc:creator>Nancy</dc:creator><dc:date>2006-11-02T00:00:00</dc:date><text:p>CD</text:p></office:annotation></text:span></text:p>
      <text:p text:style-name="P3">The <text:span text:style-name="CD1">cd</text:span> <text:span text:style-name="T5"><office:annotation><dc:creator>Nancy</dc:creator><dc:date>2006-11-02T00:00:00</dc:date><text:p>CD</text:p></office:annotation></text:span>command changes the directory to the place you specify after the command (in this case, the desktop directory). A nice shortcut that you can use when typing files and folders is to type the first few letters and then press the Tab key to fill in the remainder of the file/folder. As an example, in the previous command you could type <text:span text:style-name="CD1">cd Des</text:span>'and press the tab key to fill the rest of <text:span text:style-name="CD1">Desktop</text:span> in.</text:p>
      <text:p text:style-name="P3">When inside a directory, you may want to have a quick look at the contents of a text file. To do this, use the <text:span text:style-name="CD1">cat</text:span> <text:span text:style-name="T5"><office:annotation><dc:creator>Nancy</dc:creator><dc:date>2006-11-02T00:00:00</dc:date><text:p>CD</text:p></office:annotation></text:span>command:</text:p>
      <text:p text:style-name="P34">foo@bar~$ cat myfile.txt<text:span text:style-name="T5"><office:annotation><dc:creator>Nancy</dc:creator><dc:date>2006-11-02T00:00:00</dc:date><text:p>CD</text:p></office:annotation></text:span></text:p>
      <text:p text:style-name="P3">This command outputs the contents of the file to the screen.</text:p>
      <text:p text:style-name="P3">As you can imagine, there are hundreds and hundreds of different commands available on the system, and we don’t have the space to cover them here. There are a number of superb Web sites and books that you can use to find out about the many different commands.</text:p>
      <text:p text:style-name="P14">Building Pipelines<text:span text:style-name="T1"><office:annotation><dc:creator>Nancy</dc:creator><dc:date>2006-11-02T00:00:00</dc:date><text:p>HC</text:p></office:annotation></text:span></text:p>
      <text:p text:style-name="P2">The power of the command line really comes into its own when you start combining commands together into p<text:span text:style-name="T10">ipelines</text:span>. A pipeline uses the pipe symbol (<text:span text:style-name="CD1">|</text:span>) to string together a number of commands to perform a specific task. As an example, if you use the <text:span text:style-name="CD1">cat</text:span> <text:span text:style-name="T5"><office:annotation><dc:creator>Nancy</dc:creator><dc:date>2006-11-02T00:00:00</dc:date><text:p>CD</text:p></office:annotation></text:span>command to display the contents of a file to the screen, but the file scrolls past you, create a pipeline and use the <text:span text:style-name="CD1">less</text:span> <text:span text:style-name="T5"><office:annotation><dc:creator>Nancy</dc:creator><dc:date>2006-11-02T00:00:00</dc:date><text:p>CD</text:p></office:annotation></text:span>command to be able to browse the file:</text:p>
      <text:p text:style-name="P34">foo@bar~$ cat foo.txt | less<text:span text:style-name="T5"><office:annotation><dc:creator>Nancy</dc:creator><dc:date>2006-11-02T00:00:00</dc:date><text:p>CD</text:p></office:annotation></text:span></text:p>
      <text:p text:style-name="P3">To see how this works, break the command into parts, each separated by the pipe. The output of the part on the left (<text:span text:style-name="CD1">cat</text:span><text:span text:style-name="T5"><office:annotation><dc:creator>Nancy</dc:creator><dc:date>2006-11-02T00:00:00</dc:date><text:p>CD</text:p></office:annotation></text:span>’ing the file) is fed into the <text:span text:style-name="CD1">less</text:span> <text:span text:style-name="T5"><office:annotation><dc:creator>Nancy</dc:creator><dc:date>2006-11-02T00:00:00</dc:date><text:p>CD</text:p></office:annotation></text:span>command on the right which allows you to browse the file with the arrow keys.</text:p>
      <text:p text:style-name="P3">Pipelines can be useful for finding out specific information on the system. As an example, if you want to find out how many particular processes are running run a command like this:</text:p>
      <text:p text:style-name="P34"><text:a xlink:type="simple" xlink:href="mailto:foo@bar"><text:span text:style-name="Internet_20_link">foo@bar</text:span></text:a>~$ ps ax | grep getty | | wc -l<text:span text:style-name="T5"><office:annotation><dc:creator>Nancy</dc:creator><dc:date>2006-11-02T00:00:00</dc:date><text:p>CD</text:p></office:annotation></text:span></text:p>
      <text:p text:style-name="P3">Here you count how many “Getty” processes are running (getty is the software that runs a console session). The <text:span text:style-name="CD1">ps ax</text:span> <text:span text:style-name="T5"><office:annotation><dc:creator>Nancy</dc:creator><dc:date>2006-11-02T00:00:00</dc:date><text:p>CD</text:p></office:annotation></text:span>command on the left lists the processes on the system, and then the <text:span text:style-name="CD1">grep</text:span> <text:span text:style-name="T5"><office:annotation><dc:creator>Nancy</dc:creator><dc:date>2006-11-02T00:00:00</dc:date><text:p>CD</text:p></office:annotation></text:span>command searches through the process list and returns any lines with the letters getty in them. At this point, only the lines with getty in them are returned. Finally, these lines are fed into <text:span text:style-name="CD1">wc,</text:span> <text:span text:style-name="T5"><office:annotation><dc:creator>Nancy</dc:creator><dc:date>2006-11-02T00:00:00</dc:date><text:p>CD</text:p></office:annotation></text:span>which is a small tool to count the number of words or lines. The <text:span text:style-name="CD1">-l</text:span> <text:span text:style-name="T5"><office:annotation><dc:creator>Nancy</dc:creator><dc:date>2006-11-02T00:00:00</dc:date><text:p>CD</text:p></office:annotation></text:span>option specifies that the number of lines should be counted.</text:p>
      <text:p text:style-name="P14">Running Commands as the Superuser<text:span text:style-name="T1"><office:annotation><dc:creator>Nancy</dc:creator><dc:date>2006-11-02T00:00:00</dc:date><text:p>HC</text:p></office:annotation></text:span></text:p>
      <text:p text:style-name="P2">When you log in to your computer, the account you use is a normal user account. This account is restricted from performing various system administration tasks. The security model behind Ubuntu is that you should run as a normal user all the time and only dip into the system administrator account when you need to.</text:p>
      <text:p text:style-name="P3">To jump to this superuser account when using the terminal, use the <text:span text:style-name="CD1">sudo</text:span><text:span text:style-name="T5"><office:annotation><dc:creator>Nancy</dc:creator><dc:date>2006-11-02T00:00:00</dc:date><text:p>CD</text:p></office:annotation></text:span> command. The command works by putting it before the command you want to run. As an example, if you want to restart the networking system from the command line, run: </text:p>
      <text:p text:style-name="P34">foo@bar~$ sudo /etc/init.d/networking restart<text:span text:style-name="T5"><office:annotation><dc:creator>Nancy</dc:creator><dc:date>2006-11-02T00:00:00</dc:date><text:p>CD</text:p></office:annotation></text:span></text:p>
      <text:p text:style-name="P3">The command to the right of <text:span text:style-name="CD1">sudo</text:span><text:span text:style-name="T5"><office:annotation><dc:creator>Nancy</dc:creator><dc:date>2006-11-02T00:00:00</dc:date><text:p>CD</text:p></office:annotation></text:span> is the command that should be run as the administrator, but <text:span text:style-name="CD1">sudo</text:span> <text:span text:style-name="T5"><office:annotation><dc:creator>Nancy</dc:creator><dc:date>2006-11-02T00:00:00</dc:date><text:p>CD</text:p></office:annotation></text:span>lets you run the command as the current user. When you run the above command you are asked for the administrator password. This is the same password as the one you established for the first user you added when you installed Ubuntu on the computer. If you are using that user’s account just enter your normal password.</text:p>
      <text:p text:style-name="P3">When you have authenticated yourself to <text:span text:style-name="CD1">sudo</text:span><text:span text:style-name="T5"><office:annotation><dc:creator>Nancy</dc:creator><dc:date>2006-11-02T00:00:00</dc:date><text:p>CD</text:p></office:annotation></text:span> you will not be asked for the password again for another 15 minutes. </text:p>
      <text:p text:style-name="P14">Finding Help<text:span text:style-name="T1"><office:annotation><dc:creator>Nancy</dc:creator><dc:date>2006-11-02T00:00:00</dc:date><text:p>HC</text:p></office:annotation></text:span></text:p>
      <text:p text:style-name="P2">Each command on your computer includes a manual page—or man page—that contains a list of the options available. Man pages are traditionally rather terse and only intended for referencing the different ways the command should be used. For a friendlier introduction to using commands a Google search is recommended.</text:p>
      <text:p text:style-name="P3">To view a man page (such as the man page for <text:span text:style-name="CD1">ls</text:span>), run:</text:p>
      <text:p text:style-name="P34">foo@bar~$ man ls<text:span text:style-name="T5"><office:annotation><dc:creator>Nancy</dc:creator><dc:date>2006-11-02T00:00:00</dc:date><text:p>CD</text:p></office:annotation></text:span></text:p>
      <text:p text:style-name="P3">The man page command itself has a number of options (run <text:span text:style-name="CD1">man man</text:span><text:span text:style-name="T5"><office:annotation><dc:creator>Nancy</dc:creator><dc:date>2006-11-02T00:00:00</dc:date><text:p>CD</text:p></office:annotation></text:span> to see them), and one of the most useful is <text:span text:style-name="CD1">-k</text:span><text:span text:style-name="T5"><office:annotation><dc:creator>Nancy</dc:creator><dc:date>2006-11-02T00:00:00</dc:date><text:p>CD</text:p></office:annotation></text:span>. This option allows you to search the man pages for a particular word. This is useful when you don’t remember the command. As an example, you could find all commands related to processes by running:</text:p>
      <text:p text:style-name="P34">foo@bar~$ man -l processes<text:span text:style-name="T5"><office:annotation><dc:creator>Nancy</dc:creator><dc:date>2006-11-02T00:00:00</dc:date><text:p>CD</text:p></office:annotation></text:span></text:p>
      <text:p text:style-name="P6">Summary<text:span text:style-name="T1"><office:annotation><dc:creator>Nancy</dc:creator><dc:date>2006-11-02T00:00:00</dc:date><text:p>HA</text:p></office:annotation></text:span></text:p>
      <text:p text:style-name="P2">In this chapter you’ve learned how to start using the core features of your new desktop. The concepts you have learned here should allow you to perform most of the day-to-day tasks when using your computer and provide a base from which to explore the other applications that are installed on your system. This solid grounding in the desktop paves the way for you to meander through the rest of the book, learning about the more advanced uses of your new system and exploring the enormous flexibility that Ubuntu provides.</text:p>
      <text:p text:style-name="P3">Always remember that there is a wealth of help and documentation available online. If you ever find yourself stuck, take a look at the Ubuntu Web site at <text:a xlink:type="simple" xlink:href="http://www.ubuntu.com/"><text:span text:style-name="Internet_20_link">www.ubuntu.com/</text:span></text:a> or the Ubuntu documentation at <text:a xlink:type="simple" xlink:href="http://help.ubuntu.com/"><text:span text:style-name="Internet_20_link">http://help.ubuntu.com/</text:span></text:a> and make use of the forums, wiki, mailing lists, and IRC chann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svg:font-family="Courier" style:font-family-generic="modern"/>
    <style:font-face style:name="Courier New" svg:font-family="'Courier New'" style:font-family-generic="modern"/>
    <style:font-face style:name="Mincho" svg:font-family="Mincho, 明朝" style:font-family-generic="roman"/>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A" style:next-style-name="HB" style:class="text" style:default-outline-level="1">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default-outline-level="3">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default-outline-level="4">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Caption2"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 style:family="paragraph" style:parent-style-name="Standard">
      <style:paragraph-properties text:number-lines="false" text:line-number="0"/>
      <style:text-properties style:font-name-complex="Tahoma"/>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 style:family="paragraph" style:parent-style-name="Standard">
      <style:paragraph-properties text:number-lines="false" text:line-number="0"/>
      <style:text-properties style:font-name-complex="Tahoma"/>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 style:family="paragraph" style:parent-style-name="Standard">
      <style:paragraph-properties text:number-lines="false" text:line-number="0"/>
      <style:text-properties style:font-name-complex="Tahoma"/>
    </style:style>
    <style:style style:name="WW-Heading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1" style:family="paragraph" style:parent-style-name="Standard">
      <style:paragraph-properties text:number-lines="false" text:line-number="0"/>
      <style:text-properties style:font-name-complex="Tahoma"/>
    </style:style>
    <style:style style:name="WW-Heading1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WW-Caption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Index11111" style:family="paragraph" style:parent-style-name="Standard">
      <style:paragraph-properties text:number-lines="false" text:line-number="0"/>
      <style:text-properties style:font-name-complex="Tahoma"/>
    </style:style>
    <style:style style:name="WW-Heading11111" style:family="paragraph" style:parent-style-name="Standard" style:next-style-name="Text_20_body">
      <style:paragraph-properties fo:margin-top="0.1665in" fo:margin-bottom="0.0835in" fo:keep-with-next="always"/>
      <style:text-properties style:font-name="Arial" fo:font-size="14pt" style:font-name-asian="Mincho" style:font-size-asian="14pt" style:font-name-complex="Tahoma" style:font-size-complex="14pt"/>
    </style:style>
    <style:style style:name="CDT" style:family="paragraph" style:parent-style-name="Standard">
      <style:paragraph-properties style:line-height-at-least="0.139in"/>
      <style:text-properties fo:color="#000000" style:font-name="Courier New"/>
    </style:style>
    <style:style style:name="C1" style:family="paragraph" style:parent-style-name="CDT" style:next-style-name="Body">
      <style:paragraph-properties fo:margin-top="0.1665in" fo:margin-bottom="0.1665in" fo:hyphenation-ladder-count="no-limit"/>
      <style:text-properties fo:hyphenate="false" fo:hyphenation-remain-char-count="2" fo:hyphenation-push-char-count="2"/>
    </style:style>
    <style:style style:name="WW-Heading111111" style:family="paragraph" style:parent-style-name="Standard" style:next-style-name="Text_20_body">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1" style:family="paragraph" style:parent-style-name="Standard" style:next-style-name="Standard">
      <style:paragraph-properties fo:margin-top="0.0835in" fo:margin-bottom="0.0835in"/>
      <style:text-properties fo:font-weight="bold" style:font-weight-asian="bold"/>
    </style:style>
    <style:style style:name="WW-Preformatted_20_Text" style:display-name="WW-Preformatted Text"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 style:display-name="WW-Preformatted Text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 style:display-name="WW-Preformatted Text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 style:display-name="WW-Preformatted Text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 style:display-name="WW-Preformatted Text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1" style:display-name="WW-Preformatted Text1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WW-Preformatted_20_Text111111" style:display-name="WW-Preformatted Text111111" style:family="paragraph" style:parent-style-name="Standard">
      <style:paragraph-properties fo:margin-top="0in" fo:margin-bottom="0in"/>
      <style:text-properties style:font-name="Courier New" fo:font-size="10pt" style:font-name-asian="Courier New" style:font-size-asian="10pt" style:font-name-complex="Courier New" style:font-size-complex="10pt"/>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08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08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1" style:family="paragraph" style:parent-style-name="Standard" style:next-style-name="Standard">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T" style:family="paragraph" style:parent-style-name="Body"/>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08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LC">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OX" style:family="paragraph" style:parent-style-name="NO" style:next-style-name="Body">
      <style:paragraph-properties fo:margin-top="0in" fo:margin-bottom="0.1665in"/>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te" style:family="paragraph" style:parent-style-name="Standard">
      <style:paragraph-properties fo:margin-left="1.25in" fo:margin-right="1in" fo:margin-top="0.0835in" fo:margin-bottom="0in" fo:text-align="start" style:justify-single-word="false" fo:orphans="2" fo:widows="2" fo:text-indent="-1.25in" style:auto-text-indent="false">
        <style:tab-stops>
          <style:tab-stop style:position="0in"/>
        </style:tab-stops>
      </style:paragraph-properties>
      <style:text-properties fo:color="#000000" style:font-name="Helvetica"/>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08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I" style:family="paragraph" style:parent-style-name="NO"/>
    <style:style style:name="TI1" style:family="paragraph" style:parent-style-name="Standard">
      <style:paragraph-properties fo:margin-left="0in" fo:margin-right="0in" fo:text-indent="0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IX" style:family="paragraph" style:parent-style-name="TI" style:next-style-name="Body">
      <style:paragraph-properties fo:margin-top="0in" fo:margin-bottom="0.1665in"/>
    </style:style>
    <style:style style:name="TN" style:family="paragraph" style:parent-style-name="Standard" style:next-style-name="TH">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08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WW-Normal_20_Indent" style:display-name="WW-Normal Indent" style:family="paragraph" style:parent-style-name="Standard">
      <style:paragraph-properties fo:margin-left="0in" fo:margin-right="0in" fo:line-height="200%" fo:text-align="justify" style:justify-single-word="false" fo:text-indent="0.5in" style:auto-text-indent="false"/>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Code" style:family="paragraph">
      <style:paragraph-properties fo:text-align="start" style:justify-single-word="false" fo:orphans="0" fo:widows="0" fo:hyphenation-ladder-count="no-limit" style:text-autospace="none" style:punctuation-wrap="hanging" style:line-break="strict" style:writing-mode="lr-tb"/>
      <style:text-properties fo:color="#000000" style:font-name="Courier" fo:font-size="8pt" fo:language="en" fo:country="US" style:font-name-asian="Times New Roman" style:font-size-asian="8pt" style:font-name-complex="Arial Unicode MS" style:font-size-complex="12pt" style:language-complex="en" style:country-complex="US" fo:hyphenate="false" fo:hyphenation-remain-char-count="2" fo:hyphenation-push-char-count="2"/>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08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08in solid #000000"/>
    </style:style>
    <style:style style:name="LN" style:family="paragraph" style:parent-style-name="LH" style:next-style-name="LH">
      <style:paragraph-properties fo:padding-left="0in" fo:padding-right="0in" fo:padding-top="0.0138in" fo:padding-bottom="0in" fo:border-left="none" fo:border-right="none" fo:border-top="0.0008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2z0" style:family="text">
      <style:text-properties style:font-name="StarSymbol" fo:font-size="9pt" style:font-size-asian="9pt" style:font-name-complex="StarSymbol" style:font-size-complex="9pt"/>
    </style:style>
    <style:style style:name="WW8Num3z0" style:family="text">
      <style:text-properties style:font-name="StarSymbol"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5z0" style:family="text">
      <style:text-properties style:font-name="StarSymbol" fo:font-size="9pt" style:font-size-asian="9pt" style:font-name-complex="StarSymbol" style:font-size-complex="9pt"/>
    </style:style>
    <style:style style:name="WW8Num6z0" style:family="text">
      <style:text-properties style:font-name="StarSymbol" fo:font-size="9pt" style:font-size-asian="9pt" style:font-name-complex="StarSymbol" style:font-size-complex="9pt"/>
    </style:style>
    <style:style style:name="WW8Num7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WW-Default_20_Paragraph_20_Font1" style:display-name="WW-Default Paragraph Font1" style:family="text"/>
    <style:style style:name="WW-Footnote_20_Characters" style:display-name="WW-Footnote Characters" style:family="text"/>
    <style:style style:name="WW-Footnote_20_Characters1" style:display-name="WW-Footnote Characters1" style:family="text"/>
    <style:style style:name="WW-Footnote_20_Characters11" style:display-name="WW-Footnote Characters11" style:family="text"/>
    <style:style style:name="WW-Footnote_20_Characters111" style:display-name="WW-Footnote Characters111" style:family="text"/>
    <style:style style:name="WW-Footnote_20_Characters1111" style:display-name="WW-Footnote Characters1111" style:family="text"/>
    <style:style style:name="WW-Footnote_20_Characters11111" style:display-name="WW-Footnote Characters11111" style:family="text"/>
    <style:style style:name="WW-Footnote_20_Characters111111" style:display-name="WW-Footnote Characters111111" style:family="text" style:parent-style-name="WW-Default_20_Paragraph_20_Font1">
      <style:text-properties style:text-position="super 58%"/>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Bullets" style:family="text">
      <style:text-properties style:font-name="StarSymbol" fo:font-size="9pt" style:font-name-asian="StarSymbol" style:font-size-asian="9pt" style:font-name-complex="StarSymbol" style:font-size-complex="9pt"/>
    </style:style>
    <style:style style:name="WW-Bullets1" style:family="text">
      <style:text-properties style:font-name="StarSymbol" fo:font-size="9pt" style:font-name-asian="StarSymbol" style:font-size-asian="9pt" style:font-name-complex="StarSymbol" style:font-size-complex="9pt"/>
    </style:style>
    <style:style style:name="WW-Bullets11" style:family="text">
      <style:text-properties style:font-name="StarSymbol" fo:font-size="9pt" style:font-name-asian="StarSymbol" style:font-size-asian="9pt" style:font-name-complex="StarSymbol" style:font-size-complex="9pt"/>
    </style:style>
    <style:style style:name="WW-Bullets111" style:family="text">
      <style:text-properties style:font-name="StarSymbol" fo:font-size="9pt" style:font-name-asian="StarSymbol" style:font-size-asian="9pt" style:font-name-complex="StarSymbol" style:font-size-complex="9pt"/>
    </style:style>
    <style:style style:name="WW-Bullets1111" style:family="text">
      <style:text-properties style:font-name="StarSymbol" fo:font-size="9pt" style:font-name-asian="StarSymbol" style:font-size-asian="9pt" style:font-name-complex="StarSymbol" style:font-size-complex="9pt"/>
    </style:style>
    <style:style style:name="WW-Bullets11111" style:family="text">
      <style:text-properties style:font-name="StarSymbol" fo:font-size="9pt" style:font-name-asian="StarSymbol" style:font-size-asian="9pt" style:font-name-complex="StarSymbol" style:font-size-complex="9pt"/>
    </style:style>
    <style:style style:name="WW-Bullets111111" style:family="text">
      <style:text-properties style:font-name="StarSymbol" fo:font-size="9pt" style:font-name-asian="StarSymbol" style:font-size-asian="9pt" style:font-name-complex="StarSymbol" style:font-size-complex="9pt"/>
    </style:style>
    <style:style style:name="WW-Endnote_20_Characters" style:display-name="WW-Endnote Characters" style:family="text"/>
    <style:style style:name="WW-Endnote_20_Characters1" style:display-name="WW-Endnote Characters1" style:family="text"/>
    <style:style style:name="WW-Endnote_20_Characters11" style:display-name="WW-Endnote Characters11" style:family="text"/>
    <style:style style:name="WW-Endnote_20_Characters111" style:display-name="WW-Endnote Characters111" style:family="text"/>
    <style:style style:name="WW-Endnote_20_Characters1111" style:display-name="WW-Endnote Characters1111" style:family="text"/>
    <style:style style:name="WW-Endnote_20_Characters11111" style:display-name="WW-Endnote Characters11111" style:family="text">
      <style:text-properties style:text-position="super 58%"/>
    </style:style>
    <style:style style:name="WW-Endnote_20_Characters111111" style:display-name="WW-Endnote Characters111111" style:family="text" style:parent-style-name="WW-Default_20_Paragraph_20_Font1">
      <style:text-properties style:text-position="super 58%"/>
    </style:style>
    <style:style style:name="BulletSymbol" style:family="text">
      <style:text-properties fo:color="#000000" style:font-name="Courier New" fo:font-size="11pt" fo:font-weight="bold" style:font-size-asian="11pt" style:font-weight-asian="bold"/>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C" style:family="text">
      <style:text-properties fo:color="#808080" style:font-name="Times New Roman" fo:font-size="50pt" style:font-size-asian="50pt"/>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WW8Num5z0" style:family="text">
      <style:text-properties style:font-name="Times New Roman" fo:font-style="normal" fo:font-weight="bold" style:font-style-asian="normal"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Wingdings" fo:font-size="8pt" style:font-size-asian="8pt"/>
    </style:style>
    <style:style style:name="WW8Num62z0" style:family="text">
      <style:text-properties style:font-name="Symbol" fo:font-size="10pt" style:font-size-asian="10pt"/>
    </style:style>
    <style:style style:name="WW8Num63z0" style:family="text">
      <style:text-properties style:font-name="Wingdings" fo:font-size="8pt" style:font-size-asian="8pt"/>
    </style:style>
    <style:style style:name="WW8Num65z0" style:family="text">
      <style:text-properties style:font-name="Wingdings" fo:font-size="10pt" style:font-size-asian="10pt"/>
    </style:style>
    <style:style style:name="WW8Num66z0" style:family="text">
      <style:text-properties style:font-name="Symbol"/>
    </style:style>
    <style:style style:name="WW8Num67z0" style:family="text">
      <style:text-properties style:font-name="Wingdings" fo:font-size="8pt" style:font-size-asian="8pt"/>
    </style:style>
    <style:style style:name="WW8Num68z0" style:family="text">
      <style:text-properties style:font-name="Wingdings"/>
    </style:style>
    <style:style style:name="WW8Num72z0" style:family="text">
      <style:text-properties style:font-name="Wingdings" fo:font-size="8pt" style:font-size-asian="8pt"/>
    </style:style>
    <style:style style:name="WW8Num73z0" style:family="text">
      <style:text-properties style:font-name="Wingdings" fo:font-size="8pt" style:font-size-asian="8pt"/>
    </style:style>
    <style:style style:name="WW8Num75z0" style:family="text">
      <style:text-properties style:font-name="Wingdings"/>
    </style:style>
    <style:style style:name="WW8Num76z0" style:family="text">
      <style:text-properties style:font-name="Wingdings" fo:font-size="8pt" style:font-size-asian="8pt"/>
    </style:style>
    <style:style style:name="WW8Num77z0" style:family="text">
      <style:text-properties style:font-name="Arial"/>
    </style:style>
    <style:style style:name="WW8Num78z0" style:family="text">
      <style:text-properties style:font-name="Wingdings"/>
    </style:style>
    <style:style style:name="WW8Num80z0" style:family="text">
      <style:text-properties style:font-name="Wingdings" fo:font-size="8pt" style:font-size-asian="8pt"/>
    </style:style>
    <style:style style:name="WW8Num82z0" style:family="text">
      <style:text-properties style:font-name="Wingdings" fo:font-size="8pt" style:font-size-asian="8pt"/>
    </style:style>
    <style:style style:name="WW8Num87z0" style:family="text">
      <style:text-properties style:font-name="Symbol"/>
    </style:style>
    <style:style style:name="WW8Num88z0" style:family="text">
      <style:text-properties style:font-name="Wingdings" fo:font-size="8pt" style:font-size-asian="8pt"/>
    </style:style>
    <style:style style:name="WW8Num89z0" style:family="text">
      <style:text-properties style:font-name="Wingdings" fo:font-size="8pt" style:font-size-asian="8pt"/>
    </style:style>
    <style:style style:name="WW8Num90z0" style:family="text">
      <style:text-properties style:font-name="Wingdings" fo:font-size="8pt" style:font-size-asian="8pt"/>
    </style:style>
    <style:style style:name="WW8Num91z0" style:family="text">
      <style:text-properties style:font-name="Wingdings" fo:font-size="8pt" style:font-size-asian="8pt"/>
    </style:style>
    <style:style style:name="WW8Num97z0" style:family="text">
      <style:text-properties style:font-name="Wingdings"/>
    </style:style>
    <style:style style:name="WW8Num98z0" style:family="text">
      <style:text-properties style:font-name="Wingdings"/>
    </style:style>
    <style:style style:name="WW8Num101z0" style:family="text">
      <style:text-properties style:font-name="Wingdings" fo:font-size="8pt" style:font-size-asian="8pt"/>
    </style:style>
    <style:style style:name="WW8Num102z0" style:family="text">
      <style:text-properties style:font-name="Wingdings" fo:font-size="8pt" style:font-size-asian="8pt"/>
    </style:style>
    <style:style style:name="WW8Num104z0" style:family="text">
      <style:text-properties style:font-name="Wingdings" fo:font-size="8pt" style:font-size-asian="8pt"/>
    </style:style>
    <style:style style:name="WW8Num105z0" style:family="text">
      <style:text-properties style:font-name="Symbol"/>
    </style:style>
    <style:style style:name="WW8Num106z0" style:family="text">
      <style:text-properties style:font-name="Wingdings" fo:font-size="8pt" style:font-size-asian="8pt"/>
    </style:style>
    <style:style style:name="WW8Num107z0" style:family="text">
      <style:text-properties style:font-name="Wingdings" fo:font-size="8pt" style:font-size-asian="8pt"/>
    </style:style>
    <style:style style:name="WW8Num108z0" style:family="text">
      <style:text-properties style:font-name="Wingdings" fo:font-size="8pt" style:font-size-asian="8pt"/>
    </style:style>
    <style:style style:name="WW8Num109z0" style:family="text">
      <style:text-properties style:font-name="Arial"/>
    </style:style>
    <style:style style:name="WW8Num110z0" style:family="text">
      <style:text-properties style:font-name="Symbol"/>
    </style:style>
    <style:style style:name="WW8Num111z0" style:family="text">
      <style:text-properties style:font-name="Wingdings" fo:font-size="8pt" style:font-size-asian="8pt"/>
    </style:style>
    <style:style style:name="WW8Num112z0" style:family="text">
      <style:text-properties style:font-name="Helvetica" fo:font-size="9pt" fo:font-style="normal" fo:font-weight="bold" style:font-size-asian="9pt" style:font-style-asian="normal" style:font-weight-asian="bold"/>
    </style:style>
    <style:style style:name="WW8Num113z0" style:family="text">
      <style:text-properties style:font-name="Wingdings" fo:font-size="8pt" style:font-size-asian="8pt"/>
    </style:style>
    <style:style style:name="WW8Num115z0" style:family="text">
      <style:text-properties style:font-name="Symbol"/>
    </style:style>
    <style:style style:name="WW8Num116z0" style:family="text">
      <style:text-properties style:font-name="Arial"/>
    </style:style>
    <style:style style:name="WW8Num117z0" style:family="text">
      <style:text-properties style:font-name="Wingdings" fo:font-size="8pt" style:font-size-asian="8pt"/>
    </style:style>
    <style:style style:name="WW8Num119z0" style:family="text">
      <style:text-properties style:font-name="Arial"/>
    </style:style>
    <style:style style:name="WW8Num121z0" style:family="text">
      <style:text-properties style:font-name="Arial"/>
    </style:style>
    <style:style style:name="WW8Num123z0" style:family="text">
      <style:text-properties style:font-name="Symbol"/>
    </style:style>
    <style:style style:name="WW8Num124z0" style:family="text">
      <style:text-properties style:font-name="Wingdings" fo:font-size="8pt" style:font-size-asian="8pt"/>
    </style:style>
    <style:style style:name="WW8Num126z0" style:family="text">
      <style:text-properties style:font-name="Wingdings"/>
    </style:style>
    <style:style style:name="WW8Num129z0" style:family="text">
      <style:text-properties style:font-name="Wingdings"/>
    </style:style>
    <style:style style:name="WW8Num130z0" style:family="text">
      <style:text-properties style:font-name="Helvetica" fo:font-size="9pt" fo:font-style="normal" fo:font-weight="bold" style:font-size-asian="9pt" style:font-style-asian="normal" style:font-weight-asian="bold"/>
    </style:style>
    <style:style style:name="WW8Num131z0" style:family="text">
      <style:text-properties style:font-name="Wingdings" fo:font-size="8pt" style:font-size-asian="8pt"/>
    </style:style>
    <style:style style:name="WW8Num133z0" style:family="text">
      <style:text-properties style:font-name="Wingdings" fo:font-size="8pt" style:font-size-asian="8pt"/>
    </style:style>
    <style:style style:name="WW8Num134z0" style:family="text">
      <style:text-properties style:font-name="Wingdings"/>
    </style:style>
    <style:style style:name="WW8Num135z0" style:family="text">
      <style:text-properties style:font-name="Wingdings" fo:font-size="8pt" style:font-size-asian="8pt"/>
    </style:style>
    <style:style style:name="WW8Num136z0" style:family="text">
      <style:text-properties style:font-name="Helvetica" fo:font-size="9pt" fo:font-style="normal" fo:font-weight="bold" style:font-size-asian="9pt" style:font-style-asian="normal" style:font-weight-asian="bold"/>
    </style:style>
    <style:style style:name="WW8Num137z0" style:family="text">
      <style:text-properties style:font-name="Wingdings"/>
    </style:style>
    <style:style style:name="WW8Num138z0" style:family="text">
      <style:text-properties style:font-name="Wingdings" fo:font-size="8pt" style:font-size-asian="8pt"/>
    </style:style>
    <style:style style:name="WW8Num139z0" style:family="text">
      <style:text-properties style:font-name="Arial"/>
    </style:style>
    <style:style style:name="WW8Num140z0" style:family="text">
      <style:text-properties style:font-name="Wingdings"/>
    </style:style>
    <style:style style:name="WW8NumSt34z0" style:family="text">
      <style:text-properties style:font-name="Symbol"/>
    </style:style>
    <style:style style:name="WW8NumSt38z0" style:family="text">
      <style:text-properties style:font-name="Symbol"/>
    </style:style>
    <style:style style:name="WW8NumSt39z0" style:family="text">
      <style:text-properties style:font-name="Symbol"/>
    </style:style>
    <style:style style:name="WW8NumSt71z0" style:family="text">
      <style:text-properties style:font-name="Times New Roman" fo:font-size="18pt" style:font-size-asian="18pt"/>
    </style:style>
    <style:style style:name="WW8NumSt73z0" style:family="text">
      <style:text-properties style:font-name="Times New Roman" fo:font-size="20pt" style:font-size-asian="20pt"/>
    </style:style>
    <style:style style:name="WW8NumSt89z0" style:family="text">
      <style:text-properties style:font-name="Symbol"/>
    </style:style>
    <style:style style:name="WW8Num61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Body_20_Char" style:display-name="Body Char" style:family="text" style:parent-style-name="WW-Default_20_Paragraph_20_Font">
      <style:text-properties fo:color="#000000" fo:font-size="11pt" fo:language="en" fo:country="US" style:font-size-asian="11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prefix="Chapter "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in" style:type="right"/>
        </style:tab-stops>
      </style:paragraph-properties>
    </style:style>
    <style:page-layout style:name="pm1">
      <style:page-layout-properties fo:page-width="8.5in" fo:page-height="11in" style:num-format="1" style:print-orientation="portrait" fo:margin-top="1in" fo:margin-bottom="0.492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8in" fo:margin-top="0.4591in" style:dynamic-spacing="true"/>
      </style:footer-style>
    </style:page-layout>
  </office:automatic-styles>
  <office:master-styles>
    <style:master-page style:name="Standard" style:page-layout-name="pm1">
      <style:footer>
        <text:p text:style-name="P1">Chapter 3 <text:tab/>Page <text:span text:style-name="Page_20_Number"><text:page-number style:num-format="1" text:select-page="current">7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hapter 3</dc:title>
    <meta:initial-creator>UNOYEKA</meta:initial-creator>
    <meta:creation-date>2006-05-22T21:19:00</meta:creation-date>
    <dc:creator>Nancy</dc:creator>
    <dc:date>2006-05-27T01:11:00</dc:date>
    <dc:language>en-US</dc:language>
    <meta:editing-cycles>3</meta:editing-cycles>
    <meta:editing-duration>PT2M0S</meta:editing-duration>
    <meta:user-defined meta:name="Info 1"/>
    <meta:user-defined meta:name="Info 2"/>
    <meta:user-defined meta:name="Info 3"/>
    <meta:user-defined meta:name="Info 4"/>
    <meta:document-statistic meta:table-count="3" meta:image-count="0" meta:object-count="0" meta:page-count="72" meta:paragraph-count="755" meta:word-count="18377" meta:character-count="104381"/>
  </office:meta>
</office:document-meta>
</file>